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60.66pt"/>
    </style:style>
    <style:style style:name="co10" style:family="table-column">
      <style:table-column-properties fo:break-before="auto" style:column-width="162.14pt"/>
    </style:style>
    <style:style style:name="co11" style:family="table-column">
      <style:table-column-properties fo:break-before="auto" style:column-width="103.61pt"/>
    </style:style>
    <style:style style:name="co12" style:family="table-column">
      <style:table-column-properties fo:break-before="auto" style:column-width="569.14pt"/>
    </style:style>
    <style:style style:name="co5" style:family="table-column">
      <style:table-column-properties fo:break-before="auto" style:column-width="68.74pt"/>
    </style:style>
    <style:style style:name="co6" style:family="table-column">
      <style:table-column-properties fo:break-before="auto" style:column-width="88.44pt"/>
    </style:style>
    <style:style style:name="co7" style:family="table-column">
      <style:table-column-properties fo:break-before="auto" style:column-width="518.06pt"/>
    </style:style>
    <style:style style:name="co8" style:family="table-column">
      <style:table-column-properties fo:break-before="auto" style:column-width="106.61pt"/>
    </style:style>
    <style:style style:name="co13" style:family="table-column">
      <style:table-column-properties fo:break-before="auto" style:column-width="216.2pt"/>
    </style:style>
    <style:style style:name="co14" style:family="table-column">
      <style:table-column-properties fo:break-before="auto" style:column-width="183.86pt"/>
    </style:style>
    <style:style style:name="co15" style:family="table-column">
      <style:table-column-properties fo:break-before="auto" style:column-width="181.25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Contents" table:style-name="ta1">
        <table:table-column table:style-name="co5" table:default-cell-style-name="Default"/>
        <table:table-column table:style-name="co6" table:number-columns-repeated="2" table:default-cell-style-name="Default"/>
        <table:table-column table:style-name="co7" table:default-cell-style-name="ce1"/>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calcext:value-type="string">
            <text:p>Source Sheet</text:p>
          </table:table-cell>
          <table:table-cell office:value-type="string" calcext:value-type="string">
            <text:p>Source Column Question</text:p>
          </table:table-cell>
          <table:table-cell office:value-type="string" calcext:value-type="string">
            <text:p>Source Column Id</text:p>
          </table:table-cell>
          <table:table-cell table:style-name="Default" office:value-type="string" calcext:value-type="string">
            <text:p>Source Description</text:p>
          </table:table-cell>
          <table:table-cell office:value-type="string" calcext:value-type="string">
            <text:p>Source Column Name</text:p>
          </table:table-cell>
          <table:table-cell office:value-type="string" calcext:value-type="string">
            <text:p>BFSURVEY</text:p>
          </table:table-cell>
          <table:table-cell office:value-type="string" calcext:value-type="string">
            <text:p>BFSURVEY_ALL</text:p>
          </table:table-cell>
          <table:table-cell office:value-type="string" calcext:value-type="string">
            <text:p>Notes</text:p>
          </table:table-cell>
        </table:table-row>
        <table:table-row table:style-name="ro2">
          <table:table-cell table:formula="of:=&quot;Sheet_1&quot;" office:value-type="string" office:string-value="Sheet_1" calcext:value-type="string">
            <text:p>Sheet_1</text:p>
          </table:table-cell>
          <table:table-cell/>
          <table:table-cell office:value-type="float" office:value="0" calcext:value-type="float">
            <text:p>0</text:p>
          </table:table-cell>
          <table:table-cell office:value-type="string" calcext:value-type="string">
            <text:p>RespondentID</text:p>
          </table:table-cell>
          <table:table-cell table:formula="of:=&quot;v&quot; &amp; [.C2]" office:value-type="string" office:string-value="v0" calcext:value-type="string">
            <text:p>v0</text:p>
          </table:table-cell>
          <table:table-cell table:style-name="ce1" office:value-type="string" calcext:value-type="string">
            <text:p>RespondentID</text:p>
          </table:table-cell>
          <table:table-cell office:value-type="string" calcext:value-type="string">
            <text:p>RespondentID</text:p>
          </table:table-cell>
          <table:table-cell/>
        </table:table-row>
        <table:table-row table:style-name="ro1">
          <table:table-cell table:formula="of:=&quot;Sheet_1&quot;" office:value-type="string" office:string-value="Sheet_1" calcext:value-type="string">
            <text:p>Sheet_1</text:p>
          </table:table-cell>
          <table:table-cell/>
          <table:table-cell table:formula="of:=[.C2]+1" office:value-type="float" office:value="1" calcext:value-type="float">
            <text:p>1</text:p>
          </table:table-cell>
          <table:table-cell table:style-name="Default" office:value-type="string" calcext:value-type="string">
            <text:p>CollectorID</text:p>
          </table:table-cell>
          <table:table-cell table:formula="of:=&quot;v&quot; &amp; [.C3]" office:value-type="string" office:string-value="v1" calcext:value-type="string">
            <text:p>v1</text:p>
          </table:table-cell>
          <table:table-cell table:number-columns-repeated="2" office:value-type="string" calcext:value-type="string">
            <text:p>CollectorID</text:p>
          </table:table-cell>
          <table:table-cell/>
        </table:table-row>
        <table:table-row table:style-name="ro1">
          <table:table-cell table:formula="of:=&quot;Sheet_1&quot;" office:value-type="string" office:string-value="Sheet_1" calcext:value-type="string">
            <text:p>Sheet_1</text:p>
          </table:table-cell>
          <table:table-cell/>
          <table:table-cell table:formula="of:=[.C3]+1" office:value-type="float" office:value="2" calcext:value-type="float">
            <text:p>2</text:p>
          </table:table-cell>
          <table:table-cell table:style-name="Default" office:value-type="string" calcext:value-type="string">
            <text:p>StartDate</text:p>
          </table:table-cell>
          <table:table-cell table:formula="of:=&quot;v&quot; &amp; [.C4]" office:value-type="string" office:string-value="v2" calcext:value-type="string">
            <text:p>v2</text:p>
          </table:table-cell>
          <table:table-cell table:number-columns-repeated="2" office:value-type="string" calcext:value-type="string">
            <text:p>StartDate</text:p>
          </table:table-cell>
          <table:table-cell/>
        </table:table-row>
        <table:table-row table:style-name="ro1">
          <table:table-cell table:formula="of:=&quot;Sheet_1&quot;" office:value-type="string" office:string-value="Sheet_1" calcext:value-type="string">
            <text:p>Sheet_1</text:p>
          </table:table-cell>
          <table:table-cell/>
          <table:table-cell table:formula="of:=[.C4]+1" office:value-type="float" office:value="3" calcext:value-type="float">
            <text:p>3</text:p>
          </table:table-cell>
          <table:table-cell table:style-name="Default" office:value-type="string" calcext:value-type="string">
            <text:p>EndDate</text:p>
          </table:table-cell>
          <table:table-cell table:formula="of:=&quot;v&quot; &amp; [.C5]" office:value-type="string" office:string-value="v3" calcext:value-type="string">
            <text:p>v3</text:p>
          </table:table-cell>
          <table:table-cell table:number-columns-repeated="2" office:value-type="string" calcext:value-type="string">
            <text:p>EndDate</text:p>
          </table:table-cell>
          <table:table-cell/>
        </table:table-row>
        <table:table-row table:style-name="ro1">
          <table:table-cell table:formula="of:=&quot;Sheet_1&quot;" office:value-type="string" office:string-value="Sheet_1" calcext:value-type="string">
            <text:p>Sheet_1</text:p>
          </table:table-cell>
          <table:table-cell/>
          <table:table-cell table:formula="of:=[.C5]+1" office:value-type="float" office:value="4" calcext:value-type="float">
            <text:p>4</text:p>
          </table:table-cell>
          <table:table-cell table:style-name="Default" office:value-type="string" calcext:value-type="string">
            <text:p>IP Address</text:p>
          </table:table-cell>
          <table:table-cell table:formula="of:=&quot;v&quot; &amp; [.C6]" office:value-type="string" office:string-value="v4" calcext:value-type="string">
            <text:p>v4</text:p>
          </table:table-cell>
          <table:table-cell office:value-type="string" calcext:value-type="string">
            <text:p>IP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6]+1" office:value-type="float" office:value="5" calcext:value-type="float">
            <text:p>5</text:p>
          </table:table-cell>
          <table:table-cell table:style-name="Default" office:value-type="string" calcext:value-type="string">
            <text:p>Email Address</text:p>
          </table:table-cell>
          <table:table-cell table:formula="of:=&quot;v&quot; &amp; [.C7]" office:value-type="string" office:string-value="v5" calcext:value-type="string">
            <text:p>v5</text:p>
          </table:table-cell>
          <table:table-cell office:value-type="string" calcext:value-type="string">
            <text:p>Email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7]+1" office:value-type="float" office:value="6" calcext:value-type="float">
            <text:p>6</text:p>
          </table:table-cell>
          <table:table-cell table:style-name="Default" office:value-type="string" calcext:value-type="string">
            <text:p>First Name</text:p>
          </table:table-cell>
          <table:table-cell table:formula="of:=&quot;v&quot; &amp; [.C8]" office:value-type="string" office:string-value="v6" calcext:value-type="string">
            <text:p>v6</text:p>
          </table:table-cell>
          <table:table-cell office:value-type="string" calcext:value-type="string">
            <text:p>Fir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8]+1" office:value-type="float" office:value="7" calcext:value-type="float">
            <text:p>7</text:p>
          </table:table-cell>
          <table:table-cell table:style-name="Default" office:value-type="string" calcext:value-type="string">
            <text:p>LastName</text:p>
          </table:table-cell>
          <table:table-cell table:formula="of:=&quot;v&quot; &amp; [.C9]" office:value-type="string" office:string-value="v7" calcext:value-type="string">
            <text:p>v7</text:p>
          </table:table-cell>
          <table:table-cell office:value-type="string" calcext:value-type="string">
            <text:p>La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9]+1" office:value-type="float" office:value="8" calcext:value-type="float">
            <text:p>8</text:p>
          </table:table-cell>
          <table:table-cell table:style-name="Default" office:value-type="string" calcext:value-type="string">
            <text:p>Custom Data</text:p>
          </table:table-cell>
          <table:table-cell table:formula="of:=&quot;v&quot; &amp; [.C10]" office:value-type="string" office:string-value="v8" calcext:value-type="string">
            <text:p>v8</text:p>
          </table:table-cell>
          <table:table-cell office:value-type="string" calcext:value-type="string">
            <text:p>CustomData</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1" calcext:value-type="float">
            <text:p>1</text:p>
          </table:table-cell>
          <table:table-cell table:formula="of:=[.C10]+1" office:value-type="float" office:value="9" calcext:value-type="float">
            <text:p>9</text:p>
          </table:table-cell>
          <table:table-cell office:value-type="string" calcext:value-type="string">
            <text:p>Are you male or female?</text:p>
          </table:table-cell>
          <table:table-cell table:formula="of:=&quot;v&quot; &amp; [.C11]" office:value-type="string" office:string-value="v9" calcext:value-type="string">
            <text:p>v9</text:p>
          </table:table-cell>
          <table:table-cell table:number-columns-repeated="2" office:value-type="string" calcext:value-type="string">
            <text:p>SEX</text:p>
          </table:table-cell>
          <table:table-cell/>
        </table:table-row>
        <table:table-row table:style-name="ro2">
          <table:table-cell table:formula="of:=&quot;Sheet_1&quot;" office:value-type="string" office:string-value="Sheet_1" calcext:value-type="string">
            <text:p>Sheet_1</text:p>
          </table:table-cell>
          <table:table-cell office:value-type="float" office:value="2" calcext:value-type="float">
            <text:p>2</text:p>
          </table:table-cell>
          <table:table-cell table:formula="of:=[.C11]+1" office:value-type="float" office:value="10" calcext:value-type="float">
            <text:p>10</text:p>
          </table:table-cell>
          <table:table-cell office:value-type="string" calcext:value-type="string">
            <text:p>How old is your youngest child?</text:p>
          </table:table-cell>
          <table:table-cell table:formula="of:=&quot;v&quot; &amp; [.C12]" office:value-type="string" office:string-value="v10" calcext:value-type="string">
            <text:p>v10</text:p>
          </table:table-cell>
          <table:table-cell table:number-columns-repeated="2" office:value-type="string" calcext:value-type="string">
            <text:p>AGE_YC</text:p>
          </table:table-cell>
          <table:table-cell/>
        </table:table-row>
        <table:table-row table:style-name="ro2">
          <table:table-cell table:formula="of:=&quot;Sheet_1&quot;" office:value-type="string" office:string-value="Sheet_1" calcext:value-type="string">
            <text:p>Sheet_1</text:p>
          </table:table-cell>
          <table:table-cell office:value-type="float" office:value="3" calcext:value-type="float">
            <text:p>3</text:p>
          </table:table-cell>
          <table:table-cell table:formula="of:=[.C12]+1" office:value-type="float" office:value="11" calcext:value-type="float">
            <text:p>11</text:p>
          </table:table-cell>
          <table:table-cell office:value-type="string" calcext:value-type="string">
            <text:p>Which of the following best describes you?</text:p>
          </table:table-cell>
          <table:table-cell table:formula="of:=&quot;v&quot; &amp; [.C13]" office:value-type="string" office:string-value="v11" calcext:value-type="string">
            <text:p>v11</text:p>
          </table:table-cell>
          <table:table-cell table:number-columns-repeated="2" office:value-type="string" calcext:value-type="string">
            <text:p>BF_STATUS</text:p>
          </table:table-cell>
          <table:table-cell/>
        </table:table-row>
        <table:table-row table:style-name="ro2">
          <table:table-cell table:formula="of:=&quot;Sheet_1&quot;" office:value-type="string" office:string-value="Sheet_1" calcext:value-type="string">
            <text:p>Sheet_1</text:p>
          </table:table-cell>
          <table:table-cell office:value-type="float" office:value="4" calcext:value-type="float">
            <text:p>4</text:p>
          </table:table-cell>
          <table:table-cell table:formula="of:=[.C13]+1" office:value-type="float" office:value="12" calcext:value-type="float">
            <text:p>12</text:p>
          </table:table-cell>
          <table:table-cell office:value-type="string" calcext:value-type="string">
            <text:p>What is your height?</text:p>
          </table:table-cell>
          <table:table-cell table:formula="of:=&quot;v&quot; &amp; [.C14]" office:value-type="string" office:string-value="v12" calcext:value-type="string">
            <text:p>v12</text:p>
          </table:table-cell>
          <table:table-cell table:number-columns-repeated="2" office:value-type="string" calcext:value-type="string">
            <text:p>MOTHER_H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5" calcext:value-type="float">
            <text:p>5</text:p>
          </table:table-cell>
          <table:table-cell table:formula="of:=[.C14]+1" office:value-type="float" office:value="13" calcext:value-type="float">
            <text:p>13</text:p>
          </table:table-cell>
          <table:table-cell office:value-type="string" calcext:value-type="string">
            <text:p>What is your weight in lbs? - Open-Ended Response</text:p>
          </table:table-cell>
          <table:table-cell table:formula="of:=&quot;v&quot; &amp; [.C15]" office:value-type="string" office:string-value="v13" calcext:value-type="string">
            <text:p>v13</text:p>
          </table:table-cell>
          <table:table-cell table:number-columns-repeated="2" office:value-type="string" calcext:value-type="string">
            <text:p>MOTHER_W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6" calcext:value-type="float">
            <text:p>6</text:p>
          </table:table-cell>
          <table:table-cell table:formula="of:=[.C15]+1" office:value-type="float" office:value="14" calcext:value-type="float">
            <text:p>14</text:p>
          </table:table-cell>
          <table:table-cell office:value-type="string" calcext:value-type="string">
            <text:p>Do you regularly take any medications?</text:p>
          </table:table-cell>
          <table:table-cell table:formula="of:=&quot;v&quot; &amp; [.C16]" office:value-type="string" office:string-value="v14" calcext:value-type="string">
            <text:p>v14</text:p>
          </table:table-cell>
          <table:table-cell table:number-columns-repeated="2" office:value-type="string" calcext:value-type="string">
            <text:p>MOTHER_MED</text:p>
          </table:table-cell>
          <table:table-cell/>
        </table:table-row>
        <table:table-row table:style-name="ro2">
          <table:table-cell table:formula="of:=&quot;Sheet_1&quot;" office:value-type="string" office:string-value="Sheet_1" calcext:value-type="string">
            <text:p>Sheet_1</text:p>
          </table:table-cell>
          <table:table-cell office:value-type="float" office:value="6" calcext:value-type="float">
            <text:p>6</text:p>
          </table:table-cell>
          <table:table-cell table:formula="of:=[.C16]+1" office:value-type="float" office:value="15" calcext:value-type="float">
            <text:p>15</text:p>
          </table:table-cell>
          <table:table-cell office:value-type="string" calcext:value-type="string">
            <text:p>Do you regularly take any medications? - Yes (please list)</text:p>
          </table:table-cell>
          <table:table-cell table:formula="of:=&quot;v&quot; &amp; [.C17]" office:value-type="string" office:string-value="v15" calcext:value-type="string">
            <text:p>v15</text:p>
          </table:table-cell>
          <table:table-cell table:number-columns-repeated="2" office:value-type="string" calcext:value-type="string">
            <text:p>MOTHER_MED_LIST</text:p>
          </table:table-cell>
          <table:table-cell/>
        </table:table-row>
        <table:table-row table:style-name="ro2">
          <table:table-cell table:formula="of:=&quot;Sheet_1&quot;" office:value-type="string" office:string-value="Sheet_1" calcext:value-type="string">
            <text:p>Sheet_1</text:p>
          </table:table-cell>
          <table:table-cell office:value-type="float" office:value="7" calcext:value-type="float">
            <text:p>7</text:p>
          </table:table-cell>
          <table:table-cell table:formula="of:=[.C17]+1" office:value-type="float" office:value="16" calcext:value-type="float">
            <text:p>16</text:p>
          </table:table-cell>
          <table:table-cell office:value-type="string" calcext:value-type="string">
            <text:p>Have you ever taken Metformin?</text:p>
          </table:table-cell>
          <table:table-cell table:formula="of:=&quot;v&quot; &amp; [.C18]" office:value-type="string" office:string-value="v16" calcext:value-type="string">
            <text:p>v16</text:p>
          </table:table-cell>
          <table:table-cell table:number-columns-repeated="2" office:value-type="string" calcext:value-type="string">
            <text:p>METFORMIN</text:p>
          </table:table-cell>
          <table:table-cell/>
        </table:table-row>
        <table:table-row table:style-name="ro2">
          <table:table-cell table:formula="of:=&quot;Sheet_1&quot;" office:value-type="string" office:string-value="Sheet_1" calcext:value-type="string">
            <text:p>Sheet_1</text:p>
          </table:table-cell>
          <table:table-cell office:value-type="float" office:value="8" calcext:value-type="float">
            <text:p>8</text:p>
          </table:table-cell>
          <table:table-cell table:formula="of:=[.C18]+1" office:value-type="float" office:value="17" calcext:value-type="float">
            <text:p>17</text:p>
          </table:table-cell>
          <table:table-cell office:value-type="string" calcext:value-type="string">
            <text:p>Have you ever taken birth control pills?</text:p>
          </table:table-cell>
          <table:table-cell table:formula="of:=&quot;v&quot; &amp; [.C19]" office:value-type="string" office:string-value="v17" calcext:value-type="string">
            <text:p>v17</text:p>
          </table:table-cell>
          <table:table-cell table:number-columns-repeated="2" office:value-type="string" calcext:value-type="string">
            <text:p>BC_PILLS</text:p>
          </table:table-cell>
          <table:table-cell/>
        </table:table-row>
        <table:table-row table:style-name="ro2">
          <table:table-cell table:formula="of:=&quot;Sheet_1&quot;" office:value-type="string" office:string-value="Sheet_1" calcext:value-type="string">
            <text:p>Sheet_1</text:p>
          </table:table-cell>
          <table:table-cell office:value-type="float" office:value="8" calcext:value-type="float">
            <text:p>8</text:p>
          </table:table-cell>
          <table:table-cell table:formula="of:=[.C19]+1"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table:formula="of:=&quot;v&quot; &amp; [.C20]" office:value-type="string" office:string-value="v18" calcext:value-type="string">
            <text:p>v18</text:p>
          </table:table-cell>
          <table:table-cell table:number-columns-repeated="2" office:value-type="string" calcext:value-type="string">
            <text:p>BC_PILLS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9" calcext:value-type="float">
            <text:p>9</text:p>
          </table:table-cell>
          <table:table-cell table:formula="of:=[.C20]+1" office:value-type="float" office:value="19" calcext:value-type="float">
            <text:p>19</text:p>
          </table:table-cell>
          <table:table-cell office:value-type="string" calcext:value-type="string">
            <text:p>Have you ever experienced either of the following (check all that apply): - Heart surgery</text:p>
          </table:table-cell>
          <table:table-cell table:formula="of:=&quot;v&quot; &amp; [.C21]" office:value-type="string" office:string-value="v19" calcext:value-type="string">
            <text:p>v19</text:p>
          </table:table-cell>
          <table:table-cell table:number-columns-repeated="2" office:value-type="string" calcext:value-type="string">
            <text:p>HEART_SURGERY</text:p>
          </table:table-cell>
          <table:table-cell/>
        </table:table-row>
        <table:table-row table:style-name="ro2">
          <table:table-cell table:formula="of:=&quot;Sheet_1&quot;" office:value-type="string" office:string-value="Sheet_1" calcext:value-type="string">
            <text:p>Sheet_1</text:p>
          </table:table-cell>
          <table:table-cell office:value-type="float" office:value="9" calcext:value-type="float">
            <text:p>9</text:p>
          </table:table-cell>
          <table:table-cell table:formula="of:=[.C21]+1" office:value-type="float" office:value="20" calcext:value-type="float">
            <text:p>20</text:p>
          </table:table-cell>
          <table:table-cell office:value-type="string" calcext:value-type="string">
            <text:p>Have you ever experienced either of the following (check all that apply): - Chest injury</text:p>
          </table:table-cell>
          <table:table-cell table:formula="of:=&quot;v&quot; &amp; [.C22]" office:value-type="string" office:string-value="v20" calcext:value-type="string">
            <text:p>v20</text:p>
          </table:table-cell>
          <table:table-cell table:number-columns-repeated="2" office:value-type="string" calcext:value-type="string">
            <text:p>CHEST_INJURY</text:p>
          </table:table-cell>
          <table:table-cell/>
        </table:table-row>
        <table:table-row table:style-name="ro3">
          <table:table-cell table:formula="of:=&quot;Sheet_1&quot;" office:value-type="string" office:string-value="Sheet_1" calcext:value-type="string">
            <text:p>Sheet_1</text:p>
          </table:table-cell>
          <table:table-cell office:value-type="float" office:value="9" calcext:value-type="float">
            <text:p>9</text:p>
          </table:table-cell>
          <table:table-cell table:formula="of:=[.C22]+1"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table:formula="of:=&quot;v&quot; &amp; [.C23]" office:value-type="string" office:string-value="v21" calcext:value-type="string">
            <text:p>v21</text:p>
          </table:table-cell>
          <table:table-cell table:number-columns-repeated="2" office:value-type="string" calcext:value-type="string">
            <text:p>HEART_CHEST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10" calcext:value-type="float">
            <text:p>10</text:p>
          </table:table-cell>
          <table:table-cell table:formula="of:=[.C23]+1" office:value-type="float" office:value="22" calcext:value-type="float">
            <text:p>22</text:p>
          </table:table-cell>
          <table:table-cell office:value-type="string" calcext:value-type="string">
            <text:p>Have you ever needed a blood transfusion due to excess blood loss?</text:p>
          </table:table-cell>
          <table:table-cell table:formula="of:=&quot;v&quot; &amp; [.C24]" office:value-type="string" office:string-value="v22" calcext:value-type="string">
            <text:p>v22</text:p>
          </table:table-cell>
          <table:table-cell table:number-columns-repeated="2" office:value-type="string" calcext:value-type="string">
            <text:p>TRANSFUS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4]+1"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table:formula="of:=&quot;v&quot; &amp; [.C25]" office:value-type="string" office:string-value="v23" calcext:value-type="string">
            <text:p>v23</text:p>
          </table:table-cell>
          <table:table-cell table:number-columns-repeated="2" office:value-type="string" calcext:value-type="string">
            <text:p>TYPE1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5]+1"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table:formula="of:=&quot;v&quot; &amp; [.C26]" office:value-type="string" office:string-value="v24" calcext:value-type="string">
            <text:p>v24</text:p>
          </table:table-cell>
          <table:table-cell table:number-columns-repeated="2" office:value-type="string" calcext:value-type="string">
            <text:p>TYPE2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6]+1"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table:formula="of:=&quot;v&quot; &amp; [.C27]" office:value-type="string" office:string-value="v25" calcext:value-type="string">
            <text:p>v25</text:p>
          </table:table-cell>
          <table:table-cell table:number-columns-repeated="2" office:value-type="string" calcext:value-type="string">
            <text:p>GEST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7]+1"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table:formula="of:=&quot;v&quot; &amp; [.C28]" office:value-type="string" office:string-value="v26" calcext:value-type="string">
            <text:p>v26</text:p>
          </table:table-cell>
          <table:table-cell table:number-columns-repeated="2" office:value-type="string" calcext:value-type="string">
            <text:p>PO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8]+1"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table:formula="of:=&quot;v&quot; &amp; [.C29]" office:value-type="string" office:string-value="v27" calcext:value-type="string">
            <text:p>v27</text:p>
          </table:table-cell>
          <table:table-cell table:number-columns-repeated="2" office:value-type="string" calcext:value-type="string">
            <text:p>TYROID</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9]+1"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table:formula="of:=&quot;v&quot; &amp; [.C30]" office:value-type="string" office:string-value="v28" calcext:value-type="string">
            <text:p>v28</text:p>
          </table:table-cell>
          <table:table-cell table:number-columns-repeated="2" office:value-type="string" calcext:value-type="string">
            <text:p>DEPRESS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30]+1"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table:formula="of:=&quot;v&quot; &amp; [.C31]" office:value-type="string" office:string-value="v29" calcext:value-type="string">
            <text:p>v29</text:p>
          </table:table-cell>
          <table:table-cell table:number-columns-repeated="2" office:value-type="string" calcext:value-type="string">
            <text:p>NO_DIABETES_THYROID_DEP</text:p>
          </table:table-cell>
          <table:table-cell/>
        </table:table-row>
        <table:table-row table:style-name="ro3">
          <table:table-cell table:formula="of:=&quot;Sheet_1&quot;" office:value-type="string" office:string-value="Sheet_1" calcext:value-type="string">
            <text:p>Sheet_1</text:p>
          </table:table-cell>
          <table:table-cell office:value-type="float" office:value="11" calcext:value-type="float">
            <text:p>11</text:p>
          </table:table-cell>
          <table:table-cell table:formula="of:=[.C31]+1"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table:formula="of:=&quot;v&quot; &amp; [.C32]" office:value-type="string" office:string-value="v30" calcext:value-type="string">
            <text:p>v30</text:p>
          </table:table-cell>
          <table:table-cell table:number-columns-repeated="2" office:value-type="string" calcext:value-type="string">
            <text:p>MED_CONTROL</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2]+1" office:value-type="float" office:value="31" calcext:value-type="float">
            <text:p>31</text:p>
          </table:table-cell>
          <table:table-cell office:value-type="string" calcext:value-type="string">
            <text:p>Have you ever experienced any of the following? Check all that apply: - Breast biopsy, one side</text:p>
          </table:table-cell>
          <table:table-cell table:formula="of:=&quot;v&quot; &amp; [.C33]" office:value-type="string" office:string-value="v31" calcext:value-type="string">
            <text:p>v31</text:p>
          </table:table-cell>
          <table:table-cell table:number-columns-repeated="2" office:value-type="string" calcext:value-type="string">
            <text:p>BREAST_BIOPSY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3]+1"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table:formula="of:=&quot;v&quot; &amp; [.C34]" office:value-type="string" office:string-value="v32" calcext:value-type="string">
            <text:p>v32</text:p>
          </table:table-cell>
          <table:table-cell table:number-columns-repeated="2" office:value-type="string" calcext:value-type="string">
            <text:p>BREAST_BIOPSY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4]+1" office:value-type="float" office:value="33" calcext:value-type="float">
            <text:p>33</text:p>
          </table:table-cell>
          <table:table-cell office:value-type="string" calcext:value-type="string">
            <text:p>Have you ever experienced any of the following? Check all that apply: - Lumpectomy, one side</text:p>
          </table:table-cell>
          <table:table-cell table:formula="of:=&quot;v&quot; &amp; [.C35]" office:value-type="string" office:string-value="v33" calcext:value-type="string">
            <text:p>v33</text:p>
          </table:table-cell>
          <table:table-cell table:number-columns-repeated="2" office:value-type="string" calcext:value-type="string">
            <text:p>LUMPECTOMY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5]+1" office:value-type="float" office:value="34" calcext:value-type="float">
            <text:p>34</text:p>
          </table:table-cell>
          <table:table-cell office:value-type="string" calcext:value-type="string">
            <text:p>Have you ever experienced any of the following? Check all that apply: - Lumpectomy, both sides</text:p>
          </table:table-cell>
          <table:table-cell table:formula="of:=&quot;v&quot; &amp; [.C36]" office:value-type="string" office:string-value="v34" calcext:value-type="string">
            <text:p>v34</text:p>
          </table:table-cell>
          <table:table-cell table:number-columns-repeated="2" office:value-type="string" calcext:value-type="string">
            <text:p>LUMPECTOMY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6]+1"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table:formula="of:=&quot;v&quot; &amp; [.C37]" office:value-type="string" office:string-value="v35" calcext:value-type="string">
            <text:p>v35</text:p>
          </table:table-cell>
          <table:table-cell table:number-columns-repeated="2" office:value-type="string" calcext:value-type="string">
            <text:p>BREAST_REDUC</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7]+1" office:value-type="float" office:value="36" calcext:value-type="float">
            <text:p>36</text:p>
          </table:table-cell>
          <table:table-cell office:value-type="string" calcext:value-type="string">
            <text:p>Have you ever experienced any of the following? Check all that apply: - Breast implant surgery</text:p>
          </table:table-cell>
          <table:table-cell table:formula="of:=&quot;v&quot; &amp; [.C38]" office:value-type="string" office:string-value="v36" calcext:value-type="string">
            <text:p>v36</text:p>
          </table:table-cell>
          <table:table-cell table:number-columns-repeated="2" office:value-type="string" calcext:value-type="string">
            <text:p>BREAST_IMPLANT</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8]+1" office:value-type="float" office:value="37" calcext:value-type="float">
            <text:p>37</text:p>
          </table:table-cell>
          <table:table-cell office:value-type="string" calcext:value-type="string">
            <text:p>Have you ever experienced any of the following? Check all that apply: - Mastectomy, one side</text:p>
          </table:table-cell>
          <table:table-cell table:formula="of:=&quot;v&quot; &amp; [.C39]" office:value-type="string" office:string-value="v37" calcext:value-type="string">
            <text:p>v37</text:p>
          </table:table-cell>
          <table:table-cell table:number-columns-repeated="2" office:value-type="string" calcext:value-type="string">
            <text:p>MAST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9]+1" office:value-type="float" office:value="38" calcext:value-type="float">
            <text:p>38</text:p>
          </table:table-cell>
          <table:table-cell office:value-type="string" calcext:value-type="string">
            <text:p>Have you ever experienced any of the following? Check all that apply: - Mastectomy, both sides</text:p>
          </table:table-cell>
          <table:table-cell table:formula="of:=&quot;v&quot; &amp; [.C40]" office:value-type="string" office:string-value="v38" calcext:value-type="string">
            <text:p>v38</text:p>
          </table:table-cell>
          <table:table-cell table:number-columns-repeated="2" office:value-type="string" calcext:value-type="string">
            <text:p>MAST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0]+1" office:value-type="float" office:value="39" calcext:value-type="float">
            <text:p>39</text:p>
          </table:table-cell>
          <table:table-cell office:value-type="string" calcext:value-type="string">
            <text:p>Have you ever experienced any of the following? Check all that apply: - Radiation, one side</text:p>
          </table:table-cell>
          <table:table-cell table:formula="of:=&quot;v&quot; &amp; [.C41]" office:value-type="string" office:string-value="v39" calcext:value-type="string">
            <text:p>v39</text:p>
          </table:table-cell>
          <table:table-cell table:number-columns-repeated="2" office:value-type="string" calcext:value-type="string">
            <text:p>RADIATION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1]+1" office:value-type="float" office:value="40" calcext:value-type="float">
            <text:p>40</text:p>
          </table:table-cell>
          <table:table-cell office:value-type="string" calcext:value-type="string">
            <text:p>Have you ever experienced any of the following? Check all that apply: - Radiation, both sides</text:p>
          </table:table-cell>
          <table:table-cell table:formula="of:=&quot;v&quot; &amp; [.C42]" office:value-type="string" office:string-value="v40" calcext:value-type="string">
            <text:p>v40</text:p>
          </table:table-cell>
          <table:table-cell table:number-columns-repeated="2" office:value-type="string" calcext:value-type="string">
            <text:p>RADIATION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2]+1" office:value-type="float" office:value="41" calcext:value-type="float">
            <text:p>41</text:p>
          </table:table-cell>
          <table:table-cell office:value-type="string" calcext:value-type="string">
            <text:p>Have you ever experienced any of the following? Check all that apply: - Other breast surgery</text:p>
          </table:table-cell>
          <table:table-cell table:formula="of:=&quot;v&quot; &amp; [.C43]" office:value-type="string" office:string-value="v41" calcext:value-type="string">
            <text:p>v41</text:p>
          </table:table-cell>
          <table:table-cell table:number-columns-repeated="2" office:value-type="string" calcext:value-type="string">
            <text:p>OTHER_BREAST_SURGERY</text:p>
          </table:table-cell>
          <table:table-cell/>
        </table:table-row>
        <table:table-row table:style-name="ro2">
          <table:table-cell table:formula="of:=&quot;Sheet_1&quot;" office:value-type="string" office:string-value="Sheet_1" calcext:value-type="string">
            <text:p>Sheet_1</text:p>
          </table:table-cell>
          <table:table-cell office:value-type="float" office:value="13" calcext:value-type="float">
            <text:p>13</text:p>
          </table:table-cell>
          <table:table-cell table:formula="of:=[.C43]+1" office:value-type="float" office:value="42" calcext:value-type="float">
            <text:p>42</text:p>
          </table:table-cell>
          <table:table-cell office:value-type="string" calcext:value-type="string">
            <text:p>Have you ever been told that your nipples are flat or inverted?</text:p>
          </table:table-cell>
          <table:table-cell table:formula="of:=&quot;v&quot; &amp; [.C44]" office:value-type="string" office:string-value="v42" calcext:value-type="string">
            <text:p>v42</text:p>
          </table:table-cell>
          <table:table-cell table:number-columns-repeated="2" office:value-type="string" calcext:value-type="string">
            <text:p>FLAT_NIPPLES</text:p>
          </table:table-cell>
          <table:table-cell/>
        </table:table-row>
        <table:table-row table:style-name="ro4">
          <table:table-cell table:formula="of:=&quot;Sheet_1&quot;" office:value-type="string" office:string-value="Sheet_1" calcext:value-type="string">
            <text:p>Sheet_1</text:p>
          </table:table-cell>
          <table:table-cell office:value-type="float" office:value="14" calcext:value-type="float">
            <text:p>14</text:p>
          </table:table-cell>
          <table:table-cell table:formula="of:=[.C44]+1"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table:formula="of:=&quot;v&quot; &amp; [.C45]" office:value-type="string" office:string-value="v43" calcext:value-type="string">
            <text:p>v43</text:p>
          </table:table-cell>
          <table:table-cell table:number-columns-repeated="2" office:value-type="string" calcext:value-type="string">
            <text:p>SEE_PICTURE</text:p>
          </table:table-cell>
          <table:table-cell/>
        </table:table-row>
        <table:table-row table:style-name="ro2">
          <table:table-cell table:formula="of:=&quot;Sheet_1&quot;" office:value-type="string" office:string-value="Sheet_1" calcext:value-type="string">
            <text:p>Sheet_1</text:p>
          </table:table-cell>
          <table:table-cell office:value-type="float" office:value="15" calcext:value-type="float">
            <text:p>15</text:p>
          </table:table-cell>
          <table:table-cell table:formula="of:=[.C45]+1" office:value-type="float" office:value="44" calcext:value-type="float">
            <text:p>44</text:p>
          </table:table-cell>
          <table:table-cell office:value-type="string" calcext:value-type="string">
            <text:p>Which picture above looks most like your breasts?</text:p>
          </table:table-cell>
          <table:table-cell table:formula="of:=&quot;v&quot; &amp; [.C46]" office:value-type="string" office:string-value="v44" calcext:value-type="string">
            <text:p>v44</text:p>
          </table:table-cell>
          <table:table-cell table:number-columns-repeated="2" office:value-type="string" calcext:value-type="string">
            <text:p>BREAST_PICTURE</text:p>
          </table:table-cell>
          <table:table-cell/>
        </table:table-row>
        <table:table-row table:style-name="ro3">
          <table:table-cell table:formula="of:=&quot;Sheet_1&quot;" office:value-type="string" office:string-value="Sheet_1" calcext:value-type="string">
            <text:p>Sheet_1</text:p>
          </table:table-cell>
          <table:table-cell office:value-type="float" office:value="15" calcext:value-type="float">
            <text:p>15</text:p>
          </table:table-cell>
          <table:table-cell table:formula="of:=[.C46]+1"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table:formula="of:=&quot;v&quot; &amp; [.C47]" office:value-type="string" office:string-value="v45" calcext:value-type="string">
            <text:p>v45</text:p>
          </table:table-cell>
          <table:table-cell table:number-columns-repeated="2" office:value-type="string" calcext:value-type="string">
            <text:p>BREAST_DESCRIBE</text:p>
          </table:table-cell>
          <table:table-cell/>
        </table:table-row>
        <table:table-row table:style-name="ro2">
          <table:table-cell table:formula="of:=&quot;Sheet_1&quot;" office:value-type="string" office:string-value="Sheet_1" calcext:value-type="string">
            <text:p>Sheet_1</text:p>
          </table:table-cell>
          <table:table-cell office:value-type="float" office:value="16" calcext:value-type="float">
            <text:p>16</text:p>
          </table:table-cell>
          <table:table-cell table:formula="of:=[.C47]+1" office:value-type="float" office:value="46" calcext:value-type="float">
            <text:p>46</text:p>
          </table:table-cell>
          <table:table-cell office:value-type="string" calcext:value-type="string">
            <text:p>How old were you when you got your first menstrual period? - Open-Ended Response</text:p>
          </table:table-cell>
          <table:table-cell table:formula="of:=&quot;v&quot; &amp; [.C48]" office:value-type="string" office:string-value="v46" calcext:value-type="string">
            <text:p>v46</text:p>
          </table:table-cell>
          <table:table-cell table:number-columns-repeated="2" office:value-type="string" calcext:value-type="string">
            <text:p>AGE_FIRST_MENS</text:p>
          </table:table-cell>
          <table:table-cell/>
        </table:table-row>
        <table:table-row table:style-name="ro2">
          <table:table-cell table:formula="of:=&quot;Sheet_1&quot;" office:value-type="string" office:string-value="Sheet_1" calcext:value-type="string">
            <text:p>Sheet_1</text:p>
          </table:table-cell>
          <table:table-cell office:value-type="float" office:value="17" calcext:value-type="float">
            <text:p>17</text:p>
          </table:table-cell>
          <table:table-cell table:formula="of:=[.C48]+1" office:value-type="float" office:value="47" calcext:value-type="float">
            <text:p>47</text:p>
          </table:table-cell>
          <table:table-cell office:value-type="string" calcext:value-type="string">
            <text:p>How old were you when you had your first pregnancy? - Open-Ended Response</text:p>
          </table:table-cell>
          <table:table-cell table:formula="of:=&quot;v&quot; &amp; [.C49]" office:value-type="string" office:string-value="v47" calcext:value-type="string">
            <text:p>v47</text:p>
          </table:table-cell>
          <table:table-cell table:number-columns-repeated="2" office:value-type="string" calcext:value-type="string">
            <text:p>AGE_FIRST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18" calcext:value-type="float">
            <text:p>18</text:p>
          </table:table-cell>
          <table:table-cell table:formula="of:=[.C49]+1" office:value-type="float" office:value="48" calcext:value-type="float">
            <text:p>48</text:p>
          </table:table-cell>
          <table:table-cell office:value-type="string" calcext:value-type="string">
            <text:p>In the 5 years before your first pregnancy, were your periods regular or irregular?</text:p>
          </table:table-cell>
          <table:table-cell table:formula="of:=&quot;v&quot; &amp; [.C50]" office:value-type="string" office:string-value="v48" calcext:value-type="string">
            <text:p>v48</text:p>
          </table:table-cell>
          <table:table-cell table:number-columns-repeated="2" office:value-type="string" calcext:value-type="string">
            <text:p>REG_MENS</text:p>
          </table:table-cell>
          <table:table-cell/>
        </table:table-row>
        <table:table-row table:style-name="ro2">
          <table:table-cell table:formula="of:=&quot;Sheet_1&quot;" office:value-type="string" office:string-value="Sheet_1" calcext:value-type="string">
            <text:p>Sheet_1</text:p>
          </table:table-cell>
          <table:table-cell office:value-type="float" office:value="19" calcext:value-type="float">
            <text:p>19</text:p>
          </table:table-cell>
          <table:table-cell table:formula="of:=[.C50]+1" office:value-type="float" office:value="49" calcext:value-type="float">
            <text:p>49</text:p>
          </table:table-cell>
          <table:table-cell office:value-type="string" calcext:value-type="string">
            <text:p>How old were you when you had your first child? - Open-Ended Response</text:p>
          </table:table-cell>
          <table:table-cell table:formula="of:=&quot;v&quot; &amp; [.C51]" office:value-type="string" office:string-value="v49" calcext:value-type="string">
            <text:p>v49</text:p>
          </table:table-cell>
          <table:table-cell table:number-columns-repeated="2" office:value-type="string" calcext:value-type="string">
            <text:p>AGE_FIRST_CHILD</text:p>
          </table:table-cell>
          <table:table-cell/>
        </table:table-row>
        <table:table-row table:style-name="ro2">
          <table:table-cell table:formula="of:=&quot;Sheet_1&quot;" office:value-type="string" office:string-value="Sheet_1" calcext:value-type="string">
            <text:p>Sheet_1</text:p>
          </table:table-cell>
          <table:table-cell office:value-type="float" office:value="20" calcext:value-type="float">
            <text:p>20</text:p>
          </table:table-cell>
          <table:table-cell table:formula="of:=[.C51]+1" office:value-type="float" office:value="50" calcext:value-type="float">
            <text:p>50</text:p>
          </table:table-cell>
          <table:table-cell office:value-type="string" calcext:value-type="string">
            <text:p>How many pregnancies have you had? - Open-Ended Response</text:p>
          </table:table-cell>
          <table:table-cell table:formula="of:=&quot;v&quot; &amp; [.C52]" office:value-type="string" office:string-value="v50" calcext:value-type="string">
            <text:p>v50</text:p>
          </table:table-cell>
          <table:table-cell table:number-columns-repeated="2" office:value-type="string" calcext:value-type="string">
            <text:p>NUMBER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1" calcext:value-type="float">
            <text:p>21</text:p>
          </table:table-cell>
          <table:table-cell table:formula="of:=[.C52]+1" office:value-type="float" office:value="51" calcext:value-type="float">
            <text:p>51</text:p>
          </table:table-cell>
          <table:table-cell office:value-type="string" calcext:value-type="string">
            <text:p>How many children have you had? - Open-Ended Response</text:p>
          </table:table-cell>
          <table:table-cell table:formula="of:=&quot;v&quot; &amp; [.C53]" office:value-type="string" office:string-value="v51" calcext:value-type="string">
            <text:p>v51</text:p>
          </table:table-cell>
          <table:table-cell table:number-columns-repeated="2" office:value-type="string" calcext:value-type="string">
            <text:p>NUMBER_CHILDREN</text:p>
          </table:table-cell>
          <table:table-cell/>
        </table:table-row>
        <table:table-row table:style-name="ro2">
          <table:table-cell table:formula="of:=&quot;Sheet_1&quot;" office:value-type="string" office:string-value="Sheet_1" calcext:value-type="string">
            <text:p>Sheet_1</text:p>
          </table:table-cell>
          <table:table-cell office:value-type="float" office:value="22" calcext:value-type="float">
            <text:p>22</text:p>
          </table:table-cell>
          <table:table-cell table:formula="of:=[.C53]+1" office:value-type="float" office:value="52" calcext:value-type="float">
            <text:p>52</text:p>
          </table:table-cell>
          <table:table-cell office:value-type="string" calcext:value-type="string">
            <text:p>Have you experienced hemorrhaging or excessive bleeding after any birth?</text:p>
          </table:table-cell>
          <table:table-cell table:formula="of:=&quot;v&quot; &amp; [.C54]" office:value-type="string" office:string-value="v52" calcext:value-type="string">
            <text:p>v52</text:p>
          </table:table-cell>
          <table:table-cell table:number-columns-repeated="2" office:value-type="string" calcext:value-type="string">
            <text:p>HEMOR_BLEED_EVER</text:p>
          </table:table-cell>
          <table:table-cell/>
        </table:table-row>
        <table:table-row table:style-name="ro2">
          <table:table-cell table:formula="of:=&quot;Sheet_1&quot;" office:value-type="string" office:string-value="Sheet_1" calcext:value-type="string">
            <text:p>Sheet_1</text:p>
          </table:table-cell>
          <table:table-cell office:value-type="float" office:value="23" calcext:value-type="float">
            <text:p>23</text:p>
          </table:table-cell>
          <table:table-cell table:formula="of:=[.C54]+1" office:value-type="float" office:value="53" calcext:value-type="float">
            <text:p>53</text:p>
          </table:table-cell>
          <table:table-cell office:value-type="string" calcext:value-type="string">
            <text:p>Did your breasts change size during your pregnancy(ies)?</text:p>
          </table:table-cell>
          <table:table-cell table:formula="of:=&quot;v&quot; &amp; [.C55]" office:value-type="string" office:string-value="v53" calcext:value-type="string">
            <text:p>v53</text:p>
          </table:table-cell>
          <table:table-cell table:number-columns-repeated="2" office:value-type="string" calcext:value-type="string">
            <text:p>BREAST_CHANGE_SIZE</text:p>
          </table:table-cell>
          <table:table-cell/>
        </table:table-row>
        <table:table-row table:style-name="ro2">
          <table:table-cell table:formula="of:=&quot;Sheet_1&quot;" office:value-type="string" office:string-value="Sheet_1" calcext:value-type="string">
            <text:p>Sheet_1</text:p>
          </table:table-cell>
          <table:table-cell office:value-type="float" office:value="24" calcext:value-type="float">
            <text:p>24</text:p>
          </table:table-cell>
          <table:table-cell table:formula="of:=[.C55]+1" office:value-type="float" office:value="54" calcext:value-type="float">
            <text:p>54</text:p>
          </table:table-cell>
          <table:table-cell office:value-type="string" calcext:value-type="string">
            <text:p>How many sizes did your breasts change during your pregnancies?</text:p>
          </table:table-cell>
          <table:table-cell table:formula="of:=&quot;v&quot; &amp; [.C56]" office:value-type="string" office:string-value="v54" calcext:value-type="string">
            <text:p>v54</text:p>
          </table:table-cell>
          <table:table-cell table:number-columns-repeated="2" office:value-type="string" calcext:value-type="string">
            <text:p>NUMBER_SIZE_CHANGE</text:p>
          </table:table-cell>
          <table:table-cell/>
        </table:table-row>
        <table:table-row table:style-name="ro2">
          <table:table-cell table:formula="of:=&quot;Sheet_1&quot;" office:value-type="string" office:string-value="Sheet_1" calcext:value-type="string">
            <text:p>Sheet_1</text:p>
          </table:table-cell>
          <table:table-cell office:value-type="float" office:value="25" calcext:value-type="float">
            <text:p>25</text:p>
          </table:table-cell>
          <table:table-cell table:formula="of:=[.C56]+1" office:value-type="float" office:value="55" calcext:value-type="float">
            <text:p>55</text:p>
          </table:table-cell>
          <table:table-cell office:value-type="string" calcext:value-type="string">
            <text:p>How did your conceive your baby?</text:p>
          </table:table-cell>
          <table:table-cell table:formula="of:=&quot;v&quot; &amp; [.C57]" office:value-type="string" office:string-value="v55" calcext:value-type="string">
            <text:p>v55</text:p>
          </table:table-cell>
          <table:table-cell table:number-columns-repeated="2" office:value-type="string" calcext:value-type="string">
            <text:p>HOW_CONCEIVE</text:p>
          </table:table-cell>
          <table:table-cell/>
        </table:table-row>
        <table:table-row table:style-name="ro2">
          <table:table-cell table:formula="of:=&quot;Sheet_1&quot;" office:value-type="string" office:string-value="Sheet_1" calcext:value-type="string">
            <text:p>Sheet_1</text:p>
          </table:table-cell>
          <table:table-cell office:value-type="float" office:value="25" calcext:value-type="float">
            <text:p>25</text:p>
          </table:table-cell>
          <table:table-cell table:formula="of:=[.C57]+1" office:value-type="float" office:value="56" calcext:value-type="float">
            <text:p>56</text:p>
          </table:table-cell>
          <table:table-cell office:value-type="string" calcext:value-type="string">
            <text:p>How did your conceive your baby? - By other means (please specify)</text:p>
          </table:table-cell>
          <table:table-cell table:formula="of:=&quot;v&quot; &amp; [.C58]" office:value-type="string" office:string-value="v56" calcext:value-type="string">
            <text:p>v56</text:p>
          </table:table-cell>
          <table:table-cell table:number-columns-repeated="2" office:value-type="string" calcext:value-type="string">
            <text:p>HOW_CONCEIVE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26" calcext:value-type="float">
            <text:p>26</text:p>
          </table:table-cell>
          <table:table-cell table:formula="of:=[.C58]+1" office:value-type="float" office:value="57" calcext:value-type="float">
            <text:p>57</text:p>
          </table:table-cell>
          <table:table-cell office:value-type="string" calcext:value-type="string">
            <text:p>How was your baby born? <text:s/></text:p>
          </table:table-cell>
          <table:table-cell table:formula="of:=&quot;v&quot; &amp; [.C59]" office:value-type="string" office:string-value="v57" calcext:value-type="string">
            <text:p>v57</text:p>
          </table:table-cell>
          <table:table-cell table:number-columns-repeated="2" office:value-type="string" calcext:value-type="string">
            <text:p>HOW_BORN</text:p>
          </table:table-cell>
          <table:table-cell/>
        </table:table-row>
        <table:table-row table:style-name="ro2">
          <table:table-cell table:formula="of:=&quot;Sheet_1&quot;" office:value-type="string" office:string-value="Sheet_1" calcext:value-type="string">
            <text:p>Sheet_1</text:p>
          </table:table-cell>
          <table:table-cell office:value-type="float" office:value="27" calcext:value-type="float">
            <text:p>27</text:p>
          </table:table-cell>
          <table:table-cell table:formula="of:=[.C59]+1" office:value-type="float" office:value="58" calcext:value-type="float">
            <text:p>58</text:p>
          </table:table-cell>
          <table:table-cell office:value-type="string" calcext:value-type="string">
            <text:p>Did you experience hemorrhaging or excessive bleeding after this birth?</text:p>
          </table:table-cell>
          <table:table-cell table:formula="of:=&quot;v&quot; &amp; [.C60]" office:value-type="string" office:string-value="v58" calcext:value-type="string">
            <text:p>v58</text:p>
          </table:table-cell>
          <table:table-cell table:number-columns-repeated="2" office:value-type="string" calcext:value-type="string">
            <text:p>HEMORR_BLEED_CURR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28" calcext:value-type="float">
            <text:p>28</text:p>
          </table:table-cell>
          <table:table-cell table:formula="of:=[.C60]+1" office:value-type="float" office:value="59" calcext:value-type="float">
            <text:p>59</text:p>
          </table:table-cell>
          <table:table-cell office:value-type="string" calcext:value-type="string">
            <text:p>Did you breastfeed during this pregnancy?</text:p>
          </table:table-cell>
          <table:table-cell table:formula="of:=&quot;v&quot; &amp; [.C61]" office:value-type="string" office:string-value="v59" calcext:value-type="string">
            <text:p>v59</text:p>
          </table:table-cell>
          <table:table-cell table:number-columns-repeated="2" office:value-type="string" calcext:value-type="string">
            <text:p>BF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8" calcext:value-type="float">
            <text:p>28</text:p>
          </table:table-cell>
          <table:table-cell table:formula="of:=[.C61]+1" office:value-type="float" office:value="60" calcext:value-type="float">
            <text:p>60</text:p>
          </table:table-cell>
          <table:table-cell office:value-type="string" calcext:value-type="string">
            <text:p>Did you breastfeed during this pregnancy? - If yes, did you wean during the pregnancy?</text:p>
          </table:table-cell>
          <table:table-cell table:formula="of:=&quot;v&quot; &amp; [.C62]" office:value-type="string" office:string-value="v60" calcext:value-type="string">
            <text:p>v60</text:p>
          </table:table-cell>
          <table:table-cell table:number-columns-repeated="2" office:value-type="string" calcext:value-type="string">
            <text:p>WEAN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9" calcext:value-type="float">
            <text:p>29</text:p>
          </table:table-cell>
          <table:table-cell table:formula="of:=[.C62]+1" office:value-type="float" office:value="61" calcext:value-type="float">
            <text:p>61</text:p>
          </table:table-cell>
          <table:table-cell office:value-type="string" calcext:value-type="string">
            <text:p>Is your youngest child a singleton? <text:s/></text:p>
          </table:table-cell>
          <table:table-cell table:formula="of:=&quot;v&quot; &amp; [.C63]" office:value-type="string" office:string-value="v61" calcext:value-type="string">
            <text:p>v61</text:p>
          </table:table-cell>
          <table:table-cell table:number-columns-repeated="2" office:value-type="string" calcext:value-type="string">
            <text:p>SINGLETON</text:p>
          </table:table-cell>
          <table:table-cell/>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3]+1"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table:formula="of:=&quot;v&quot; &amp; [.C64]" office:value-type="string" office:string-value="v62" calcext:value-type="string">
            <text:p>v62</text:p>
          </table:table-cell>
          <table:table-cell office:value-type="string" calcext:value-type="string">
            <text:p>BABY1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4]+1"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table:formula="of:=&quot;v&quot; &amp; [.C65]" office:value-type="string" office:string-value="v63" calcext:value-type="string">
            <text:p>v63</text:p>
          </table:table-cell>
          <table:table-cell office:value-type="string" calcext:value-type="string">
            <text:p>BABY2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5]+1"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table:formula="of:=&quot;v&quot; &amp; [.C66]" office:value-type="string" office:string-value="v64" calcext:value-type="string">
            <text:p>v64</text:p>
          </table:table-cell>
          <table:table-cell office:value-type="string" calcext:value-type="string">
            <text:p>BABY3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6]+1"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table:formula="of:=&quot;v&quot; &amp; [.C67]" office:value-type="string" office:string-value="v65" calcext:value-type="string">
            <text:p>v65</text:p>
          </table:table-cell>
          <table:table-cell office:value-type="string" calcext:value-type="string">
            <text:p>BABY4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7]+1"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table:formula="of:=&quot;v&quot; &amp; [.C68]" office:value-type="string" office:string-value="v66" calcext:value-type="string">
            <text:p>v66</text:p>
          </table:table-cell>
          <table:table-cell office:value-type="string" calcext:value-type="string">
            <text:p>BABY1_WEEKS_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8]+1"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table:formula="of:=&quot;v&quot; &amp; [.C69]" office:value-type="string" office:string-value="v67" calcext:value-type="string">
            <text:p>v67</text:p>
          </table:table-cell>
          <table:table-cell office:value-type="string" calcext:value-type="string">
            <text:p>BABY2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9]+1"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table:formula="of:=&quot;v&quot; &amp; [.C70]" office:value-type="string" office:string-value="v68" calcext:value-type="string">
            <text:p>v68</text:p>
          </table:table-cell>
          <table:table-cell office:value-type="string" calcext:value-type="string">
            <text:p>BABY3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0]+1"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table:formula="of:=&quot;v&quot; &amp; [.C71]" office:value-type="string" office:string-value="v69" calcext:value-type="string">
            <text:p>v69</text:p>
          </table:table-cell>
          <table:table-cell office:value-type="string" calcext:value-type="string">
            <text:p>BABY4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1]+1"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table:formula="of:=&quot;v&quot; &amp; [.C72]" office:value-type="string" office:string-value="v70" calcext:value-type="string">
            <text:p>v70</text:p>
          </table:table-cell>
          <table:table-cell office:value-type="string" calcext:value-type="string">
            <text:p>BABY1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2]+1"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table:formula="of:=&quot;v&quot; &amp; [.C73]" office:value-type="string" office:string-value="v71" calcext:value-type="string">
            <text:p>v71</text:p>
          </table:table-cell>
          <table:table-cell office:value-type="string" calcext:value-type="string">
            <text:p>BABY2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3]+1"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table:formula="of:=&quot;v&quot; &amp; [.C74]" office:value-type="string" office:string-value="v72" calcext:value-type="string">
            <text:p>v72</text:p>
          </table:table-cell>
          <table:table-cell office:value-type="string" calcext:value-type="string">
            <text:p>BABY3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4]+1"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table:formula="of:=&quot;v&quot; &amp; [.C75]" office:value-type="string" office:string-value="v73" calcext:value-type="string">
            <text:p>v73</text:p>
          </table:table-cell>
          <table:table-cell office:value-type="string" calcext:value-type="string">
            <text:p>BABY4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5]+1"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table:formula="of:=&quot;v&quot; &amp; [.C76]" office:value-type="string" office:string-value="v74" calcext:value-type="string">
            <text:p>v74</text:p>
          </table:table-cell>
          <table:table-cell office:value-type="string" calcext:value-type="string">
            <text:p>BABY1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6]+1"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table:formula="of:=&quot;v&quot; &amp; [.C77]" office:value-type="string" office:string-value="v75" calcext:value-type="string">
            <text:p>v75</text:p>
          </table:table-cell>
          <table:table-cell office:value-type="string" calcext:value-type="string">
            <text:p>BABY2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7]+1"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table:formula="of:=&quot;v&quot; &amp; [.C78]" office:value-type="string" office:string-value="v76" calcext:value-type="string">
            <text:p>v76</text:p>
          </table:table-cell>
          <table:table-cell office:value-type="string" calcext:value-type="string">
            <text:p>BABY3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8]+1"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table:formula="of:=&quot;v&quot; &amp; [.C79]" office:value-type="string" office:string-value="v77" calcext:value-type="string">
            <text:p>v77</text:p>
          </table:table-cell>
          <table:table-cell office:value-type="string" calcext:value-type="string">
            <text:p>BABY4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9]+1"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table:formula="of:=&quot;v&quot; &amp; [.C80]" office:value-type="string" office:string-value="v78" calcext:value-type="string">
            <text:p>v78</text:p>
          </table:table-cell>
          <table:table-cell office:value-type="string" calcext:value-type="string">
            <text:p>BABY1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0]+1"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table:formula="of:=&quot;v&quot; &amp; [.C81]" office:value-type="string" office:string-value="v79" calcext:value-type="string">
            <text:p>v79</text:p>
          </table:table-cell>
          <table:table-cell office:value-type="string" calcext:value-type="string">
            <text:p>BABY2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1]+1"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table:formula="of:=&quot;v&quot; &amp; [.C82]" office:value-type="string" office:string-value="v80" calcext:value-type="string">
            <text:p>v80</text:p>
          </table:table-cell>
          <table:table-cell office:value-type="string" calcext:value-type="string">
            <text:p>BABY3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2]+1"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table:formula="of:=&quot;v&quot; &amp; [.C83]" office:value-type="string" office:string-value="v81" calcext:value-type="string">
            <text:p>v81</text:p>
          </table:table-cell>
          <table:table-cell office:value-type="string" calcext:value-type="string">
            <text:p>BABY4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3]+1"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table:formula="of:=&quot;v&quot; &amp; [.C84]" office:value-type="string" office:string-value="v82" calcext:value-type="string">
            <text:p>v82</text:p>
          </table:table-cell>
          <table:table-cell office:value-type="string" calcext:value-type="string">
            <text:p>BABY1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4]+1" office:value-type="float" office:value="83" calcext:value-type="float">
            <text:p>83</text:p>
          </table:table-cell>
          <table:table-cell office:value-type="string" calcext:value-type="string">
            <text:p>What was the gestational age of your youngest baby(ies) at birth? <text:s text:c="2"/>- 42 weeks - Baby 2</text:p>
          </table:table-cell>
          <table:table-cell table:formula="of:=&quot;v&quot; &amp; [.C85]" office:value-type="string" office:string-value="v83" calcext:value-type="string">
            <text:p>v83</text:p>
          </table:table-cell>
          <table:table-cell office:value-type="string" calcext:value-type="string">
            <text:p>BABY2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5]+1" office:value-type="float" office:value="84" calcext:value-type="float">
            <text:p>84</text:p>
          </table:table-cell>
          <table:table-cell office:value-type="string" calcext:value-type="string">
            <text:p>What was the gestational age of your youngest baby(ies) at birth? <text:s text:c="2"/>- 42 weeks - Baby 3</text:p>
          </table:table-cell>
          <table:table-cell table:formula="of:=&quot;v&quot; &amp; [.C86]" office:value-type="string" office:string-value="v84" calcext:value-type="string">
            <text:p>v84</text:p>
          </table:table-cell>
          <table:table-cell office:value-type="string" calcext:value-type="string">
            <text:p>BABY3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6]+1" office:value-type="float" office:value="85" calcext:value-type="float">
            <text:p>85</text:p>
          </table:table-cell>
          <table:table-cell office:value-type="string" calcext:value-type="string">
            <text:p>What was the gestational age of your youngest baby(ies) at birth? <text:s text:c="2"/>- 42 weeks - Baby 4</text:p>
          </table:table-cell>
          <table:table-cell table:formula="of:=&quot;v&quot; &amp; [.C87]" office:value-type="string" office:string-value="v85" calcext:value-type="string">
            <text:p>v85</text:p>
          </table:table-cell>
          <table:table-cell office:value-type="string" calcext:value-type="string">
            <text:p>BABY4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7]+1"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table:formula="of:=&quot;v&quot; &amp; [.C88]" office:value-type="string" office:string-value="v86" calcext:value-type="string">
            <text:p>v86</text:p>
          </table:table-cell>
          <table:table-cell office:value-type="string" calcext:value-type="string">
            <text:p>BABY1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8]+1"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table:formula="of:=&quot;v&quot; &amp; [.C89]" office:value-type="string" office:string-value="v87" calcext:value-type="string">
            <text:p>v87</text:p>
          </table:table-cell>
          <table:table-cell office:value-type="string" calcext:value-type="string">
            <text:p>BABY2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9]+1"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table:formula="of:=&quot;v&quot; &amp; [.C90]" office:value-type="string" office:string-value="v88" calcext:value-type="string">
            <text:p>v88</text:p>
          </table:table-cell>
          <table:table-cell office:value-type="string" calcext:value-type="string">
            <text:p>BABY3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90]+1"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table:formula="of:=&quot;v&quot; &amp; [.C91]" office:value-type="string" office:string-value="v89" calcext:value-type="string">
            <text:p>v89</text:p>
          </table:table-cell>
          <table:table-cell office:value-type="string" calcext:value-type="string">
            <text:p>BABY4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1]+1"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table:formula="of:=&quot;v&quot; &amp; [.C92]" office:value-type="string" office:string-value="v90" calcext:value-type="string">
            <text:p>v90</text:p>
          </table:table-cell>
          <table:table-cell office:value-type="string" calcext:value-type="string">
            <text:p>BABY1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2]+1" office:value-type="float" office:value="91" calcext:value-type="float">
            <text:p>91</text:p>
          </table:table-cell>
          <table:table-cell office:value-type="string" calcext:value-type="string">
            <text:p>What was your youngest baby's birth weight? <text:s text:c="2"/>- less than 2 pounds - Baby 2</text:p>
          </table:table-cell>
          <table:table-cell table:formula="of:=&quot;v&quot; &amp; [.C93]" office:value-type="string" office:string-value="v91" calcext:value-type="string">
            <text:p>v91</text:p>
          </table:table-cell>
          <table:table-cell office:value-type="string" calcext:value-type="string">
            <text:p>BABY2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3]+1" office:value-type="float" office:value="92" calcext:value-type="float">
            <text:p>92</text:p>
          </table:table-cell>
          <table:table-cell office:value-type="string" calcext:value-type="string">
            <text:p>What was your youngest baby's birth weight? <text:s text:c="2"/>- less than 2 pounds - Baby 3</text:p>
          </table:table-cell>
          <table:table-cell table:formula="of:=&quot;v&quot; &amp; [.C94]" office:value-type="string" office:string-value="v92" calcext:value-type="string">
            <text:p>v92</text:p>
          </table:table-cell>
          <table:table-cell office:value-type="string" calcext:value-type="string">
            <text:p>BABY3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4]+1" office:value-type="float" office:value="93" calcext:value-type="float">
            <text:p>93</text:p>
          </table:table-cell>
          <table:table-cell office:value-type="string" calcext:value-type="string">
            <text:p>What was your youngest baby's birth weight? <text:s text:c="2"/>- less than 2 pounds - Baby 4</text:p>
          </table:table-cell>
          <table:table-cell table:formula="of:=&quot;v&quot; &amp; [.C95]" office:value-type="string" office:string-value="v93" calcext:value-type="string">
            <text:p>v93</text:p>
          </table:table-cell>
          <table:table-cell office:value-type="string" calcext:value-type="string">
            <text:p>BABY4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5]+1" office:value-type="float" office:value="94" calcext:value-type="float">
            <text:p>94</text:p>
          </table:table-cell>
          <table:table-cell office:value-type="string" calcext:value-type="string">
            <text:p>What was your youngest baby's birth weight? <text:s text:c="2"/>- 2-5 pounds - Baby 1 (or Singleton)</text:p>
          </table:table-cell>
          <table:table-cell table:formula="of:=&quot;v&quot; &amp; [.C96]" office:value-type="string" office:string-value="v94" calcext:value-type="string">
            <text:p>v94</text:p>
          </table:table-cell>
          <table:table-cell office:value-type="string" calcext:value-type="string">
            <text:p>BABY1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6]+1" office:value-type="float" office:value="95" calcext:value-type="float">
            <text:p>95</text:p>
          </table:table-cell>
          <table:table-cell office:value-type="string" calcext:value-type="string">
            <text:p>What was your youngest baby's birth weight? <text:s text:c="2"/>- 2-5 pounds - Baby 2</text:p>
          </table:table-cell>
          <table:table-cell table:formula="of:=&quot;v&quot; &amp; [.C97]" office:value-type="string" office:string-value="v95" calcext:value-type="string">
            <text:p>v95</text:p>
          </table:table-cell>
          <table:table-cell office:value-type="string" calcext:value-type="string">
            <text:p>BABY2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7]+1" office:value-type="float" office:value="96" calcext:value-type="float">
            <text:p>96</text:p>
          </table:table-cell>
          <table:table-cell office:value-type="string" calcext:value-type="string">
            <text:p>What was your youngest baby's birth weight? <text:s text:c="2"/>- 2-5 pounds - Baby 3</text:p>
          </table:table-cell>
          <table:table-cell table:formula="of:=&quot;v&quot; &amp; [.C98]" office:value-type="string" office:string-value="v96" calcext:value-type="string">
            <text:p>v96</text:p>
          </table:table-cell>
          <table:table-cell office:value-type="string" calcext:value-type="string">
            <text:p>BABY3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8]+1" office:value-type="float" office:value="97" calcext:value-type="float">
            <text:p>97</text:p>
          </table:table-cell>
          <table:table-cell office:value-type="string" calcext:value-type="string">
            <text:p>What was your youngest baby's birth weight? <text:s text:c="2"/>- 2-5 pounds - Baby 4</text:p>
          </table:table-cell>
          <table:table-cell table:formula="of:=&quot;v&quot; &amp; [.C99]" office:value-type="string" office:string-value="v97" calcext:value-type="string">
            <text:p>v97</text:p>
          </table:table-cell>
          <table:table-cell office:value-type="string" calcext:value-type="string">
            <text:p>BABY4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9]+1" office:value-type="float" office:value="98" calcext:value-type="float">
            <text:p>98</text:p>
          </table:table-cell>
          <table:table-cell office:value-type="string" calcext:value-type="string">
            <text:p>What was your youngest baby's birth weight? <text:s text:c="2"/>- 6 pounds - Baby 1 (or Singleton)</text:p>
          </table:table-cell>
          <table:table-cell table:formula="of:=&quot;v&quot; &amp; [.C100]" office:value-type="string" office:string-value="v98" calcext:value-type="string">
            <text:p>v98</text:p>
          </table:table-cell>
          <table:table-cell office:value-type="string" calcext:value-type="string">
            <text:p>BABY1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0]+1" office:value-type="float" office:value="99" calcext:value-type="float">
            <text:p>99</text:p>
          </table:table-cell>
          <table:table-cell office:value-type="string" calcext:value-type="string">
            <text:p>What was your youngest baby's birth weight? <text:s text:c="2"/>- 6 pounds - Baby 2</text:p>
          </table:table-cell>
          <table:table-cell table:formula="of:=&quot;v&quot; &amp; [.C101]" office:value-type="string" office:string-value="v99" calcext:value-type="string">
            <text:p>v99</text:p>
          </table:table-cell>
          <table:table-cell office:value-type="string" calcext:value-type="string">
            <text:p>BABY2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1]+1" office:value-type="float" office:value="100" calcext:value-type="float">
            <text:p>100</text:p>
          </table:table-cell>
          <table:table-cell office:value-type="string" calcext:value-type="string">
            <text:p>What was your youngest baby's birth weight? <text:s text:c="2"/>- 6 pounds - Baby 3</text:p>
          </table:table-cell>
          <table:table-cell table:formula="of:=&quot;v&quot; &amp; [.C102]" office:value-type="string" office:string-value="v100" calcext:value-type="string">
            <text:p>v100</text:p>
          </table:table-cell>
          <table:table-cell office:value-type="string" calcext:value-type="string">
            <text:p>BABY3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2]+1" office:value-type="float" office:value="101" calcext:value-type="float">
            <text:p>101</text:p>
          </table:table-cell>
          <table:table-cell office:value-type="string" calcext:value-type="string">
            <text:p>What was your youngest baby's birth weight? <text:s text:c="2"/>- 6 pounds - Baby 4</text:p>
          </table:table-cell>
          <table:table-cell table:formula="of:=&quot;v&quot; &amp; [.C103]" office:value-type="string" office:string-value="v101" calcext:value-type="string">
            <text:p>v101</text:p>
          </table:table-cell>
          <table:table-cell office:value-type="string" calcext:value-type="string">
            <text:p>BABY4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3]+1" office:value-type="float" office:value="102" calcext:value-type="float">
            <text:p>102</text:p>
          </table:table-cell>
          <table:table-cell office:value-type="string" calcext:value-type="string">
            <text:p>What was your youngest baby's birth weight? <text:s text:c="2"/>- 7 pounds - Baby 1 (or Singleton)</text:p>
          </table:table-cell>
          <table:table-cell table:formula="of:=&quot;v&quot; &amp; [.C104]" office:value-type="string" office:string-value="v102" calcext:value-type="string">
            <text:p>v102</text:p>
          </table:table-cell>
          <table:table-cell office:value-type="string" calcext:value-type="string">
            <text:p>BABY1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4]+1" office:value-type="float" office:value="103" calcext:value-type="float">
            <text:p>103</text:p>
          </table:table-cell>
          <table:table-cell office:value-type="string" calcext:value-type="string">
            <text:p>What was your youngest baby's birth weight? <text:s text:c="2"/>- 7 pounds - Baby 2</text:p>
          </table:table-cell>
          <table:table-cell table:formula="of:=&quot;v&quot; &amp; [.C105]" office:value-type="string" office:string-value="v103" calcext:value-type="string">
            <text:p>v103</text:p>
          </table:table-cell>
          <table:table-cell office:value-type="string" calcext:value-type="string">
            <text:p>BABY2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5]+1" office:value-type="float" office:value="104" calcext:value-type="float">
            <text:p>104</text:p>
          </table:table-cell>
          <table:table-cell office:value-type="string" calcext:value-type="string">
            <text:p>What was your youngest baby's birth weight? <text:s text:c="2"/>- 7 pounds - Baby 3</text:p>
          </table:table-cell>
          <table:table-cell table:formula="of:=&quot;v&quot; &amp; [.C106]" office:value-type="string" office:string-value="v104" calcext:value-type="string">
            <text:p>v104</text:p>
          </table:table-cell>
          <table:table-cell office:value-type="string" calcext:value-type="string">
            <text:p>BABY3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6]+1" office:value-type="float" office:value="105" calcext:value-type="float">
            <text:p>105</text:p>
          </table:table-cell>
          <table:table-cell office:value-type="string" calcext:value-type="string">
            <text:p>What was your youngest baby's birth weight? <text:s text:c="2"/>- 7 pounds - Baby 4</text:p>
          </table:table-cell>
          <table:table-cell table:formula="of:=&quot;v&quot; &amp; [.C107]" office:value-type="string" office:string-value="v105" calcext:value-type="string">
            <text:p>v105</text:p>
          </table:table-cell>
          <table:table-cell office:value-type="string" calcext:value-type="string">
            <text:p>BABY4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7]+1" office:value-type="float" office:value="106" calcext:value-type="float">
            <text:p>106</text:p>
          </table:table-cell>
          <table:table-cell office:value-type="string" calcext:value-type="string">
            <text:p>What was your youngest baby's birth weight? <text:s text:c="2"/>- 8 pounds - Baby 1 (or Singleton)</text:p>
          </table:table-cell>
          <table:table-cell table:formula="of:=&quot;v&quot; &amp; [.C108]" office:value-type="string" office:string-value="v106" calcext:value-type="string">
            <text:p>v106</text:p>
          </table:table-cell>
          <table:table-cell office:value-type="string" calcext:value-type="string">
            <text:p>BABY1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8]+1" office:value-type="float" office:value="107" calcext:value-type="float">
            <text:p>107</text:p>
          </table:table-cell>
          <table:table-cell office:value-type="string" calcext:value-type="string">
            <text:p>What was your youngest baby's birth weight? <text:s text:c="2"/>- 8 pounds - Baby 2</text:p>
          </table:table-cell>
          <table:table-cell table:formula="of:=&quot;v&quot; &amp; [.C109]" office:value-type="string" office:string-value="v107" calcext:value-type="string">
            <text:p>v107</text:p>
          </table:table-cell>
          <table:table-cell office:value-type="string" calcext:value-type="string">
            <text:p>BABY2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9]+1" office:value-type="float" office:value="108" calcext:value-type="float">
            <text:p>108</text:p>
          </table:table-cell>
          <table:table-cell office:value-type="string" calcext:value-type="string">
            <text:p>What was your youngest baby's birth weight? <text:s text:c="2"/>- 8 pounds - Baby 3</text:p>
          </table:table-cell>
          <table:table-cell table:formula="of:=&quot;v&quot; &amp; [.C110]" office:value-type="string" office:string-value="v108" calcext:value-type="string">
            <text:p>v108</text:p>
          </table:table-cell>
          <table:table-cell office:value-type="string" calcext:value-type="string">
            <text:p>BABY3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0]+1" office:value-type="float" office:value="109" calcext:value-type="float">
            <text:p>109</text:p>
          </table:table-cell>
          <table:table-cell office:value-type="string" calcext:value-type="string">
            <text:p>What was your youngest baby's birth weight? <text:s text:c="2"/>- 8 pounds - Baby 4</text:p>
          </table:table-cell>
          <table:table-cell table:formula="of:=&quot;v&quot; &amp; [.C111]" office:value-type="string" office:string-value="v109" calcext:value-type="string">
            <text:p>v109</text:p>
          </table:table-cell>
          <table:table-cell office:value-type="string" calcext:value-type="string">
            <text:p>BABY4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1]+1" office:value-type="float" office:value="110" calcext:value-type="float">
            <text:p>110</text:p>
          </table:table-cell>
          <table:table-cell office:value-type="string" calcext:value-type="string">
            <text:p>What was your youngest baby's birth weight? <text:s text:c="2"/>- 9 pounds - Baby 1 (or Singleton)</text:p>
          </table:table-cell>
          <table:table-cell table:formula="of:=&quot;v&quot; &amp; [.C112]" office:value-type="string" office:string-value="v110" calcext:value-type="string">
            <text:p>v110</text:p>
          </table:table-cell>
          <table:table-cell office:value-type="string" calcext:value-type="string">
            <text:p>BABY1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2]+1" office:value-type="float" office:value="111" calcext:value-type="float">
            <text:p>111</text:p>
          </table:table-cell>
          <table:table-cell office:value-type="string" calcext:value-type="string">
            <text:p>What was your youngest baby's birth weight? <text:s text:c="2"/>- 9 pounds - Baby 2</text:p>
          </table:table-cell>
          <table:table-cell table:formula="of:=&quot;v&quot; &amp; [.C113]" office:value-type="string" office:string-value="v111" calcext:value-type="string">
            <text:p>v111</text:p>
          </table:table-cell>
          <table:table-cell office:value-type="string" calcext:value-type="string">
            <text:p>BABY2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3]+1" office:value-type="float" office:value="112" calcext:value-type="float">
            <text:p>112</text:p>
          </table:table-cell>
          <table:table-cell office:value-type="string" calcext:value-type="string">
            <text:p>What was your youngest baby's birth weight? <text:s text:c="2"/>- 9 pounds - Baby 3</text:p>
          </table:table-cell>
          <table:table-cell table:formula="of:=&quot;v&quot; &amp; [.C114]" office:value-type="string" office:string-value="v112" calcext:value-type="string">
            <text:p>v112</text:p>
          </table:table-cell>
          <table:table-cell office:value-type="string" calcext:value-type="string">
            <text:p>BABY3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4]+1" office:value-type="float" office:value="113" calcext:value-type="float">
            <text:p>113</text:p>
          </table:table-cell>
          <table:table-cell office:value-type="string" calcext:value-type="string">
            <text:p>What was your youngest baby's birth weight? <text:s text:c="2"/>- 9 pounds - Baby 4</text:p>
          </table:table-cell>
          <table:table-cell table:formula="of:=&quot;v&quot; &amp; [.C115]" office:value-type="string" office:string-value="v113" calcext:value-type="string">
            <text:p>v113</text:p>
          </table:table-cell>
          <table:table-cell office:value-type="string" calcext:value-type="string">
            <text:p>BABY4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5]+1" office:value-type="float" office:value="114" calcext:value-type="float">
            <text:p>114</text:p>
          </table:table-cell>
          <table:table-cell office:value-type="string" calcext:value-type="string">
            <text:p>What was your youngest baby's birth weight? <text:s text:c="2"/>- 10 pounds - Baby 1 (or Singleton)</text:p>
          </table:table-cell>
          <table:table-cell table:formula="of:=&quot;v&quot; &amp; [.C116]" office:value-type="string" office:string-value="v114" calcext:value-type="string">
            <text:p>v114</text:p>
          </table:table-cell>
          <table:table-cell office:value-type="string" calcext:value-type="string">
            <text:p>BABY1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6]+1" office:value-type="float" office:value="115" calcext:value-type="float">
            <text:p>115</text:p>
          </table:table-cell>
          <table:table-cell office:value-type="string" calcext:value-type="string">
            <text:p>What was your youngest baby's birth weight? <text:s text:c="2"/>- 10 pounds - Baby 2</text:p>
          </table:table-cell>
          <table:table-cell table:formula="of:=&quot;v&quot; &amp; [.C117]" office:value-type="string" office:string-value="v115" calcext:value-type="string">
            <text:p>v115</text:p>
          </table:table-cell>
          <table:table-cell office:value-type="string" calcext:value-type="string">
            <text:p>BABY2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7]+1" office:value-type="float" office:value="116" calcext:value-type="float">
            <text:p>116</text:p>
          </table:table-cell>
          <table:table-cell office:value-type="string" calcext:value-type="string">
            <text:p>What was your youngest baby's birth weight? <text:s text:c="2"/>- 10 pounds - Baby 3</text:p>
          </table:table-cell>
          <table:table-cell table:formula="of:=&quot;v&quot; &amp; [.C118]" office:value-type="string" office:string-value="v116" calcext:value-type="string">
            <text:p>v116</text:p>
          </table:table-cell>
          <table:table-cell office:value-type="string" calcext:value-type="string">
            <text:p>BABY3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8]+1" office:value-type="float" office:value="117" calcext:value-type="float">
            <text:p>117</text:p>
          </table:table-cell>
          <table:table-cell office:value-type="string" calcext:value-type="string">
            <text:p>What was your youngest baby's birth weight? <text:s text:c="2"/>- 10 pounds - Baby 4</text:p>
          </table:table-cell>
          <table:table-cell table:formula="of:=&quot;v&quot; &amp; [.C119]" office:value-type="string" office:string-value="v117" calcext:value-type="string">
            <text:p>v117</text:p>
          </table:table-cell>
          <table:table-cell office:value-type="string" calcext:value-type="string">
            <text:p>BABY4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9]+1"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table:formula="of:=&quot;v&quot; &amp; [.C120]" office:value-type="string" office:string-value="v118" calcext:value-type="string">
            <text:p>v118</text:p>
          </table:table-cell>
          <table:table-cell office:value-type="string" calcext:value-type="string">
            <text:p>BABY1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0]+1" office:value-type="float" office:value="119" calcext:value-type="float">
            <text:p>119</text:p>
          </table:table-cell>
          <table:table-cell office:value-type="string" calcext:value-type="string">
            <text:p>What was your youngest baby's birth weight? <text:s text:c="2"/>- more than 10 pounds - Baby 2</text:p>
          </table:table-cell>
          <table:table-cell table:formula="of:=&quot;v&quot; &amp; [.C121]" office:value-type="string" office:string-value="v119" calcext:value-type="string">
            <text:p>v119</text:p>
          </table:table-cell>
          <table:table-cell office:value-type="string" calcext:value-type="string">
            <text:p>BABY2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1]+1" office:value-type="float" office:value="120" calcext:value-type="float">
            <text:p>120</text:p>
          </table:table-cell>
          <table:table-cell office:value-type="string" calcext:value-type="string">
            <text:p>What was your youngest baby's birth weight? <text:s text:c="2"/>- more than 10 pounds - Baby 3</text:p>
          </table:table-cell>
          <table:table-cell table:formula="of:=&quot;v&quot; &amp; [.C122]" office:value-type="string" office:string-value="v120" calcext:value-type="string">
            <text:p>v120</text:p>
          </table:table-cell>
          <table:table-cell office:value-type="string" calcext:value-type="string">
            <text:p>BABY3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2]+1" office:value-type="float" office:value="121" calcext:value-type="float">
            <text:p>121</text:p>
          </table:table-cell>
          <table:table-cell office:value-type="string" calcext:value-type="string">
            <text:p>What was your youngest baby's birth weight? <text:s text:c="2"/>- more than 10 pounds - Baby 4</text:p>
          </table:table-cell>
          <table:table-cell table:formula="of:=&quot;v&quot; &amp; [.C123]" office:value-type="string" office:string-value="v121" calcext:value-type="string">
            <text:p>v121</text:p>
          </table:table-cell>
          <table:table-cell office:value-type="string" calcext:value-type="string">
            <text:p>BABY4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2" calcext:value-type="float">
            <text:p>32</text:p>
          </table:table-cell>
          <table:table-cell table:formula="of:=[.C123]+1" office:value-type="float" office:value="122" calcext:value-type="float">
            <text:p>122</text:p>
          </table:table-cell>
          <table:table-cell office:value-type="string" calcext:value-type="string">
            <text:p>Did your baby spend any time in a Neonatal Intensive Care Unit (NICU)?</text:p>
          </table:table-cell>
          <table:table-cell table:formula="of:=&quot;v&quot; &amp; [.C124]" office:value-type="string" office:string-value="v122" calcext:value-type="string">
            <text:p>v122</text:p>
          </table:table-cell>
          <table:table-cell table:number-columns-repeated="2" office:value-type="string" calcext:value-type="string">
            <text:p>NICU</text:p>
          </table:table-cell>
          <table:table-cell/>
        </table:table-row>
        <table:table-row table:style-name="ro2">
          <table:table-cell table:formula="of:=&quot;Sheet_1&quot;" office:value-type="string" office:string-value="Sheet_1" calcext:value-type="string">
            <text:p>Sheet_1</text:p>
          </table:table-cell>
          <table:table-cell office:value-type="float" office:value="32" calcext:value-type="float">
            <text:p>32</text:p>
          </table:table-cell>
          <table:table-cell table:formula="of:=[.C124]+1" office:value-type="float" office:value="123" calcext:value-type="float">
            <text:p>123</text:p>
          </table:table-cell>
          <table:table-cell office:value-type="string" calcext:value-type="string">
            <text:p>Did your baby spend any time in a Neonatal Intensive Care Unit (NICU)? - Other (please specify)</text:p>
          </table:table-cell>
          <table:table-cell table:formula="of:=&quot;v&quot; &amp; [.C125]" office:value-type="string" office:string-value="v123" calcext:value-type="string">
            <text:p>v123</text:p>
          </table:table-cell>
          <table:table-cell table:number-columns-repeated="2" office:value-type="string" calcext:value-type="string">
            <text:p>NICU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5]+1" office:value-type="float" office:value="124" calcext:value-type="float">
            <text:p>124</text:p>
          </table:table-cell>
          <table:table-cell office:value-type="string" calcext:value-type="string">
            <text:p>Has your baby been diagnosed with any health problems? - No</text:p>
          </table:table-cell>
          <table:table-cell table:formula="of:=&quot;v&quot; &amp; [.C126]" office:value-type="string" office:string-value="v124" calcext:value-type="string">
            <text:p>v124</text:p>
          </table:table-cell>
          <table:table-cell office:value-type="string" calcext:value-type="string">
            <text:p>BABY_HEALTH</text:p>
          </table:table-cell>
          <table:table-cell office:value-type="string" calcext:value-type="string">
            <text:p>BABY_HEALTH_NO</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6]+1" office:value-type="float" office:value="125" calcext:value-type="float">
            <text:p>125</text:p>
          </table:table-cell>
          <table:table-cell office:value-type="string" calcext:value-type="string">
            <text:p>Has your baby been diagnosed with any health problems? - Yes (please check all that apply)</text:p>
          </table:table-cell>
          <table:table-cell table:formula="of:=&quot;v&quot; &amp; [.C127]" office:value-type="string" office:string-value="v125" calcext:value-type="string">
            <text:p>v125</text:p>
          </table:table-cell>
          <table:table-cell office:value-type="string" calcext:value-type="string">
            <text:p>BABY_HEALTH_COMMENT</text:p>
          </table:table-cell>
          <table:table-cell office:value-type="string" calcext:value-type="string">
            <text:p>BABY_HEALTH_YES</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7]+1" office:value-type="float" office:value="126" calcext:value-type="float">
            <text:p>126</text:p>
          </table:table-cell>
          <table:table-cell office:value-type="string" calcext:value-type="string">
            <text:p>Has your baby been diagnosed with any health problems? - Cardiac issues</text:p>
          </table:table-cell>
          <table:table-cell table:formula="of:=&quot;v&quot; &amp; [.C128]" office:value-type="string" office:string-value="v126" calcext:value-type="string">
            <text:p>v126</text:p>
          </table:table-cell>
          <table:table-cell table:number-columns-repeated="2" office:value-type="string" calcext:value-type="string">
            <text:p>BABY_CARDIA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8]+1" office:value-type="float" office:value="127" calcext:value-type="float">
            <text:p>127</text:p>
          </table:table-cell>
          <table:table-cell office:value-type="string" calcext:value-type="string">
            <text:p>Has your baby been diagnosed with any health problems? - Weight gain issues</text:p>
          </table:table-cell>
          <table:table-cell table:formula="of:=&quot;v&quot; &amp; [.C129]" office:value-type="string" office:string-value="v127" calcext:value-type="string">
            <text:p>v127</text:p>
          </table:table-cell>
          <table:table-cell table:number-columns-repeated="2" office:value-type="string" calcext:value-type="string">
            <text:p>BABY_WEIGHT_GAIN</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9]+1" office:value-type="float" office:value="128" calcext:value-type="float">
            <text:p>128</text:p>
          </table:table-cell>
          <table:table-cell office:value-type="string" calcext:value-type="string">
            <text:p>Has your baby been diagnosed with any health problems? - Metabolism problems</text:p>
          </table:table-cell>
          <table:table-cell table:formula="of:=&quot;v&quot; &amp; [.C130]" office:value-type="string" office:string-value="v128" calcext:value-type="string">
            <text:p>v128</text:p>
          </table:table-cell>
          <table:table-cell table:number-columns-repeated="2" office:value-type="string" calcext:value-type="string">
            <text:p>BABY_METABOLI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0]+1" office:value-type="float" office:value="129" calcext:value-type="float">
            <text:p>129</text:p>
          </table:table-cell>
          <table:table-cell office:value-type="string" calcext:value-type="string">
            <text:p>Has your baby been diagnosed with any health problems? - Genetic diseases</text:p>
          </table:table-cell>
          <table:table-cell table:formula="of:=&quot;v&quot; &amp; [.C131]" office:value-type="string" office:string-value="v129" calcext:value-type="string">
            <text:p>v129</text:p>
          </table:table-cell>
          <table:table-cell table:number-columns-repeated="2" office:value-type="string" calcext:value-type="string">
            <text:p>BABY_GENETI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1]+1" office:value-type="float" office:value="130" calcext:value-type="float">
            <text:p>130</text:p>
          </table:table-cell>
          <table:table-cell office:value-type="string" calcext:value-type="string">
            <text:p>Has your baby been diagnosed with any health problems? - Chromosomal conditions</text:p>
          </table:table-cell>
          <table:table-cell table:formula="of:=&quot;v&quot; &amp; [.C132]" office:value-type="string" office:string-value="v130" calcext:value-type="string">
            <text:p>v130</text:p>
          </table:table-cell>
          <table:table-cell table:number-columns-repeated="2" office:value-type="string" calcext:value-type="string">
            <text:p>BABY_CHROM</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2]+1" office:value-type="float" office:value="131" calcext:value-type="float">
            <text:p>131</text:p>
          </table:table-cell>
          <table:table-cell office:value-type="string" calcext:value-type="string">
            <text:p>Has your baby been diagnosed with any health problems? - Thyroid issues</text:p>
          </table:table-cell>
          <table:table-cell table:formula="of:=&quot;v&quot; &amp; [.C133]" office:value-type="string" office:string-value="v131" calcext:value-type="string">
            <text:p>v131</text:p>
          </table:table-cell>
          <table:table-cell table:number-columns-repeated="2" office:value-type="string" calcext:value-type="string">
            <text:p>BABY_THYROID</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3]+1" office:value-type="float" office:value="132" calcext:value-type="float">
            <text:p>132</text:p>
          </table:table-cell>
          <table:table-cell office:value-type="string" calcext:value-type="string">
            <text:p>Has your baby been diagnosed with any health problems? - Other (please specify)</text:p>
          </table:table-cell>
          <table:table-cell table:formula="of:=&quot;v&quot; &amp; [.C134]" office:value-type="string" office:string-value="v132" calcext:value-type="string">
            <text:p>v132</text:p>
          </table:table-cell>
          <table:table-cell office:value-type="string" calcext:value-type="string">
            <text:p>BABY_OTHER</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4]+1" office:value-type="float" office:value="133" calcext:value-type="float">
            <text:p>133</text:p>
          </table:table-cell>
          <table:table-cell office:value-type="string" calcext:value-type="string">
            <text:p>Has your baby been diagnosed with any health problems? - Other (please specify)</text:p>
          </table:table-cell>
          <table:table-cell table:formula="of:=&quot;v&quot; &amp; [.C135]" office:value-type="string" office:string-value="v133" calcext:value-type="string">
            <text:p>v133</text:p>
          </table:table-cell>
          <table:table-cell office:value-type="string" calcext:value-type="string">
            <text:p>BABY_OTHER_COMMENT</text:p>
          </table:table-cell>
          <table:table-cell office:value-type="string" calcext:value-type="string">
            <text:p>BABY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34" calcext:value-type="float">
            <text:p>34</text:p>
          </table:table-cell>
          <table:table-cell table:formula="of:=[.C135]+1" office:value-type="float" office:value="134" calcext:value-type="float">
            <text:p>134</text:p>
          </table:table-cell>
          <table:table-cell office:value-type="string" calcext:value-type="string">
            <text:p>Has your baby ever been diagnosed with "tongue-tie" also known as a short frenulum?</text:p>
          </table:table-cell>
          <table:table-cell table:formula="of:=&quot;v&quot; &amp; [.C136]" office:value-type="string" office:string-value="v134" calcext:value-type="string">
            <text:p>v134</text:p>
          </table:table-cell>
          <table:table-cell table:number-columns-repeated="2" office:value-type="string" calcext:value-type="string">
            <text:p>TONGUE_TIE</text:p>
          </table:table-cell>
          <table:table-cell/>
        </table:table-row>
        <table:table-row table:style-name="ro2">
          <table:table-cell table:formula="of:=&quot;Sheet_1&quot;" office:value-type="string" office:string-value="Sheet_1" calcext:value-type="string">
            <text:p>Sheet_1</text:p>
          </table:table-cell>
          <table:table-cell office:value-type="float" office:value="35" calcext:value-type="float">
            <text:p>35</text:p>
          </table:table-cell>
          <table:table-cell table:formula="of:=[.C136]+1" office:value-type="float" office:value="135" calcext:value-type="float">
            <text:p>135</text:p>
          </table:table-cell>
          <table:table-cell office:value-type="string" calcext:value-type="string">
            <text:p>Are you achieving/have you achieved your breastfeeding goals?</text:p>
          </table:table-cell>
          <table:table-cell table:formula="of:=&quot;v&quot; &amp; [.C137]" office:value-type="string" office:string-value="v135" calcext:value-type="string">
            <text:p>v135</text:p>
          </table:table-cell>
          <table:table-cell table:number-columns-repeated="2" office:value-type="string" calcext:value-type="string">
            <text:p>BF_GOALS</text:p>
          </table:table-cell>
          <table:table-cell/>
        </table:table-row>
        <table:table-row table:style-name="ro2">
          <table:table-cell table:formula="of:=&quot;Sheet_1&quot;" office:value-type="string" office:string-value="Sheet_1" calcext:value-type="string">
            <text:p>Sheet_1</text:p>
          </table:table-cell>
          <table:table-cell office:value-type="float" office:value="36" calcext:value-type="float">
            <text:p>36</text:p>
          </table:table-cell>
          <table:table-cell table:formula="of:=[.C137]+1" office:value-type="float" office:value="136" calcext:value-type="float">
            <text:p>136</text:p>
          </table:table-cell>
          <table:table-cell office:value-type="string" calcext:value-type="string">
            <text:p>Before you gave birth, how long did you plan or hope to breastfeed your baby?</text:p>
          </table:table-cell>
          <table:table-cell table:formula="of:=&quot;v&quot; &amp; [.C138]" office:value-type="string" office:string-value="v136" calcext:value-type="string">
            <text:p>v136</text:p>
          </table:table-cell>
          <table:table-cell table:number-columns-repeated="2" office:value-type="string" calcext:value-type="string">
            <text:p>BF_PLAN</text:p>
          </table:table-cell>
          <table:table-cell/>
        </table:table-row>
        <table:table-row table:style-name="ro2">
          <table:table-cell table:formula="of:=&quot;Sheet_1&quot;" office:value-type="string" office:string-value="Sheet_1" calcext:value-type="string">
            <text:p>Sheet_1</text:p>
          </table:table-cell>
          <table:table-cell office:value-type="float" office:value="37" calcext:value-type="float">
            <text:p>37</text:p>
          </table:table-cell>
          <table:table-cell table:formula="of:=[.C138]+1" office:value-type="float" office:value="137" calcext:value-type="float">
            <text:p>137</text:p>
          </table:table-cell>
          <table:table-cell office:value-type="string" calcext:value-type="string">
            <text:p>How soon after your baby's birth did your baby breastfeed for the first time?</text:p>
          </table:table-cell>
          <table:table-cell table:formula="of:=&quot;v&quot; &amp; [.C139]" office:value-type="string" office:string-value="v137" calcext:value-type="string">
            <text:p>v137</text:p>
          </table:table-cell>
          <table:table-cell table:number-columns-repeated="2" office:value-type="string" calcext:value-type="string">
            <text:p>FIRST_BF</text:p>
          </table:table-cell>
          <table:table-cell/>
        </table:table-row>
        <table:table-row table:style-name="ro2">
          <table:table-cell table:formula="of:=&quot;Sheet_1&quot;" office:value-type="string" office:string-value="Sheet_1" calcext:value-type="string">
            <text:p>Sheet_1</text:p>
          </table:table-cell>
          <table:table-cell office:value-type="float" office:value="37" calcext:value-type="float">
            <text:p>37</text:p>
          </table:table-cell>
          <table:table-cell table:formula="of:=[.C139]+1"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table:formula="of:=&quot;v&quot; &amp; [.C140]" office:value-type="string" office:string-value="v138" calcext:value-type="string">
            <text:p>v138</text:p>
          </table:table-cell>
          <table:table-cell table:number-columns-repeated="2" office:value-type="string" calcext:value-type="string">
            <text:p>FIRST_BF_COMM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38" calcext:value-type="float">
            <text:p>38</text:p>
          </table:table-cell>
          <table:table-cell table:formula="of:=[.C140]+1" office:value-type="float" office:value="139" calcext:value-type="float">
            <text:p>139</text:p>
          </table:table-cell>
          <table:table-cell office:value-type="string" calcext:value-type="string">
            <text:p>Did you pump or hand express milk during your baby's first 48 hours of life?</text:p>
          </table:table-cell>
          <table:table-cell table:formula="of:=&quot;v&quot; &amp; [.C141]" office:value-type="string" office:string-value="v139" calcext:value-type="string">
            <text:p>v139</text:p>
          </table:table-cell>
          <table:table-cell table:number-columns-repeated="2" office:value-type="string" calcext:value-type="string">
            <text:p>PUMP_48HR</text:p>
          </table:table-cell>
          <table:table-cell/>
        </table:table-row>
        <table:table-row table:style-name="ro2">
          <table:table-cell table:formula="of:=&quot;Sheet_1&quot;" office:value-type="string" office:string-value="Sheet_1" calcext:value-type="string">
            <text:p>Sheet_1</text:p>
          </table:table-cell>
          <table:table-cell office:value-type="float" office:value="39" calcext:value-type="float">
            <text:p>39</text:p>
          </table:table-cell>
          <table:table-cell table:formula="of:=[.C141]+1" office:value-type="float" office:value="140" calcext:value-type="float">
            <text:p>140</text:p>
          </table:table-cell>
          <table:table-cell office:value-type="string" calcext:value-type="string">
            <text:p>Did your youngest child receive formula supplementation in the hospital?</text:p>
          </table:table-cell>
          <table:table-cell table:formula="of:=&quot;v&quot; &amp; [.C142]" office:value-type="string" office:string-value="v140" calcext:value-type="string">
            <text:p>v140</text:p>
          </table:table-cell>
          <table:table-cell table:number-columns-repeated="2" office:value-type="string" calcext:value-type="string">
            <text:p>FORMULA_HOSPITAL</text:p>
          </table:table-cell>
          <table:table-cell/>
        </table:table-row>
        <table:table-row table:style-name="ro2">
          <table:table-cell table:formula="of:=&quot;Sheet_1&quot;" office:value-type="string" office:string-value="Sheet_1" calcext:value-type="string">
            <text:p>Sheet_1</text:p>
          </table:table-cell>
          <table:table-cell office:value-type="float" office:value="40" calcext:value-type="float">
            <text:p>40</text:p>
          </table:table-cell>
          <table:table-cell table:formula="of:=[.C142]+1" office:value-type="float" office:value="141" calcext:value-type="float">
            <text:p>141</text:p>
          </table:table-cell>
          <table:table-cell office:value-type="string" calcext:value-type="string">
            <text:p>Did your youngest child ever receive formula supplementation?</text:p>
          </table:table-cell>
          <table:table-cell table:formula="of:=&quot;v&quot; &amp; [.C143]" office:value-type="string" office:string-value="v141" calcext:value-type="string">
            <text:p>v141</text:p>
          </table:table-cell>
          <table:table-cell table:number-columns-repeated="2" office:value-type="string" calcext:value-type="string">
            <text:p>FORMULA_EVER</text:p>
          </table:table-cell>
          <table:table-cell/>
        </table:table-row>
        <table:table-row table:style-name="ro3">
          <table:table-cell table:formula="of:=&quot;Sheet_1&quot;" office:value-type="string" office:string-value="Sheet_1" calcext:value-type="string">
            <text:p>Sheet_1</text:p>
          </table:table-cell>
          <table:table-cell office:value-type="float" office:value="41" calcext:value-type="float">
            <text:p>41</text:p>
          </table:table-cell>
          <table:table-cell table:formula="of:=[.C143]+1"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table:formula="of:=&quot;v&quot; &amp; [.C144]" office:value-type="string" office:string-value="v142" calcext:value-type="string">
            <text:p>v142</text:p>
          </table:table-cell>
          <table:table-cell table:number-columns-repeated="2" office:value-type="string" calcext:value-type="string">
            <text:p>FORMULA_DURAT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42" calcext:value-type="float">
            <text:p>42</text:p>
          </table:table-cell>
          <table:table-cell table:formula="of:=[.C144]+1" office:value-type="float" office:value="143" calcext:value-type="float">
            <text:p>143</text:p>
          </table:table-cell>
          <table:table-cell office:value-type="string" calcext:value-type="string">
            <text:p>If your baby received formula supplementation, was your baby generally given supplements:</text:p>
          </table:table-cell>
          <table:table-cell table:formula="of:=&quot;v&quot; &amp; [.C145]" office:value-type="string" office:string-value="v143" calcext:value-type="string">
            <text:p>v143</text:p>
          </table:table-cell>
          <table:table-cell table:number-columns-repeated="2" office:value-type="string" calcext:value-type="string">
            <text:p>FORMULA_FREQ</text:p>
          </table:table-cell>
          <table:table-cell/>
        </table:table-row>
        <table:table-row table:style-name="ro2">
          <table:table-cell table:formula="of:=&quot;Sheet_1&quot;" office:value-type="string" office:string-value="Sheet_1" calcext:value-type="string">
            <text:p>Sheet_1</text:p>
          </table:table-cell>
          <table:table-cell office:value-type="float" office:value="43" calcext:value-type="float">
            <text:p>43</text:p>
          </table:table-cell>
          <table:table-cell table:formula="of:=[.C145]+1" office:value-type="float" office:value="144" calcext:value-type="float">
            <text:p>144</text:p>
          </table:table-cell>
          <table:table-cell office:value-type="string" calcext:value-type="string">
            <text:p>During your baby's first 6 months, was he or she fed:</text:p>
          </table:table-cell>
          <table:table-cell table:formula="of:=&quot;v&quot; &amp; [.C146]" office:value-type="string" office:string-value="v144" calcext:value-type="string">
            <text:p>v144</text:p>
          </table:table-cell>
          <table:table-cell table:number-columns-repeated="2" office:value-type="string" calcext:value-type="string">
            <text:p>LEVEL_BF_6MO</text:p>
          </table:table-cell>
          <table:table-cell/>
        </table:table-row>
        <table:table-row table:style-name="ro3">
          <table:table-cell table:formula="of:=&quot;Sheet_1&quot;" office:value-type="string" office:string-value="Sheet_1" calcext:value-type="string">
            <text:p>Sheet_1</text:p>
          </table:table-cell>
          <table:table-cell office:value-type="float" office:value="43" calcext:value-type="float">
            <text:p>43</text:p>
          </table:table-cell>
          <table:table-cell table:formula="of:=[.C146]+1"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table:formula="of:=&quot;v&quot; &amp; [.C147]" office:value-type="string" office:string-value="v145" calcext:value-type="string">
            <text:p>v145</text:p>
          </table:table-cell>
          <table:table-cell table:number-columns-repeated="2" office:value-type="string" calcext:value-type="string">
            <text:p>LEVEL_BF_6MO_COMM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44" calcext:value-type="float">
            <text:p>44</text:p>
          </table:table-cell>
          <table:table-cell table:formula="of:=[.C147]+1" office:value-type="float" office:value="146" calcext:value-type="float">
            <text:p>146</text:p>
          </table:table-cell>
          <table:table-cell office:value-type="string" calcext:value-type="string">
            <text:p>At present, is your baby fed:</text:p>
          </table:table-cell>
          <table:table-cell table:formula="of:=&quot;v&quot; &amp; [.C148]" office:value-type="string" office:string-value="v146" calcext:value-type="string">
            <text:p>v146</text:p>
          </table:table-cell>
          <table:table-cell table:number-columns-repeated="2" office:value-type="string" calcext:value-type="string">
            <text:p>LEVEL_BF_CURRENT</text:p>
          </table:table-cell>
          <table:table-cell/>
        </table:table-row>
        <table:table-row table:style-name="ro3">
          <table:table-cell table:formula="of:=&quot;Sheet_1&quot;" office:value-type="string" office:string-value="Sheet_1" calcext:value-type="string">
            <text:p>Sheet_1</text:p>
          </table:table-cell>
          <table:table-cell office:value-type="float" office:value="44" calcext:value-type="float">
            <text:p>44</text:p>
          </table:table-cell>
          <table:table-cell table:formula="of:=[.C148]+1"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table:formula="of:=&quot;v&quot; &amp; [.C149]" office:value-type="string" office:string-value="v147" calcext:value-type="string">
            <text:p>v147</text:p>
          </table:table-cell>
          <table:table-cell table:number-columns-repeated="2" office:value-type="string" calcext:value-type="string">
            <text:p>LEVEL_BF_CURRENT_COMMENT</text:p>
          </table:table-cell>
          <table:table-cell/>
        </table:table-row>
        <table:table-row table:style-name="ro2">
          <table:table-cell table:formula="of:=&quot;Sheet_1&quot;" office:value-type="string" office:string-value="Sheet_1" calcext:value-type="string">
            <text:p>Sheet_1</text:p>
          </table:table-cell>
          <table:table-cell/>
          <table:table-cell table:formula="of:=[.C149]+1" office:value-type="float" office:value="148" calcext:value-type="float">
            <text:p>148</text:p>
          </table:table-cell>
          <table:table-cell office:value-type="string" calcext:value-type="string">
            <text:p>During your baby's first 6 months, how many times did your baby generally feed in 24 hours?</text:p>
          </table:table-cell>
          <table:table-cell table:formula="of:=&quot;v&quot; &amp; [.C150]" office:value-type="string" office:string-value="v148" calcext:value-type="string">
            <text:p>v148</text:p>
          </table:table-cell>
          <table:table-cell table:number-columns-repeated="2" office:value-type="string" calcext:value-type="string">
            <text:p>BF_6MO_24HR_FREQ</text:p>
          </table:table-cell>
          <table:table-cell/>
        </table:table-row>
        <table:table-row table:style-name="ro2">
          <table:table-cell table:formula="of:=&quot;Sheet_1&quot;" office:value-type="string" office:string-value="Sheet_1" calcext:value-type="string">
            <text:p>Sheet_1</text:p>
          </table:table-cell>
          <table:table-cell office:value-type="float" office:value="45" calcext:value-type="float">
            <text:p>45</text:p>
          </table:table-cell>
          <table:table-cell table:formula="of:=[.C150]+1"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table:formula="of:=&quot;v&quot; &amp; [.C151]" office:value-type="string" office:string-value="v149" calcext:value-type="string">
            <text:p>v149</text:p>
          </table:table-cell>
          <table:table-cell table:number-columns-repeated="2" office:value-type="string" calcext:value-type="string">
            <text:p>BF_F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6" calcext:value-type="float">
            <text:p>46</text:p>
          </table:table-cell>
          <table:table-cell table:formula="of:=[.C151]+1"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table:formula="of:=&quot;v&quot; &amp; [.C152]" office:value-type="string" office:string-value="v150" calcext:value-type="string">
            <text:p>v150</text:p>
          </table:table-cell>
          <table:table-cell table:number-columns-repeated="2" office:value-type="string" calcext:value-type="string">
            <text:p>BF_S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7" calcext:value-type="float">
            <text:p>47</text:p>
          </table:table-cell>
          <table:table-cell table:formula="of:=[.C152]+1"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table:formula="of:=&quot;v&quot; &amp; [.C153]" office:value-type="string" office:string-value="v151" calcext:value-type="string">
            <text:p>v151</text:p>
          </table:table-cell>
          <table:table-cell table:number-columns-repeated="2" office:value-type="string" calcext:value-type="string">
            <text:p>PUMP_F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8" calcext:value-type="float">
            <text:p>48</text:p>
          </table:table-cell>
          <table:table-cell table:formula="of:=[.C153]+1" office:value-type="float" office:value="152" calcext:value-type="float">
            <text:p>152</text:p>
          </table:table-cell>
          <table:table-cell office:value-type="string" calcext:value-type="string">
            <text:p>During your baby's first 6 months, where did he/she generally start the night? <text:s/></text:p>
          </table:table-cell>
          <table:table-cell table:formula="of:=&quot;v&quot; &amp; [.C154]" office:value-type="string" office:string-value="v152" calcext:value-type="string">
            <text:p>v152</text:p>
          </table:table-cell>
          <table:table-cell table:number-columns-repeated="2" office:value-type="string" calcext:value-type="string">
            <text:p>START_NIGHT_F6MO</text:p>
          </table:table-cell>
          <table:table-cell/>
        </table:table-row>
        <table:table-row table:style-name="ro2">
          <table:table-cell table:formula="of:=&quot;Sheet_1&quot;" office:value-type="string" office:string-value="Sheet_1" calcext:value-type="string">
            <text:p>Sheet_1</text:p>
          </table:table-cell>
          <table:table-cell office:value-type="float" office:value="48" calcext:value-type="float">
            <text:p>48</text:p>
          </table:table-cell>
          <table:table-cell table:formula="of:=[.C154]+1"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table:formula="of:=&quot;v&quot; &amp; [.C155]" office:value-type="string" office:string-value="v153" calcext:value-type="string">
            <text:p>v153</text:p>
          </table:table-cell>
          <table:table-cell table:number-columns-repeated="2" office:value-type="string" calcext:value-type="string">
            <text:p>START_NIGHT_F6M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49" calcext:value-type="float">
            <text:p>49</text:p>
          </table:table-cell>
          <table:table-cell table:formula="of:=[.C155]+1" office:value-type="float" office:value="154" calcext:value-type="float">
            <text:p>154</text:p>
          </table:table-cell>
          <table:table-cell office:value-type="string" calcext:value-type="string">
            <text:p>During your baby's first 6 months, where did he/she generally end the night?</text:p>
          </table:table-cell>
          <table:table-cell table:formula="of:=&quot;v&quot; &amp; [.C156]" office:value-type="string" office:string-value="v154" calcext:value-type="string">
            <text:p>v154</text:p>
          </table:table-cell>
          <table:table-cell table:number-columns-repeated="2" office:value-type="string" calcext:value-type="string">
            <text:p>END_NIGHT_F6M</text:p>
          </table:table-cell>
          <table:table-cell/>
        </table:table-row>
        <table:table-row table:style-name="ro2">
          <table:table-cell table:formula="of:=&quot;Sheet_1&quot;" office:value-type="string" office:string-value="Sheet_1" calcext:value-type="string">
            <text:p>Sheet_1</text:p>
          </table:table-cell>
          <table:table-cell office:value-type="float" office:value="49" calcext:value-type="float">
            <text:p>49</text:p>
          </table:table-cell>
          <table:table-cell table:formula="of:=[.C156]+1"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table:formula="of:=&quot;v&quot; &amp; [.C157]" office:value-type="string" office:string-value="v155" calcext:value-type="string">
            <text:p>v155</text:p>
          </table:table-cell>
          <table:table-cell table:number-columns-repeated="2" office:value-type="string" calcext:value-type="string">
            <text:p>END_NIGHT_F6M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50" calcext:value-type="float">
            <text:p>50</text:p>
          </table:table-cell>
          <table:table-cell table:formula="of:=[.C157]+1"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table:formula="of:=&quot;v&quot; &amp; [.C158]" office:value-type="string" office:string-value="v156" calcext:value-type="string">
            <text:p>v156</text:p>
          </table:table-cell>
          <table:table-cell table:number-columns-repeated="2" office:value-type="string" calcext:value-type="string">
            <text:p>PACIFIER</text:p>
          </table:table-cell>
          <table:table-cell/>
        </table:table-row>
        <table:table-row table:style-name="ro2">
          <table:table-cell table:formula="of:=&quot;Sheet_1&quot;" office:value-type="string" office:string-value="Sheet_1" calcext:value-type="string">
            <text:p>Sheet_1</text:p>
          </table:table-cell>
          <table:table-cell office:value-type="float" office:value="51" calcext:value-type="float">
            <text:p>51</text:p>
          </table:table-cell>
          <table:table-cell table:formula="of:=[.C158]+1" office:value-type="float" office:value="157" calcext:value-type="float">
            <text:p>157</text:p>
          </table:table-cell>
          <table:table-cell office:value-type="string" calcext:value-type="string">
            <text:p>Did you swaddle your youngest child at night? If so, at what age did you stop swaddling?</text:p>
          </table:table-cell>
          <table:table-cell table:formula="of:=&quot;v&quot; &amp; [.C159]" office:value-type="string" office:string-value="v157" calcext:value-type="string">
            <text:p>v157</text:p>
          </table:table-cell>
          <table:table-cell table:number-columns-repeated="2" office:value-type="string" calcext:value-type="string">
            <text:p>SWADDLE</text:p>
          </table:table-cell>
          <table:table-cell/>
        </table:table-row>
        <table:table-row table:style-name="ro2">
          <table:table-cell table:formula="of:=&quot;Sheet_1&quot;" office:value-type="string" office:string-value="Sheet_1" calcext:value-type="string">
            <text:p>Sheet_1</text:p>
          </table:table-cell>
          <table:table-cell office:value-type="float" office:value="52" calcext:value-type="float">
            <text:p>52</text:p>
          </table:table-cell>
          <table:table-cell table:formula="of:=[.C159]+1" office:value-type="float" office:value="158" calcext:value-type="float">
            <text:p>158</text:p>
          </table:table-cell>
          <table:table-cell office:value-type="string" calcext:value-type="string">
            <text:p>At what age did your baby first begin eating solid foods?</text:p>
          </table:table-cell>
          <table:table-cell table:formula="of:=&quot;v&quot; &amp; [.C160]" office:value-type="string" office:string-value="v158" calcext:value-type="string">
            <text:p>v158</text:p>
          </table:table-cell>
          <table:table-cell table:number-columns-repeated="2" office:value-type="string" calcext:value-type="string">
            <text:p>SOLIDS_AGE</text:p>
          </table:table-cell>
          <table:table-cell/>
        </table:table-row>
        <table:table-row table:style-name="ro3">
          <table:table-cell table:formula="of:=&quot;Sheet_1&quot;" office:value-type="string" office:string-value="Sheet_1" calcext:value-type="string">
            <text:p>Sheet_1</text:p>
          </table:table-cell>
          <table:table-cell office:value-type="float" office:value="53" calcext:value-type="float">
            <text:p>53</text:p>
          </table:table-cell>
          <table:table-cell table:formula="of:=[.C160]+1"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table:formula="of:=&quot;v&quot; &amp; [.C161]" office:value-type="string" office:string-value="v159" calcext:value-type="string">
            <text:p>v159</text:p>
          </table:table-cell>
          <table:table-cell table:number-columns-repeated="2" office:value-type="string" calcext:value-type="string">
            <text:p>GENERAL_SUPPLY</text:p>
          </table:table-cell>
          <table:table-cell/>
        </table:table-row>
        <table:table-row table:style-name="ro2">
          <table:table-cell table:formula="of:=&quot;Sheet_1&quot;" office:value-type="string" office:string-value="Sheet_1" calcext:value-type="string">
            <text:p>Sheet_1</text:p>
          </table:table-cell>
          <table:table-cell office:value-type="float" office:value="54" calcext:value-type="float">
            <text:p>54</text:p>
          </table:table-cell>
          <table:table-cell table:formula="of:=[.C161]+1" office:value-type="float" office:value="160" calcext:value-type="float">
            <text:p>160</text:p>
          </table:table-cell>
          <table:table-cell office:value-type="string" calcext:value-type="string">
            <text:p>Have you used Natural Family Planning since the birth of your youngest child?</text:p>
          </table:table-cell>
          <table:table-cell table:formula="of:=&quot;v&quot; &amp; [.C162]" office:value-type="string" office:string-value="v160" calcext:value-type="string">
            <text:p>v160</text:p>
          </table:table-cell>
          <table:table-cell table:number-columns-repeated="2" office:value-type="string" calcext:value-type="string">
            <text:p>BC_NFP</text:p>
          </table:table-cell>
          <table:table-cell/>
        </table:table-row>
        <table:table-row table:style-name="ro2">
          <table:table-cell table:formula="of:=&quot;Sheet_1&quot;" office:value-type="string" office:string-value="Sheet_1" calcext:value-type="string">
            <text:p>Sheet_1</text:p>
          </table:table-cell>
          <table:table-cell office:value-type="float" office:value="55" calcext:value-type="float">
            <text:p>55</text:p>
          </table:table-cell>
          <table:table-cell table:formula="of:=[.C162]+1" office:value-type="float" office:value="161" calcext:value-type="float">
            <text:p>161</text:p>
          </table:table-cell>
          <table:table-cell office:value-type="string" calcext:value-type="string">
            <text:p>How old was your baby when you started using this form of birth control?</text:p>
          </table:table-cell>
          <table:table-cell table:formula="of:=&quot;v&quot; &amp; [.C163]" office:value-type="string" office:string-value="v161" calcext:value-type="string">
            <text:p>v161</text:p>
          </table:table-cell>
          <table:table-cell table:number-columns-repeated="2" office:value-type="string" calcext:value-type="string">
            <text:p>BC_NFP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56" calcext:value-type="float">
            <text:p>56</text:p>
          </table:table-cell>
          <table:table-cell table:formula="of:=[.C163]+1" office:value-type="float" office:value="162" calcext:value-type="float">
            <text:p>162</text:p>
          </table:table-cell>
          <table:table-cell office:value-type="string" calcext:value-type="string">
            <text:p>Are you still using this form of birth control?</text:p>
          </table:table-cell>
          <table:table-cell table:formula="of:=&quot;v&quot; &amp; [.C164]" office:value-type="string" office:string-value="v162" calcext:value-type="string">
            <text:p>v162</text:p>
          </table:table-cell>
          <table:table-cell table:number-columns-repeated="2" office:value-type="string" calcext:value-type="string">
            <text:p>BC_NFP_STILLUSE</text:p>
          </table:table-cell>
          <table:table-cell/>
        </table:table-row>
        <table:table-row table:style-name="ro2">
          <table:table-cell table:formula="of:=&quot;Sheet_1&quot;" office:value-type="string" office:string-value="Sheet_1" calcext:value-type="string">
            <text:p>Sheet_1</text:p>
          </table:table-cell>
          <table:table-cell office:value-type="float" office:value="56" calcext:value-type="float">
            <text:p>56</text:p>
          </table:table-cell>
          <table:table-cell table:formula="of:=[.C164]+1" office:value-type="float" office:value="163" calcext:value-type="float">
            <text:p>163</text:p>
          </table:table-cell>
          <table:table-cell office:value-type="string" calcext:value-type="string">
            <text:p>Are you still using this form of birth control? - No. When and why did you stop?</text:p>
          </table:table-cell>
          <table:table-cell table:formula="of:=&quot;v&quot; &amp; [.C165]" office:value-type="string" office:string-value="v163" calcext:value-type="string">
            <text:p>v163</text:p>
          </table:table-cell>
          <table:table-cell table:number-columns-repeated="2" office:value-type="string" calcext:value-type="string">
            <text:p>BC_NFP_COMMENT1</text:p>
          </table:table-cell>
          <table:table-cell/>
        </table:table-row>
        <table:table-row table:style-name="ro2">
          <table:table-cell table:formula="of:=&quot;Sheet_1&quot;" office:value-type="string" office:string-value="Sheet_1" calcext:value-type="string">
            <text:p>Sheet_1</text:p>
          </table:table-cell>
          <table:table-cell office:value-type="float" office:value="57" calcext:value-type="float">
            <text:p>57</text:p>
          </table:table-cell>
          <table:table-cell table:formula="of:=[.C165]+1" office:value-type="float" office:value="164" calcext:value-type="float">
            <text:p>164</text:p>
          </table:table-cell>
          <table:table-cell office:value-type="string" calcext:value-type="string">
            <text:p>Did you notice any changes in your baby's behavior after beginning this form of birth control?</text:p>
          </table:table-cell>
          <table:table-cell table:formula="of:=&quot;v&quot; &amp; [.C166]" office:value-type="string" office:string-value="v164" calcext:value-type="string">
            <text:p>v164</text:p>
          </table:table-cell>
          <table:table-cell table:number-columns-repeated="2" office:value-type="string" calcext:value-type="string">
            <text:p>BC_NFP_BEHAVIOR</text:p>
          </table:table-cell>
          <table:table-cell/>
        </table:table-row>
        <table:table-row table:style-name="ro3">
          <table:table-cell table:formula="of:=&quot;Sheet_1&quot;" office:value-type="string" office:string-value="Sheet_1" calcext:value-type="string">
            <text:p>Sheet_1</text:p>
          </table:table-cell>
          <table:table-cell office:value-type="float" office:value="57" calcext:value-type="float">
            <text:p>57</text:p>
          </table:table-cell>
          <table:table-cell table:formula="of:=[.C166]+1" office:value-type="float" office:value="165" calcext:value-type="float">
            <text:p>165</text:p>
          </table:table-cell>
          <table:table-cell office:value-type="string" calcext:value-type="string">
            <text:p>Did you notice any changes in your baby's behavior after beginning this form of birth control? - Other (please specify)</text:p>
          </table:table-cell>
          <table:table-cell table:formula="of:=&quot;v&quot; &amp; [.C167]" office:value-type="string" office:string-value="v165" calcext:value-type="string">
            <text:p>v165</text:p>
          </table:table-cell>
          <table:table-cell table:number-columns-repeated="2" office:value-type="string" calcext:value-type="string">
            <text:p>BC_NFP_COMMENT2</text:p>
          </table:table-cell>
          <table:table-cell/>
        </table:table-row>
        <table:table-row table:style-name="ro2">
          <table:table-cell table:formula="of:=&quot;Sheet_1&quot;" office:value-type="string" office:string-value="Sheet_1" calcext:value-type="string">
            <text:p>Sheet_1</text:p>
          </table:table-cell>
          <table:table-cell office:value-type="float" office:value="58" calcext:value-type="float">
            <text:p>58</text:p>
          </table:table-cell>
          <table:table-cell table:formula="of:=[.C167]+1" office:value-type="float" office:value="166" calcext:value-type="float">
            <text:p>166</text:p>
          </table:table-cell>
          <table:table-cell office:value-type="string" calcext:value-type="string">
            <text:p>Since beginning this form of birth control, has your baby's weight:</text:p>
          </table:table-cell>
          <table:table-cell table:formula="of:=&quot;v&quot; &amp; [.C168]" office:value-type="string" office:string-value="v166" calcext:value-type="string">
            <text:p>v166</text:p>
          </table:table-cell>
          <table:table-cell table:number-columns-repeated="2" office:value-type="string" calcext:value-type="string">
            <text:p>BC_NFP_W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59" calcext:value-type="float">
            <text:p>59</text:p>
          </table:table-cell>
          <table:table-cell table:formula="of:=[.C168]+1" office:value-type="float" office:value="167" calcext:value-type="float">
            <text:p>167</text:p>
          </table:table-cell>
          <table:table-cell office:value-type="string" calcext:value-type="string">
            <text:p>Within the first month of beginning this form of birth control, did your milk supply:</text:p>
          </table:table-cell>
          <table:table-cell table:formula="of:=&quot;v&quot; &amp; [.C169]" office:value-type="string" office:string-value="v167" calcext:value-type="string">
            <text:p>v167</text:p>
          </table:table-cell>
          <table:table-cell table:number-columns-repeated="2" office:value-type="string" calcext:value-type="string">
            <text:p>BC_NFP_SUPPLY_MONTH1</text:p>
          </table:table-cell>
          <table:table-cell/>
        </table:table-row>
        <table:table-row table:style-name="ro2">
          <table:table-cell table:formula="of:=&quot;Sheet_1&quot;" office:value-type="string" office:string-value="Sheet_1" calcext:value-type="string">
            <text:p>Sheet_1</text:p>
          </table:table-cell>
          <table:table-cell office:value-type="float" office:value="60" calcext:value-type="float">
            <text:p>60</text:p>
          </table:table-cell>
          <table:table-cell table:formula="of:=[.C169]+1" office:value-type="float" office:value="168" calcext:value-type="float">
            <text:p>168</text:p>
          </table:table-cell>
          <table:table-cell office:value-type="string" calcext:value-type="string">
            <text:p>After the first month of using this form of birth control, was your milk supply:</text:p>
          </table:table-cell>
          <table:table-cell table:formula="of:=&quot;v&quot; &amp; [.C170]" office:value-type="string" office:string-value="v168" calcext:value-type="string">
            <text:p>v168</text:p>
          </table:table-cell>
          <table:table-cell table:number-columns-repeated="2" office:value-type="string" calcext:value-type="string">
            <text:p>BC_NFP_SUPPLY_MONTH2</text:p>
          </table:table-cell>
          <table:table-cell/>
        </table:table-row>
        <table:table-row table:style-name="ro2">
          <table:table-cell table:formula="of:=&quot;Sheet_1&quot;" office:value-type="string" office:string-value="Sheet_1" calcext:value-type="string">
            <text:p>Sheet_1</text:p>
          </table:table-cell>
          <table:table-cell office:value-type="float" office:value="61" calcext:value-type="float">
            <text:p>61</text:p>
          </table:table-cell>
          <table:table-cell table:formula="of:=[.C170]+1" office:value-type="float" office:value="169" calcext:value-type="float">
            <text:p>169</text:p>
          </table:table-cell>
          <table:table-cell office:value-type="string" calcext:value-type="string">
            <text:p>Do you feel that using this form of birth control influenced your milk supply?</text:p>
          </table:table-cell>
          <table:table-cell table:formula="of:=&quot;v&quot; &amp; [.C171]" office:value-type="string" office:string-value="v169" calcext:value-type="string">
            <text:p>v169</text:p>
          </table:table-cell>
          <table:table-cell table:number-columns-repeated="2" office:value-type="string" calcext:value-type="string">
            <text:p>BC_NFP_SUPPLY_OVERALL</text:p>
          </table:table-cell>
          <table:table-cell/>
        </table:table-row>
        <table:table-row table:style-name="ro3">
          <table:table-cell table:formula="of:=&quot;Sheet_1&quot;" office:value-type="string" office:string-value="Sheet_1" calcext:value-type="string">
            <text:p>Sheet_1</text:p>
          </table:table-cell>
          <table:table-cell table:formula="of:=[.B162] + 8" office:value-type="float" office:value="62" calcext:value-type="float">
            <text:p>62</text:p>
          </table:table-cell>
          <table:table-cell table:formula="of:=[.C171]+1" office:value-type="float" office:value="170" calcext:value-type="float">
            <text:p>170</text:p>
          </table:table-cell>
          <table:table-cell office:value-type="string" calcext:value-type="string">
            <text:p>Have you used one or more barrier method of birth control (e.g., condoms, diaphragm, sponge) since the birth of your youngest child?</text:p>
          </table:table-cell>
          <table:table-cell table:formula="of:=&quot;v&quot; &amp; [.C172]" office:value-type="string" office:string-value="v170" calcext:value-type="string">
            <text:p>v170</text:p>
          </table:table-cell>
          <table:table-cell table:number-columns-repeated="2" office:value-type="string" calcext:value-type="string">
            <text:p>BC_BAR</text:p>
          </table:table-cell>
          <table:table-cell/>
        </table:table-row>
        <table:table-row table:style-name="ro2">
          <table:table-cell table:formula="of:=&quot;Sheet_1&quot;" office:value-type="string" office:string-value="Sheet_1" calcext:value-type="string">
            <text:p>Sheet_1</text:p>
          </table:table-cell>
          <table:table-cell table:formula="of:=[.B163] + 8" office:value-type="float" office:value="63" calcext:value-type="float">
            <text:p>63</text:p>
          </table:table-cell>
          <table:table-cell table:formula="of:=[.C172]+1" office:value-type="float" office:value="171" calcext:value-type="float">
            <text:p>171</text:p>
          </table:table-cell>
          <table:table-cell office:value-type="string" calcext:value-type="string">
            <text:p>How old was your baby when you started using this form of birth control?</text:p>
          </table:table-cell>
          <table:table-cell table:formula="of:=&quot;v&quot; &amp; [.C173]" office:value-type="string" office:string-value="v171" calcext:value-type="string">
            <text:p>v171</text:p>
          </table:table-cell>
          <table:table-cell table:number-columns-repeated="2" office:value-type="string" calcext:value-type="string">
            <text:p>BC_BAR_AGE</text:p>
          </table:table-cell>
          <table:table-cell/>
        </table:table-row>
        <table:table-row table:style-name="ro2">
          <table:table-cell table:formula="of:=&quot;Sheet_1&quot;" office:value-type="string" office:string-value="Sheet_1" calcext:value-type="string">
            <text:p>Sheet_1</text:p>
          </table:table-cell>
          <table:table-cell table:formula="of:=[.B164] + 8" office:value-type="float" office:value="64" calcext:value-type="float">
            <text:p>64</text:p>
          </table:table-cell>
          <table:table-cell table:formula="of:=[.C173]+1" office:value-type="float" office:value="172" calcext:value-type="float">
            <text:p>172</text:p>
          </table:table-cell>
          <table:table-cell office:value-type="string" calcext:value-type="string">
            <text:p>Are you still using this form of birth control?</text:p>
          </table:table-cell>
          <table:table-cell table:formula="of:=&quot;v&quot; &amp; [.C174]" office:value-type="string" office:string-value="v172" calcext:value-type="string">
            <text:p>v172</text:p>
          </table:table-cell>
          <table:table-cell table:number-columns-repeated="2" office:value-type="string" calcext:value-type="string">
            <text:p>BC_BAR_STILLUSE</text:p>
          </table:table-cell>
          <table:table-cell/>
        </table:table-row>
        <table:table-row table:style-name="ro2">
          <table:table-cell table:formula="of:=&quot;Sheet_1&quot;" office:value-type="string" office:string-value="Sheet_1" calcext:value-type="string">
            <text:p>Sheet_1</text:p>
          </table:table-cell>
          <table:table-cell table:formula="of:=[.B165] + 8" office:value-type="float" office:value="64" calcext:value-type="float">
            <text:p>64</text:p>
          </table:table-cell>
          <table:table-cell table:formula="of:=[.C174]+1" office:value-type="float" office:value="173" calcext:value-type="float">
            <text:p>173</text:p>
          </table:table-cell>
          <table:table-cell office:value-type="string" calcext:value-type="string">
            <text:p>Are you still using this form of birth control? - No. When and why did you stop?</text:p>
          </table:table-cell>
          <table:table-cell table:formula="of:=&quot;v&quot; &amp; [.C175]" office:value-type="string" office:string-value="v173" calcext:value-type="string">
            <text:p>v173</text:p>
          </table:table-cell>
          <table:table-cell table:number-columns-repeated="2" office:value-type="string" calcext:value-type="string">
            <text:p>BC_BAR_COMMENT1</text:p>
          </table:table-cell>
          <table:table-cell/>
        </table:table-row>
        <table:table-row table:style-name="ro2">
          <table:table-cell table:formula="of:=&quot;Sheet_1&quot;" office:value-type="string" office:string-value="Sheet_1" calcext:value-type="string">
            <text:p>Sheet_1</text:p>
          </table:table-cell>
          <table:table-cell table:formula="of:=[.B166] + 8" office:value-type="float" office:value="65" calcext:value-type="float">
            <text:p>65</text:p>
          </table:table-cell>
          <table:table-cell table:formula="of:=[.C175]+1" office:value-type="float" office:value="174" calcext:value-type="float">
            <text:p>174</text:p>
          </table:table-cell>
          <table:table-cell office:value-type="string" calcext:value-type="string">
            <text:p>Did you notice any changes in your baby's behavior after beginning this form of birth control?</text:p>
          </table:table-cell>
          <table:table-cell table:formula="of:=&quot;v&quot; &amp; [.C176]" office:value-type="string" office:string-value="v174" calcext:value-type="string">
            <text:p>v174</text:p>
          </table:table-cell>
          <table:table-cell table:number-columns-repeated="2" office:value-type="string" calcext:value-type="string">
            <text:p>BC_BAR_BEHAVIOR</text:p>
          </table:table-cell>
          <table:table-cell/>
        </table:table-row>
        <table:table-row table:style-name="ro3">
          <table:table-cell table:formula="of:=&quot;Sheet_1&quot;" office:value-type="string" office:string-value="Sheet_1" calcext:value-type="string">
            <text:p>Sheet_1</text:p>
          </table:table-cell>
          <table:table-cell table:formula="of:=[.B167] + 8" office:value-type="float" office:value="65" calcext:value-type="float">
            <text:p>65</text:p>
          </table:table-cell>
          <table:table-cell table:formula="of:=[.C176]+1" office:value-type="float" office:value="175" calcext:value-type="float">
            <text:p>175</text:p>
          </table:table-cell>
          <table:table-cell office:value-type="string" calcext:value-type="string">
            <text:p>Did you notice any changes in your baby's behavior after beginning this form of birth control? - Other (please specify)</text:p>
          </table:table-cell>
          <table:table-cell table:formula="of:=&quot;v&quot; &amp; [.C177]" office:value-type="string" office:string-value="v175" calcext:value-type="string">
            <text:p>v175</text:p>
          </table:table-cell>
          <table:table-cell table:number-columns-repeated="2" office:value-type="string" calcext:value-type="string">
            <text:p>BC_BAR_COMMENT2</text:p>
          </table:table-cell>
          <table:table-cell/>
        </table:table-row>
        <table:table-row table:style-name="ro2">
          <table:table-cell table:formula="of:=&quot;Sheet_1&quot;" office:value-type="string" office:string-value="Sheet_1" calcext:value-type="string">
            <text:p>Sheet_1</text:p>
          </table:table-cell>
          <table:table-cell table:formula="of:=[.B168] + 8" office:value-type="float" office:value="66" calcext:value-type="float">
            <text:p>66</text:p>
          </table:table-cell>
          <table:table-cell table:formula="of:=[.C177]+1" office:value-type="float" office:value="176" calcext:value-type="float">
            <text:p>176</text:p>
          </table:table-cell>
          <table:table-cell office:value-type="string" calcext:value-type="string">
            <text:p>Since beginning this form of birth control, has your baby's weight:</text:p>
          </table:table-cell>
          <table:table-cell table:formula="of:=&quot;v&quot; &amp; [.C178]" office:value-type="string" office:string-value="v176" calcext:value-type="string">
            <text:p>v176</text:p>
          </table:table-cell>
          <table:table-cell table:number-columns-repeated="2" office:value-type="string" calcext:value-type="string">
            <text:p>BC_BAR_WEIGHT</text:p>
          </table:table-cell>
          <table:table-cell/>
        </table:table-row>
        <table:table-row table:style-name="ro2">
          <table:table-cell table:formula="of:=&quot;Sheet_1&quot;" office:value-type="string" office:string-value="Sheet_1" calcext:value-type="string">
            <text:p>Sheet_1</text:p>
          </table:table-cell>
          <table:table-cell table:formula="of:=[.B169] + 8" office:value-type="float" office:value="67" calcext:value-type="float">
            <text:p>67</text:p>
          </table:table-cell>
          <table:table-cell table:formula="of:=[.C178]+1" office:value-type="float" office:value="177" calcext:value-type="float">
            <text:p>177</text:p>
          </table:table-cell>
          <table:table-cell office:value-type="string" calcext:value-type="string">
            <text:p>Within the first month of beginning this form of birth control, did your milk supply:</text:p>
          </table:table-cell>
          <table:table-cell table:formula="of:=&quot;v&quot; &amp; [.C179]" office:value-type="string" office:string-value="v177" calcext:value-type="string">
            <text:p>v177</text:p>
          </table:table-cell>
          <table:table-cell table:number-columns-repeated="2" office:value-type="string" calcext:value-type="string">
            <text:p>BC_BAR_SUPPLY_MONTH1</text:p>
          </table:table-cell>
          <table:table-cell/>
        </table:table-row>
        <table:table-row table:style-name="ro2">
          <table:table-cell table:formula="of:=&quot;Sheet_1&quot;" office:value-type="string" office:string-value="Sheet_1" calcext:value-type="string">
            <text:p>Sheet_1</text:p>
          </table:table-cell>
          <table:table-cell table:formula="of:=[.B170] + 8" office:value-type="float" office:value="68" calcext:value-type="float">
            <text:p>68</text:p>
          </table:table-cell>
          <table:table-cell table:formula="of:=[.C179]+1" office:value-type="float" office:value="178" calcext:value-type="float">
            <text:p>178</text:p>
          </table:table-cell>
          <table:table-cell office:value-type="string" calcext:value-type="string">
            <text:p>After the first month of using this form of birth control, was your milk supply:</text:p>
          </table:table-cell>
          <table:table-cell table:formula="of:=&quot;v&quot; &amp; [.C180]" office:value-type="string" office:string-value="v178" calcext:value-type="string">
            <text:p>v178</text:p>
          </table:table-cell>
          <table:table-cell table:number-columns-repeated="2" office:value-type="string" calcext:value-type="string">
            <text:p>BC_BAR_SUPPLY_MONTH2</text:p>
          </table:table-cell>
          <table:table-cell/>
        </table:table-row>
        <table:table-row table:style-name="ro2">
          <table:table-cell table:formula="of:=&quot;Sheet_1&quot;" office:value-type="string" office:string-value="Sheet_1" calcext:value-type="string">
            <text:p>Sheet_1</text:p>
          </table:table-cell>
          <table:table-cell table:formula="of:=[.B171] + 8" office:value-type="float" office:value="69" calcext:value-type="float">
            <text:p>69</text:p>
          </table:table-cell>
          <table:table-cell table:formula="of:=[.C180]+1" office:value-type="float" office:value="179" calcext:value-type="float">
            <text:p>179</text:p>
          </table:table-cell>
          <table:table-cell office:value-type="string" calcext:value-type="string">
            <text:p>Do you feel that using this form of birth control influenced your milk supply?</text:p>
          </table:table-cell>
          <table:table-cell table:formula="of:=&quot;v&quot; &amp; [.C181]" office:value-type="string" office:string-value="v179" calcext:value-type="string">
            <text:p>v179</text:p>
          </table:table-cell>
          <table:table-cell table:number-columns-repeated="2" office:value-type="string" calcext:value-type="string">
            <text:p>BC_BAR_SUPPLY_OVERALL</text:p>
          </table:table-cell>
          <table:table-cell/>
        </table:table-row>
        <table:table-row table:style-name="ro2">
          <table:table-cell table:formula="of:=&quot;Sheet_1&quot;" office:value-type="string" office:string-value="Sheet_1" calcext:value-type="string">
            <text:p>Sheet_1</text:p>
          </table:table-cell>
          <table:table-cell table:formula="of:=[.B172] + 8" office:value-type="float" office:value="70" calcext:value-type="float">
            <text:p>70</text:p>
          </table:table-cell>
          <table:table-cell table:formula="of:=[.C181]+1" office:value-type="float" office:value="180" calcext:value-type="float">
            <text:p>180</text:p>
          </table:table-cell>
          <table:table-cell office:value-type="string" calcext:value-type="string">
            <text:p>Have you used a Copper IUD since the birth of your youngest child?</text:p>
          </table:table-cell>
          <table:table-cell table:formula="of:=&quot;v&quot; &amp; [.C182]" office:value-type="string" office:string-value="v180" calcext:value-type="string">
            <text:p>v180</text:p>
          </table:table-cell>
          <table:table-cell table:number-columns-repeated="2" office:value-type="string" calcext:value-type="string">
            <text:p>BC_CIUD</text:p>
          </table:table-cell>
          <table:table-cell/>
        </table:table-row>
        <table:table-row table:style-name="ro2">
          <table:table-cell table:formula="of:=&quot;Sheet_1&quot;" office:value-type="string" office:string-value="Sheet_1" calcext:value-type="string">
            <text:p>Sheet_1</text:p>
          </table:table-cell>
          <table:table-cell table:formula="of:=[.B173] + 8" office:value-type="float" office:value="71" calcext:value-type="float">
            <text:p>71</text:p>
          </table:table-cell>
          <table:table-cell table:formula="of:=[.C182]+1" office:value-type="float" office:value="181" calcext:value-type="float">
            <text:p>181</text:p>
          </table:table-cell>
          <table:table-cell office:value-type="string" calcext:value-type="string">
            <text:p>How old was your baby when you started using this form of birth control?</text:p>
          </table:table-cell>
          <table:table-cell table:formula="of:=&quot;v&quot; &amp; [.C183]" office:value-type="string" office:string-value="v181" calcext:value-type="string">
            <text:p>v181</text:p>
          </table:table-cell>
          <table:table-cell table:number-columns-repeated="2" office:value-type="string" calcext:value-type="string">
            <text:p>BC_CIUD_AGE</text:p>
          </table:table-cell>
          <table:table-cell/>
        </table:table-row>
        <table:table-row table:style-name="ro2">
          <table:table-cell table:formula="of:=&quot;Sheet_1&quot;" office:value-type="string" office:string-value="Sheet_1" calcext:value-type="string">
            <text:p>Sheet_1</text:p>
          </table:table-cell>
          <table:table-cell table:formula="of:=[.B174] + 8" office:value-type="float" office:value="72" calcext:value-type="float">
            <text:p>72</text:p>
          </table:table-cell>
          <table:table-cell table:formula="of:=[.C183]+1" office:value-type="float" office:value="182" calcext:value-type="float">
            <text:p>182</text:p>
          </table:table-cell>
          <table:table-cell office:value-type="string" calcext:value-type="string">
            <text:p>Are you still using this form of birth control?</text:p>
          </table:table-cell>
          <table:table-cell table:formula="of:=&quot;v&quot; &amp; [.C184]" office:value-type="string" office:string-value="v182" calcext:value-type="string">
            <text:p>v182</text:p>
          </table:table-cell>
          <table:table-cell table:number-columns-repeated="2" office:value-type="string" calcext:value-type="string">
            <text:p>BC_CIUD_STILLUSE</text:p>
          </table:table-cell>
          <table:table-cell/>
        </table:table-row>
        <table:table-row table:style-name="ro2">
          <table:table-cell table:formula="of:=&quot;Sheet_1&quot;" office:value-type="string" office:string-value="Sheet_1" calcext:value-type="string">
            <text:p>Sheet_1</text:p>
          </table:table-cell>
          <table:table-cell table:formula="of:=[.B175] + 8" office:value-type="float" office:value="72" calcext:value-type="float">
            <text:p>72</text:p>
          </table:table-cell>
          <table:table-cell table:formula="of:=[.C184]+1" office:value-type="float" office:value="183" calcext:value-type="float">
            <text:p>183</text:p>
          </table:table-cell>
          <table:table-cell office:value-type="string" calcext:value-type="string">
            <text:p>Are you still using this form of birth control? - No. When and why did you stop?</text:p>
          </table:table-cell>
          <table:table-cell table:formula="of:=&quot;v&quot; &amp; [.C185]" office:value-type="string" office:string-value="v183" calcext:value-type="string">
            <text:p>v183</text:p>
          </table:table-cell>
          <table:table-cell table:number-columns-repeated="2" office:value-type="string" calcext:value-type="string">
            <text:p>BC_CIUD_COMMENT1</text:p>
          </table:table-cell>
          <table:table-cell/>
        </table:table-row>
        <table:table-row table:style-name="ro2">
          <table:table-cell table:formula="of:=&quot;Sheet_1&quot;" office:value-type="string" office:string-value="Sheet_1" calcext:value-type="string">
            <text:p>Sheet_1</text:p>
          </table:table-cell>
          <table:table-cell table:formula="of:=[.B176] + 8" office:value-type="float" office:value="73" calcext:value-type="float">
            <text:p>73</text:p>
          </table:table-cell>
          <table:table-cell table:formula="of:=[.C185]+1" office:value-type="float" office:value="184" calcext:value-type="float">
            <text:p>184</text:p>
          </table:table-cell>
          <table:table-cell office:value-type="string" calcext:value-type="string">
            <text:p>Did you notice any changes in your baby's behavior after beginning this form of birth control?</text:p>
          </table:table-cell>
          <table:table-cell table:formula="of:=&quot;v&quot; &amp; [.C186]" office:value-type="string" office:string-value="v184" calcext:value-type="string">
            <text:p>v184</text:p>
          </table:table-cell>
          <table:table-cell table:number-columns-repeated="2" office:value-type="string" calcext:value-type="string">
            <text:p>BC_CIUD_BEHAVIOR</text:p>
          </table:table-cell>
          <table:table-cell/>
        </table:table-row>
        <table:table-row table:style-name="ro3">
          <table:table-cell table:formula="of:=&quot;Sheet_1&quot;" office:value-type="string" office:string-value="Sheet_1" calcext:value-type="string">
            <text:p>Sheet_1</text:p>
          </table:table-cell>
          <table:table-cell table:formula="of:=[.B177] + 8" office:value-type="float" office:value="73" calcext:value-type="float">
            <text:p>73</text:p>
          </table:table-cell>
          <table:table-cell table:formula="of:=[.C186]+1" office:value-type="float" office:value="185" calcext:value-type="float">
            <text:p>185</text:p>
          </table:table-cell>
          <table:table-cell office:value-type="string" calcext:value-type="string">
            <text:p>Did you notice any changes in your baby's behavior after beginning this form of birth control? - Other (please specify)</text:p>
          </table:table-cell>
          <table:table-cell table:formula="of:=&quot;v&quot; &amp; [.C187]" office:value-type="string" office:string-value="v185" calcext:value-type="string">
            <text:p>v185</text:p>
          </table:table-cell>
          <table:table-cell table:number-columns-repeated="2" office:value-type="string" calcext:value-type="string">
            <text:p>BC_CIUD_COMMENT2</text:p>
          </table:table-cell>
          <table:table-cell/>
        </table:table-row>
        <table:table-row table:style-name="ro2">
          <table:table-cell table:formula="of:=&quot;Sheet_1&quot;" office:value-type="string" office:string-value="Sheet_1" calcext:value-type="string">
            <text:p>Sheet_1</text:p>
          </table:table-cell>
          <table:table-cell table:formula="of:=[.B178] + 8" office:value-type="float" office:value="74" calcext:value-type="float">
            <text:p>74</text:p>
          </table:table-cell>
          <table:table-cell table:formula="of:=[.C187]+1" office:value-type="float" office:value="186" calcext:value-type="float">
            <text:p>186</text:p>
          </table:table-cell>
          <table:table-cell office:value-type="string" calcext:value-type="string">
            <text:p>Since beginning this form of birth control, has your baby's weight:</text:p>
          </table:table-cell>
          <table:table-cell table:formula="of:=&quot;v&quot; &amp; [.C188]" office:value-type="string" office:string-value="v186" calcext:value-type="string">
            <text:p>v186</text:p>
          </table:table-cell>
          <table:table-cell table:number-columns-repeated="2" office:value-type="string" calcext:value-type="string">
            <text:p>BC_CIUD_WEIGHT</text:p>
          </table:table-cell>
          <table:table-cell/>
        </table:table-row>
        <table:table-row table:style-name="ro2">
          <table:table-cell table:formula="of:=&quot;Sheet_1&quot;" office:value-type="string" office:string-value="Sheet_1" calcext:value-type="string">
            <text:p>Sheet_1</text:p>
          </table:table-cell>
          <table:table-cell table:formula="of:=[.B179] + 8" office:value-type="float" office:value="75" calcext:value-type="float">
            <text:p>75</text:p>
          </table:table-cell>
          <table:table-cell table:formula="of:=[.C188]+1" office:value-type="float" office:value="187" calcext:value-type="float">
            <text:p>187</text:p>
          </table:table-cell>
          <table:table-cell office:value-type="string" calcext:value-type="string">
            <text:p>Within the first month of beginning this form of birth control, did your milk supply:</text:p>
          </table:table-cell>
          <table:table-cell table:formula="of:=&quot;v&quot; &amp; [.C189]" office:value-type="string" office:string-value="v187" calcext:value-type="string">
            <text:p>v187</text:p>
          </table:table-cell>
          <table:table-cell table:number-columns-repeated="2" office:value-type="string" calcext:value-type="string">
            <text:p>BC_CIUD_SUPPLY_MONTH1</text:p>
          </table:table-cell>
          <table:table-cell/>
        </table:table-row>
        <table:table-row table:style-name="ro2">
          <table:table-cell table:formula="of:=&quot;Sheet_1&quot;" office:value-type="string" office:string-value="Sheet_1" calcext:value-type="string">
            <text:p>Sheet_1</text:p>
          </table:table-cell>
          <table:table-cell table:formula="of:=[.B180] + 8" office:value-type="float" office:value="76" calcext:value-type="float">
            <text:p>76</text:p>
          </table:table-cell>
          <table:table-cell table:formula="of:=[.C189]+1" office:value-type="float" office:value="188" calcext:value-type="float">
            <text:p>188</text:p>
          </table:table-cell>
          <table:table-cell office:value-type="string" calcext:value-type="string">
            <text:p>After the first month of using this form of birth control, was your milk supply:</text:p>
          </table:table-cell>
          <table:table-cell table:formula="of:=&quot;v&quot; &amp; [.C190]" office:value-type="string" office:string-value="v188" calcext:value-type="string">
            <text:p>v188</text:p>
          </table:table-cell>
          <table:table-cell table:number-columns-repeated="2" office:value-type="string" calcext:value-type="string">
            <text:p>BC_CIUD_SUPPLY_MONTH2</text:p>
          </table:table-cell>
          <table:table-cell/>
        </table:table-row>
        <table:table-row table:style-name="ro2">
          <table:table-cell table:formula="of:=&quot;Sheet_1&quot;" office:value-type="string" office:string-value="Sheet_1" calcext:value-type="string">
            <text:p>Sheet_1</text:p>
          </table:table-cell>
          <table:table-cell table:formula="of:=[.B181] + 8" office:value-type="float" office:value="77" calcext:value-type="float">
            <text:p>77</text:p>
          </table:table-cell>
          <table:table-cell table:formula="of:=[.C190]+1" office:value-type="float" office:value="189" calcext:value-type="float">
            <text:p>189</text:p>
          </table:table-cell>
          <table:table-cell office:value-type="string" calcext:value-type="string">
            <text:p>Do you feel that using this form of birth control influenced your milk supply?</text:p>
          </table:table-cell>
          <table:table-cell table:formula="of:=&quot;v&quot; &amp; [.C191]" office:value-type="string" office:string-value="v189" calcext:value-type="string">
            <text:p>v189</text:p>
          </table:table-cell>
          <table:table-cell table:number-columns-repeated="2" office:value-type="string" calcext:value-type="string">
            <text:p>BC_CIUD_SUPPLY_OVERALL</text:p>
          </table:table-cell>
          <table:table-cell/>
        </table:table-row>
        <table:table-row table:style-name="ro2">
          <table:table-cell table:formula="of:=&quot;Sheet_1&quot;" office:value-type="string" office:string-value="Sheet_1" calcext:value-type="string">
            <text:p>Sheet_1</text:p>
          </table:table-cell>
          <table:table-cell table:formula="of:=[.B182] + 8" office:value-type="float" office:value="78" calcext:value-type="float">
            <text:p>78</text:p>
          </table:table-cell>
          <table:table-cell table:formula="of:=[.C191]+1" office:value-type="float" office:value="190" calcext:value-type="float">
            <text:p>190</text:p>
          </table:table-cell>
          <table:table-cell office:value-type="string" calcext:value-type="string">
            <text:p>Have you used a Hormonal IUD since the birth of your youngest child?</text:p>
          </table:table-cell>
          <table:table-cell table:formula="of:=&quot;v&quot; &amp; [.C192]" office:value-type="string" office:string-value="v190" calcext:value-type="string">
            <text:p>v190</text:p>
          </table:table-cell>
          <table:table-cell table:number-columns-repeated="2" office:value-type="string" calcext:value-type="string">
            <text:p>BC_HIUD</text:p>
          </table:table-cell>
          <table:table-cell/>
        </table:table-row>
        <table:table-row table:style-name="ro2">
          <table:table-cell table:formula="of:=&quot;Sheet_1&quot;" office:value-type="string" office:string-value="Sheet_1" calcext:value-type="string">
            <text:p>Sheet_1</text:p>
          </table:table-cell>
          <table:table-cell table:formula="of:=[.B183] + 8" office:value-type="float" office:value="79" calcext:value-type="float">
            <text:p>79</text:p>
          </table:table-cell>
          <table:table-cell table:formula="of:=[.C192]+1" office:value-type="float" office:value="191" calcext:value-type="float">
            <text:p>191</text:p>
          </table:table-cell>
          <table:table-cell office:value-type="string" calcext:value-type="string">
            <text:p>How old was your baby when you started using this form of birth control?</text:p>
          </table:table-cell>
          <table:table-cell table:formula="of:=&quot;v&quot; &amp; [.C193]" office:value-type="string" office:string-value="v191" calcext:value-type="string">
            <text:p>v191</text:p>
          </table:table-cell>
          <table:table-cell table:number-columns-repeated="2" office:value-type="string" calcext:value-type="string">
            <text:p>BC_HIUD_AGE</text:p>
          </table:table-cell>
          <table:table-cell/>
        </table:table-row>
        <table:table-row table:style-name="ro2">
          <table:table-cell table:formula="of:=&quot;Sheet_1&quot;" office:value-type="string" office:string-value="Sheet_1" calcext:value-type="string">
            <text:p>Sheet_1</text:p>
          </table:table-cell>
          <table:table-cell table:formula="of:=[.B184] + 8" office:value-type="float" office:value="80" calcext:value-type="float">
            <text:p>80</text:p>
          </table:table-cell>
          <table:table-cell table:formula="of:=[.C193]+1" office:value-type="float" office:value="192" calcext:value-type="float">
            <text:p>192</text:p>
          </table:table-cell>
          <table:table-cell office:value-type="string" calcext:value-type="string">
            <text:p>Are you still using this form of birth control?</text:p>
          </table:table-cell>
          <table:table-cell table:formula="of:=&quot;v&quot; &amp; [.C194]" office:value-type="string" office:string-value="v192" calcext:value-type="string">
            <text:p>v192</text:p>
          </table:table-cell>
          <table:table-cell table:number-columns-repeated="2" office:value-type="string" calcext:value-type="string">
            <text:p>BC_HIUD_STILLUSE</text:p>
          </table:table-cell>
          <table:table-cell/>
        </table:table-row>
        <table:table-row table:style-name="ro2">
          <table:table-cell table:formula="of:=&quot;Sheet_1&quot;" office:value-type="string" office:string-value="Sheet_1" calcext:value-type="string">
            <text:p>Sheet_1</text:p>
          </table:table-cell>
          <table:table-cell table:formula="of:=[.B185] + 8" office:value-type="float" office:value="80" calcext:value-type="float">
            <text:p>80</text:p>
          </table:table-cell>
          <table:table-cell table:formula="of:=[.C194]+1" office:value-type="float" office:value="193" calcext:value-type="float">
            <text:p>193</text:p>
          </table:table-cell>
          <table:table-cell office:value-type="string" calcext:value-type="string">
            <text:p>Are you still using this form of birth control? - No. When and why did you stop?</text:p>
          </table:table-cell>
          <table:table-cell table:formula="of:=&quot;v&quot; &amp; [.C195]" office:value-type="string" office:string-value="v193" calcext:value-type="string">
            <text:p>v193</text:p>
          </table:table-cell>
          <table:table-cell table:number-columns-repeated="2" office:value-type="string" calcext:value-type="string">
            <text:p>BC_HIUD_COMMENT1</text:p>
          </table:table-cell>
          <table:table-cell/>
        </table:table-row>
        <table:table-row table:style-name="ro2">
          <table:table-cell table:formula="of:=&quot;Sheet_1&quot;" office:value-type="string" office:string-value="Sheet_1" calcext:value-type="string">
            <text:p>Sheet_1</text:p>
          </table:table-cell>
          <table:table-cell table:formula="of:=[.B186] + 8" office:value-type="float" office:value="81" calcext:value-type="float">
            <text:p>81</text:p>
          </table:table-cell>
          <table:table-cell table:formula="of:=[.C195]+1" office:value-type="float" office:value="194" calcext:value-type="float">
            <text:p>194</text:p>
          </table:table-cell>
          <table:table-cell office:value-type="string" calcext:value-type="string">
            <text:p>Did you notice any changes in your baby's behavior after beginning this form of birth control?</text:p>
          </table:table-cell>
          <table:table-cell table:formula="of:=&quot;v&quot; &amp; [.C196]" office:value-type="string" office:string-value="v194" calcext:value-type="string">
            <text:p>v194</text:p>
          </table:table-cell>
          <table:table-cell table:number-columns-repeated="2" office:value-type="string" calcext:value-type="string">
            <text:p>BC_HIUD_BEHAVIOR</text:p>
          </table:table-cell>
          <table:table-cell/>
        </table:table-row>
        <table:table-row table:style-name="ro3">
          <table:table-cell table:formula="of:=&quot;Sheet_1&quot;" office:value-type="string" office:string-value="Sheet_1" calcext:value-type="string">
            <text:p>Sheet_1</text:p>
          </table:table-cell>
          <table:table-cell table:formula="of:=[.B187] + 8" office:value-type="float" office:value="81" calcext:value-type="float">
            <text:p>81</text:p>
          </table:table-cell>
          <table:table-cell table:formula="of:=[.C196]+1" office:value-type="float" office:value="195" calcext:value-type="float">
            <text:p>195</text:p>
          </table:table-cell>
          <table:table-cell office:value-type="string" calcext:value-type="string">
            <text:p>Did you notice any changes in your baby's behavior after beginning this form of birth control? - Other (please specify)</text:p>
          </table:table-cell>
          <table:table-cell table:formula="of:=&quot;v&quot; &amp; [.C197]" office:value-type="string" office:string-value="v195" calcext:value-type="string">
            <text:p>v195</text:p>
          </table:table-cell>
          <table:table-cell table:number-columns-repeated="2" office:value-type="string" calcext:value-type="string">
            <text:p>BC_HIUD_COMMENT2</text:p>
          </table:table-cell>
          <table:table-cell/>
        </table:table-row>
        <table:table-row table:style-name="ro2">
          <table:table-cell table:formula="of:=&quot;Sheet_1&quot;" office:value-type="string" office:string-value="Sheet_1" calcext:value-type="string">
            <text:p>Sheet_1</text:p>
          </table:table-cell>
          <table:table-cell table:formula="of:=[.B188] + 8" office:value-type="float" office:value="82" calcext:value-type="float">
            <text:p>82</text:p>
          </table:table-cell>
          <table:table-cell table:formula="of:=[.C197]+1" office:value-type="float" office:value="196" calcext:value-type="float">
            <text:p>196</text:p>
          </table:table-cell>
          <table:table-cell office:value-type="string" calcext:value-type="string">
            <text:p>Since beginning this form of birth control, has your baby's weight:</text:p>
          </table:table-cell>
          <table:table-cell table:formula="of:=&quot;v&quot; &amp; [.C198]" office:value-type="string" office:string-value="v196" calcext:value-type="string">
            <text:p>v196</text:p>
          </table:table-cell>
          <table:table-cell table:number-columns-repeated="2" office:value-type="string" calcext:value-type="string">
            <text:p>BC_HIUD_WEIGHT</text:p>
          </table:table-cell>
          <table:table-cell/>
        </table:table-row>
        <table:table-row table:style-name="ro2">
          <table:table-cell table:formula="of:=&quot;Sheet_1&quot;" office:value-type="string" office:string-value="Sheet_1" calcext:value-type="string">
            <text:p>Sheet_1</text:p>
          </table:table-cell>
          <table:table-cell table:formula="of:=[.B189] + 8" office:value-type="float" office:value="83" calcext:value-type="float">
            <text:p>83</text:p>
          </table:table-cell>
          <table:table-cell table:formula="of:=[.C198]+1" office:value-type="float" office:value="197" calcext:value-type="float">
            <text:p>197</text:p>
          </table:table-cell>
          <table:table-cell office:value-type="string" calcext:value-type="string">
            <text:p>Within the first month of beginning this form of birth control, did your milk supply:</text:p>
          </table:table-cell>
          <table:table-cell table:formula="of:=&quot;v&quot; &amp; [.C199]" office:value-type="string" office:string-value="v197" calcext:value-type="string">
            <text:p>v197</text:p>
          </table:table-cell>
          <table:table-cell table:number-columns-repeated="2" office:value-type="string" calcext:value-type="string">
            <text:p>BC_HIUD_SUPPLY_MONTH1</text:p>
          </table:table-cell>
          <table:table-cell/>
        </table:table-row>
        <table:table-row table:style-name="ro2">
          <table:table-cell table:formula="of:=&quot;Sheet_1&quot;" office:value-type="string" office:string-value="Sheet_1" calcext:value-type="string">
            <text:p>Sheet_1</text:p>
          </table:table-cell>
          <table:table-cell table:formula="of:=[.B190] + 8" office:value-type="float" office:value="84" calcext:value-type="float">
            <text:p>84</text:p>
          </table:table-cell>
          <table:table-cell table:formula="of:=[.C199]+1" office:value-type="float" office:value="198" calcext:value-type="float">
            <text:p>198</text:p>
          </table:table-cell>
          <table:table-cell office:value-type="string" calcext:value-type="string">
            <text:p>After the first month of using this form of birth control, was your milk supply:</text:p>
          </table:table-cell>
          <table:table-cell table:formula="of:=&quot;v&quot; &amp; [.C200]" office:value-type="string" office:string-value="v198" calcext:value-type="string">
            <text:p>v198</text:p>
          </table:table-cell>
          <table:table-cell table:number-columns-repeated="2" office:value-type="string" calcext:value-type="string">
            <text:p>BC_HIUD_SUPPLY_MONTH2</text:p>
          </table:table-cell>
          <table:table-cell/>
        </table:table-row>
        <table:table-row table:style-name="ro2">
          <table:table-cell table:formula="of:=&quot;Sheet_1&quot;" office:value-type="string" office:string-value="Sheet_1" calcext:value-type="string">
            <text:p>Sheet_1</text:p>
          </table:table-cell>
          <table:table-cell table:formula="of:=[.B191] + 8" office:value-type="float" office:value="85" calcext:value-type="float">
            <text:p>85</text:p>
          </table:table-cell>
          <table:table-cell table:formula="of:=[.C200]+1" office:value-type="float" office:value="199" calcext:value-type="float">
            <text:p>199</text:p>
          </table:table-cell>
          <table:table-cell office:value-type="string" calcext:value-type="string">
            <text:p>Do you feel that using this form of birth control influenced your milk supply?</text:p>
          </table:table-cell>
          <table:table-cell table:formula="of:=&quot;v&quot; &amp; [.C201]" office:value-type="string" office:string-value="v199" calcext:value-type="string">
            <text:p>v199</text:p>
          </table:table-cell>
          <table:table-cell table:number-columns-repeated="2" office:value-type="string" calcext:value-type="string">
            <text:p>BC_HIUD_SUPPLY_OVERALL</text:p>
          </table:table-cell>
          <table:table-cell/>
        </table:table-row>
        <table:table-row table:style-name="ro2">
          <table:table-cell table:formula="of:=&quot;Sheet_1&quot;" office:value-type="string" office:string-value="Sheet_1" calcext:value-type="string">
            <text:p>Sheet_1</text:p>
          </table:table-cell>
          <table:table-cell table:formula="of:=[.B192] + 8" office:value-type="float" office:value="86" calcext:value-type="float">
            <text:p>86</text:p>
          </table:table-cell>
          <table:table-cell table:formula="of:=[.C201]+1" office:value-type="float" office:value="200" calcext:value-type="float">
            <text:p>200</text:p>
          </table:table-cell>
          <table:table-cell office:value-type="string" calcext:value-type="string">
            <text:p>Have you used a Progestin-only Birth Control Pill since the birth of your youngest child?</text:p>
          </table:table-cell>
          <table:table-cell table:formula="of:=&quot;v&quot; &amp; [.C202]" office:value-type="string" office:string-value="v200" calcext:value-type="string">
            <text:p>v200</text:p>
          </table:table-cell>
          <table:table-cell table:number-columns-repeated="2" office:value-type="string" calcext:value-type="string">
            <text:p>BC_PBCP</text:p>
          </table:table-cell>
          <table:table-cell/>
        </table:table-row>
        <table:table-row table:style-name="ro2">
          <table:table-cell table:formula="of:=&quot;Sheet_1&quot;" office:value-type="string" office:string-value="Sheet_1" calcext:value-type="string">
            <text:p>Sheet_1</text:p>
          </table:table-cell>
          <table:table-cell table:formula="of:=[.B193] + 8" office:value-type="float" office:value="87" calcext:value-type="float">
            <text:p>87</text:p>
          </table:table-cell>
          <table:table-cell table:formula="of:=[.C202]+1" office:value-type="float" office:value="201" calcext:value-type="float">
            <text:p>201</text:p>
          </table:table-cell>
          <table:table-cell office:value-type="string" calcext:value-type="string">
            <text:p>How old was your baby when you started using this form of birth control?</text:p>
          </table:table-cell>
          <table:table-cell table:formula="of:=&quot;v&quot; &amp; [.C203]" office:value-type="string" office:string-value="v201" calcext:value-type="string">
            <text:p>v201</text:p>
          </table:table-cell>
          <table:table-cell table:number-columns-repeated="2" office:value-type="string" calcext:value-type="string">
            <text:p>BC_PBCP_AGE</text:p>
          </table:table-cell>
          <table:table-cell/>
        </table:table-row>
        <table:table-row table:style-name="ro2">
          <table:table-cell table:formula="of:=&quot;Sheet_1&quot;" office:value-type="string" office:string-value="Sheet_1" calcext:value-type="string">
            <text:p>Sheet_1</text:p>
          </table:table-cell>
          <table:table-cell table:formula="of:=[.B194] + 8" office:value-type="float" office:value="88" calcext:value-type="float">
            <text:p>88</text:p>
          </table:table-cell>
          <table:table-cell table:formula="of:=[.C203]+1" office:value-type="float" office:value="202" calcext:value-type="float">
            <text:p>202</text:p>
          </table:table-cell>
          <table:table-cell office:value-type="string" calcext:value-type="string">
            <text:p>Are you still using this form of birth control?</text:p>
          </table:table-cell>
          <table:table-cell table:formula="of:=&quot;v&quot; &amp; [.C204]" office:value-type="string" office:string-value="v202" calcext:value-type="string">
            <text:p>v202</text:p>
          </table:table-cell>
          <table:table-cell table:number-columns-repeated="2" office:value-type="string" calcext:value-type="string">
            <text:p>BC_PBCP_STILLUSE</text:p>
          </table:table-cell>
          <table:table-cell/>
        </table:table-row>
        <table:table-row table:style-name="ro2">
          <table:table-cell table:formula="of:=&quot;Sheet_1&quot;" office:value-type="string" office:string-value="Sheet_1" calcext:value-type="string">
            <text:p>Sheet_1</text:p>
          </table:table-cell>
          <table:table-cell table:formula="of:=[.B195] + 8" office:value-type="float" office:value="88" calcext:value-type="float">
            <text:p>88</text:p>
          </table:table-cell>
          <table:table-cell table:formula="of:=[.C204]+1" office:value-type="float" office:value="203" calcext:value-type="float">
            <text:p>203</text:p>
          </table:table-cell>
          <table:table-cell office:value-type="string" calcext:value-type="string">
            <text:p>Are you still using this form of birth control? - No. When and why did you stop?</text:p>
          </table:table-cell>
          <table:table-cell table:formula="of:=&quot;v&quot; &amp; [.C205]" office:value-type="string" office:string-value="v203" calcext:value-type="string">
            <text:p>v203</text:p>
          </table:table-cell>
          <table:table-cell table:number-columns-repeated="2" office:value-type="string" calcext:value-type="string">
            <text:p>BC_PBCP_COMMENT1</text:p>
          </table:table-cell>
          <table:table-cell/>
        </table:table-row>
        <table:table-row table:style-name="ro2">
          <table:table-cell table:formula="of:=&quot;Sheet_1&quot;" office:value-type="string" office:string-value="Sheet_1" calcext:value-type="string">
            <text:p>Sheet_1</text:p>
          </table:table-cell>
          <table:table-cell table:formula="of:=[.B196] + 8" office:value-type="float" office:value="89" calcext:value-type="float">
            <text:p>89</text:p>
          </table:table-cell>
          <table:table-cell table:formula="of:=[.C205]+1" office:value-type="float" office:value="204" calcext:value-type="float">
            <text:p>204</text:p>
          </table:table-cell>
          <table:table-cell office:value-type="string" calcext:value-type="string">
            <text:p>Did you notice any changes in your baby's behavior after beginning this form of birth control?</text:p>
          </table:table-cell>
          <table:table-cell table:formula="of:=&quot;v&quot; &amp; [.C206]" office:value-type="string" office:string-value="v204" calcext:value-type="string">
            <text:p>v204</text:p>
          </table:table-cell>
          <table:table-cell table:number-columns-repeated="2" office:value-type="string" calcext:value-type="string">
            <text:p>BC_PBCP_BEHAVIOR</text:p>
          </table:table-cell>
          <table:table-cell/>
        </table:table-row>
        <table:table-row table:style-name="ro3">
          <table:table-cell table:formula="of:=&quot;Sheet_1&quot;" office:value-type="string" office:string-value="Sheet_1" calcext:value-type="string">
            <text:p>Sheet_1</text:p>
          </table:table-cell>
          <table:table-cell table:formula="of:=[.B197] + 8" office:value-type="float" office:value="89" calcext:value-type="float">
            <text:p>89</text:p>
          </table:table-cell>
          <table:table-cell table:formula="of:=[.C206]+1" office:value-type="float" office:value="205" calcext:value-type="float">
            <text:p>205</text:p>
          </table:table-cell>
          <table:table-cell office:value-type="string" calcext:value-type="string">
            <text:p>Did you notice any changes in your baby's behavior after beginning this form of birth control? - Other (please specify)</text:p>
          </table:table-cell>
          <table:table-cell table:formula="of:=&quot;v&quot; &amp; [.C207]" office:value-type="string" office:string-value="v205" calcext:value-type="string">
            <text:p>v205</text:p>
          </table:table-cell>
          <table:table-cell table:number-columns-repeated="2" office:value-type="string" calcext:value-type="string">
            <text:p>BC_PBCP_COMMENT2</text:p>
          </table:table-cell>
          <table:table-cell/>
        </table:table-row>
        <table:table-row table:style-name="ro2">
          <table:table-cell table:formula="of:=&quot;Sheet_1&quot;" office:value-type="string" office:string-value="Sheet_1" calcext:value-type="string">
            <text:p>Sheet_1</text:p>
          </table:table-cell>
          <table:table-cell table:formula="of:=[.B198] + 8" office:value-type="float" office:value="90" calcext:value-type="float">
            <text:p>90</text:p>
          </table:table-cell>
          <table:table-cell table:formula="of:=[.C207]+1" office:value-type="float" office:value="206" calcext:value-type="float">
            <text:p>206</text:p>
          </table:table-cell>
          <table:table-cell office:value-type="string" calcext:value-type="string">
            <text:p>Since beginning this form of birth control, has your baby's weight:</text:p>
          </table:table-cell>
          <table:table-cell table:formula="of:=&quot;v&quot; &amp; [.C208]" office:value-type="string" office:string-value="v206" calcext:value-type="string">
            <text:p>v206</text:p>
          </table:table-cell>
          <table:table-cell table:number-columns-repeated="2" office:value-type="string" calcext:value-type="string">
            <text:p>BC_PBCP_WEIGHT</text:p>
          </table:table-cell>
          <table:table-cell/>
        </table:table-row>
        <table:table-row table:style-name="ro2">
          <table:table-cell table:formula="of:=&quot;Sheet_1&quot;" office:value-type="string" office:string-value="Sheet_1" calcext:value-type="string">
            <text:p>Sheet_1</text:p>
          </table:table-cell>
          <table:table-cell table:formula="of:=[.B199] + 8" office:value-type="float" office:value="91" calcext:value-type="float">
            <text:p>91</text:p>
          </table:table-cell>
          <table:table-cell table:formula="of:=[.C208]+1" office:value-type="float" office:value="207" calcext:value-type="float">
            <text:p>207</text:p>
          </table:table-cell>
          <table:table-cell office:value-type="string" calcext:value-type="string">
            <text:p>Within the first month of beginning this form of birth control, did your milk supply:</text:p>
          </table:table-cell>
          <table:table-cell table:formula="of:=&quot;v&quot; &amp; [.C209]" office:value-type="string" office:string-value="v207" calcext:value-type="string">
            <text:p>v207</text:p>
          </table:table-cell>
          <table:table-cell table:number-columns-repeated="2" office:value-type="string" calcext:value-type="string">
            <text:p>BC_PBCP_SUPPLY_MONTH1</text:p>
          </table:table-cell>
          <table:table-cell/>
        </table:table-row>
        <table:table-row table:style-name="ro2">
          <table:table-cell table:formula="of:=&quot;Sheet_1&quot;" office:value-type="string" office:string-value="Sheet_1" calcext:value-type="string">
            <text:p>Sheet_1</text:p>
          </table:table-cell>
          <table:table-cell table:formula="of:=[.B200] + 8" office:value-type="float" office:value="92" calcext:value-type="float">
            <text:p>92</text:p>
          </table:table-cell>
          <table:table-cell table:formula="of:=[.C209]+1" office:value-type="float" office:value="208" calcext:value-type="float">
            <text:p>208</text:p>
          </table:table-cell>
          <table:table-cell office:value-type="string" calcext:value-type="string">
            <text:p>After the first month of using this form of birth control, was your milk supply:</text:p>
          </table:table-cell>
          <table:table-cell table:formula="of:=&quot;v&quot; &amp; [.C210]" office:value-type="string" office:string-value="v208" calcext:value-type="string">
            <text:p>v208</text:p>
          </table:table-cell>
          <table:table-cell table:number-columns-repeated="2" office:value-type="string" calcext:value-type="string">
            <text:p>BC_PBCP_SUPPLY_MONTH2</text:p>
          </table:table-cell>
          <table:table-cell/>
        </table:table-row>
        <table:table-row table:style-name="ro2">
          <table:table-cell table:formula="of:=&quot;Sheet_1&quot;" office:value-type="string" office:string-value="Sheet_1" calcext:value-type="string">
            <text:p>Sheet_1</text:p>
          </table:table-cell>
          <table:table-cell table:formula="of:=[.B201] + 8" office:value-type="float" office:value="93" calcext:value-type="float">
            <text:p>93</text:p>
          </table:table-cell>
          <table:table-cell table:formula="of:=[.C210]+1" office:value-type="float" office:value="209" calcext:value-type="float">
            <text:p>209</text:p>
          </table:table-cell>
          <table:table-cell office:value-type="string" calcext:value-type="string">
            <text:p>Do you feel that using this form of birth control influenced your milk supply?</text:p>
          </table:table-cell>
          <table:table-cell table:formula="of:=&quot;v&quot; &amp; [.C211]" office:value-type="string" office:string-value="v209" calcext:value-type="string">
            <text:p>v209</text:p>
          </table:table-cell>
          <table:table-cell table:number-columns-repeated="2" office:value-type="string" calcext:value-type="string">
            <text:p>BC_PBCP_SUPPLY_OVERALL</text:p>
          </table:table-cell>
          <table:table-cell/>
        </table:table-row>
        <table:table-row table:style-name="ro2">
          <table:table-cell table:formula="of:=&quot;Sheet_1&quot;" office:value-type="string" office:string-value="Sheet_1" calcext:value-type="string">
            <text:p>Sheet_1</text:p>
          </table:table-cell>
          <table:table-cell table:formula="of:=[.B202] + 8" office:value-type="float" office:value="94" calcext:value-type="float">
            <text:p>94</text:p>
          </table:table-cell>
          <table:table-cell table:formula="of:=[.C211]+1" office:value-type="float" office:value="210" calcext:value-type="float">
            <text:p>210</text:p>
          </table:table-cell>
          <table:table-cell office:value-type="string" calcext:value-type="string">
            <text:p>Have you used a Combination Birth Control Pill since the birth of your youngest child?</text:p>
          </table:table-cell>
          <table:table-cell table:formula="of:=&quot;v&quot; &amp; [.C212]" office:value-type="string" office:string-value="v210" calcext:value-type="string">
            <text:p>v210</text:p>
          </table:table-cell>
          <table:table-cell table:number-columns-repeated="2" office:value-type="string" calcext:value-type="string">
            <text:p>BC_CBCP</text:p>
          </table:table-cell>
          <table:table-cell/>
        </table:table-row>
        <table:table-row table:style-name="ro2">
          <table:table-cell table:formula="of:=&quot;Sheet_1&quot;" office:value-type="string" office:string-value="Sheet_1" calcext:value-type="string">
            <text:p>Sheet_1</text:p>
          </table:table-cell>
          <table:table-cell table:formula="of:=[.B203] + 8" office:value-type="float" office:value="95" calcext:value-type="float">
            <text:p>95</text:p>
          </table:table-cell>
          <table:table-cell table:formula="of:=[.C212]+1" office:value-type="float" office:value="211" calcext:value-type="float">
            <text:p>211</text:p>
          </table:table-cell>
          <table:table-cell office:value-type="string" calcext:value-type="string">
            <text:p>How old was your baby when you started using this form of birth control?</text:p>
          </table:table-cell>
          <table:table-cell table:formula="of:=&quot;v&quot; &amp; [.C213]" office:value-type="string" office:string-value="v211" calcext:value-type="string">
            <text:p>v211</text:p>
          </table:table-cell>
          <table:table-cell table:number-columns-repeated="2" office:value-type="string" calcext:value-type="string">
            <text:p>BC_CBCP_AGE</text:p>
          </table:table-cell>
          <table:table-cell/>
        </table:table-row>
        <table:table-row table:style-name="ro2">
          <table:table-cell table:formula="of:=&quot;Sheet_1&quot;" office:value-type="string" office:string-value="Sheet_1" calcext:value-type="string">
            <text:p>Sheet_1</text:p>
          </table:table-cell>
          <table:table-cell table:formula="of:=[.B204] + 8" office:value-type="float" office:value="96" calcext:value-type="float">
            <text:p>96</text:p>
          </table:table-cell>
          <table:table-cell table:formula="of:=[.C213]+1" office:value-type="float" office:value="212" calcext:value-type="float">
            <text:p>212</text:p>
          </table:table-cell>
          <table:table-cell office:value-type="string" calcext:value-type="string">
            <text:p>Are you still using this form of birth control?</text:p>
          </table:table-cell>
          <table:table-cell table:formula="of:=&quot;v&quot; &amp; [.C214]" office:value-type="string" office:string-value="v212" calcext:value-type="string">
            <text:p>v212</text:p>
          </table:table-cell>
          <table:table-cell table:number-columns-repeated="2" office:value-type="string" calcext:value-type="string">
            <text:p>BC_CBCP_STILLUSE</text:p>
          </table:table-cell>
          <table:table-cell/>
        </table:table-row>
        <table:table-row table:style-name="ro2">
          <table:table-cell table:formula="of:=&quot;Sheet_1&quot;" office:value-type="string" office:string-value="Sheet_1" calcext:value-type="string">
            <text:p>Sheet_1</text:p>
          </table:table-cell>
          <table:table-cell table:formula="of:=[.B205] + 8" office:value-type="float" office:value="96" calcext:value-type="float">
            <text:p>96</text:p>
          </table:table-cell>
          <table:table-cell table:formula="of:=[.C214]+1" office:value-type="float" office:value="213" calcext:value-type="float">
            <text:p>213</text:p>
          </table:table-cell>
          <table:table-cell office:value-type="string" calcext:value-type="string">
            <text:p>Are you still using this form of birth control? - No. When and why did you stop?</text:p>
          </table:table-cell>
          <table:table-cell table:formula="of:=&quot;v&quot; &amp; [.C215]" office:value-type="string" office:string-value="v213" calcext:value-type="string">
            <text:p>v213</text:p>
          </table:table-cell>
          <table:table-cell table:number-columns-repeated="2" office:value-type="string" calcext:value-type="string">
            <text:p>BC_CBCP_COMMENT1</text:p>
          </table:table-cell>
          <table:table-cell/>
        </table:table-row>
        <table:table-row table:style-name="ro2">
          <table:table-cell table:formula="of:=&quot;Sheet_1&quot;" office:value-type="string" office:string-value="Sheet_1" calcext:value-type="string">
            <text:p>Sheet_1</text:p>
          </table:table-cell>
          <table:table-cell table:formula="of:=[.B206] + 8" office:value-type="float" office:value="97" calcext:value-type="float">
            <text:p>97</text:p>
          </table:table-cell>
          <table:table-cell table:formula="of:=[.C215]+1" office:value-type="float" office:value="214" calcext:value-type="float">
            <text:p>214</text:p>
          </table:table-cell>
          <table:table-cell office:value-type="string" calcext:value-type="string">
            <text:p>Did you notice any changes in your baby's behavior after beginning this form of birth control?</text:p>
          </table:table-cell>
          <table:table-cell table:formula="of:=&quot;v&quot; &amp; [.C216]" office:value-type="string" office:string-value="v214" calcext:value-type="string">
            <text:p>v214</text:p>
          </table:table-cell>
          <table:table-cell table:number-columns-repeated="2" office:value-type="string" calcext:value-type="string">
            <text:p>BC_CBCP_BEHAVIOR</text:p>
          </table:table-cell>
          <table:table-cell/>
        </table:table-row>
        <table:table-row table:style-name="ro3">
          <table:table-cell table:formula="of:=&quot;Sheet_1&quot;" office:value-type="string" office:string-value="Sheet_1" calcext:value-type="string">
            <text:p>Sheet_1</text:p>
          </table:table-cell>
          <table:table-cell table:formula="of:=[.B207] + 8" office:value-type="float" office:value="97" calcext:value-type="float">
            <text:p>97</text:p>
          </table:table-cell>
          <table:table-cell table:formula="of:=[.C216]+1" office:value-type="float" office:value="215" calcext:value-type="float">
            <text:p>215</text:p>
          </table:table-cell>
          <table:table-cell office:value-type="string" calcext:value-type="string">
            <text:p>Did you notice any changes in your baby's behavior after beginning this form of birth control? - Other (please specify)</text:p>
          </table:table-cell>
          <table:table-cell table:formula="of:=&quot;v&quot; &amp; [.C217]" office:value-type="string" office:string-value="v215" calcext:value-type="string">
            <text:p>v215</text:p>
          </table:table-cell>
          <table:table-cell table:number-columns-repeated="2" office:value-type="string" calcext:value-type="string">
            <text:p>BC_CBCP_COMMENT2</text:p>
          </table:table-cell>
          <table:table-cell/>
        </table:table-row>
        <table:table-row table:style-name="ro2">
          <table:table-cell table:formula="of:=&quot;Sheet_1&quot;" office:value-type="string" office:string-value="Sheet_1" calcext:value-type="string">
            <text:p>Sheet_1</text:p>
          </table:table-cell>
          <table:table-cell table:formula="of:=[.B208] + 8" office:value-type="float" office:value="98" calcext:value-type="float">
            <text:p>98</text:p>
          </table:table-cell>
          <table:table-cell table:formula="of:=[.C217]+1" office:value-type="float" office:value="216" calcext:value-type="float">
            <text:p>216</text:p>
          </table:table-cell>
          <table:table-cell office:value-type="string" calcext:value-type="string">
            <text:p>Since beginning this form of birth control, has your baby's weight:</text:p>
          </table:table-cell>
          <table:table-cell table:formula="of:=&quot;v&quot; &amp; [.C218]" office:value-type="string" office:string-value="v216" calcext:value-type="string">
            <text:p>v216</text:p>
          </table:table-cell>
          <table:table-cell table:number-columns-repeated="2" office:value-type="string" calcext:value-type="string">
            <text:p>BC_CBCP_WEIGHT</text:p>
          </table:table-cell>
          <table:table-cell/>
        </table:table-row>
        <table:table-row table:style-name="ro2">
          <table:table-cell table:formula="of:=&quot;Sheet_1&quot;" office:value-type="string" office:string-value="Sheet_1" calcext:value-type="string">
            <text:p>Sheet_1</text:p>
          </table:table-cell>
          <table:table-cell table:formula="of:=[.B209] + 8" office:value-type="float" office:value="99" calcext:value-type="float">
            <text:p>99</text:p>
          </table:table-cell>
          <table:table-cell table:formula="of:=[.C218]+1" office:value-type="float" office:value="217" calcext:value-type="float">
            <text:p>217</text:p>
          </table:table-cell>
          <table:table-cell office:value-type="string" calcext:value-type="string">
            <text:p>Within the first month of beginning this form of birth control, did your milk supply:</text:p>
          </table:table-cell>
          <table:table-cell table:formula="of:=&quot;v&quot; &amp; [.C219]" office:value-type="string" office:string-value="v217" calcext:value-type="string">
            <text:p>v217</text:p>
          </table:table-cell>
          <table:table-cell table:number-columns-repeated="2" office:value-type="string" calcext:value-type="string">
            <text:p>BC_CBCP_SUPPLY_MONTH1</text:p>
          </table:table-cell>
          <table:table-cell/>
        </table:table-row>
        <table:table-row table:style-name="ro2">
          <table:table-cell table:formula="of:=&quot;Sheet_1&quot;" office:value-type="string" office:string-value="Sheet_1" calcext:value-type="string">
            <text:p>Sheet_1</text:p>
          </table:table-cell>
          <table:table-cell table:formula="of:=[.B210] + 8" office:value-type="float" office:value="100" calcext:value-type="float">
            <text:p>100</text:p>
          </table:table-cell>
          <table:table-cell table:formula="of:=[.C219]+1" office:value-type="float" office:value="218" calcext:value-type="float">
            <text:p>218</text:p>
          </table:table-cell>
          <table:table-cell office:value-type="string" calcext:value-type="string">
            <text:p>After the first month of using this form of birth control, was your milk supply:</text:p>
          </table:table-cell>
          <table:table-cell table:formula="of:=&quot;v&quot; &amp; [.C220]" office:value-type="string" office:string-value="v218" calcext:value-type="string">
            <text:p>v218</text:p>
          </table:table-cell>
          <table:table-cell table:number-columns-repeated="2" office:value-type="string" calcext:value-type="string">
            <text:p>BC_CBCP_SUPPLY_MONTH2</text:p>
          </table:table-cell>
          <table:table-cell/>
        </table:table-row>
        <table:table-row table:style-name="ro2">
          <table:table-cell table:formula="of:=&quot;Sheet_1&quot;" office:value-type="string" office:string-value="Sheet_1" calcext:value-type="string">
            <text:p>Sheet_1</text:p>
          </table:table-cell>
          <table:table-cell table:formula="of:=[.B211] + 8" office:value-type="float" office:value="101" calcext:value-type="float">
            <text:p>101</text:p>
          </table:table-cell>
          <table:table-cell table:formula="of:=[.C220]+1" office:value-type="float" office:value="219" calcext:value-type="float">
            <text:p>219</text:p>
          </table:table-cell>
          <table:table-cell office:value-type="string" calcext:value-type="string">
            <text:p>Do you feel that using this form of birth control influenced your milk supply?</text:p>
          </table:table-cell>
          <table:table-cell table:formula="of:=&quot;v&quot; &amp; [.C221]" office:value-type="string" office:string-value="v219" calcext:value-type="string">
            <text:p>v219</text:p>
          </table:table-cell>
          <table:table-cell table:number-columns-repeated="2" office:value-type="string" calcext:value-type="string">
            <text:p>BC_CBCP_SUPPLY_OVERALL</text:p>
          </table:table-cell>
          <table:table-cell/>
        </table:table-row>
        <table:table-row table:style-name="ro2">
          <table:table-cell table:formula="of:=&quot;Sheet_1&quot;" office:value-type="string" office:string-value="Sheet_1" calcext:value-type="string">
            <text:p>Sheet_1</text:p>
          </table:table-cell>
          <table:table-cell table:formula="of:=[.B212] + 8" office:value-type="float" office:value="102" calcext:value-type="float">
            <text:p>102</text:p>
          </table:table-cell>
          <table:table-cell table:formula="of:=[.C221]+1" office:value-type="float" office:value="220" calcext:value-type="float">
            <text:p>220</text:p>
          </table:table-cell>
          <table:table-cell office:value-type="string" calcext:value-type="string">
            <text:p>Have you used a Birth Control Patch since the birth of your youngest child?</text:p>
          </table:table-cell>
          <table:table-cell table:formula="of:=&quot;v&quot; &amp; [.C222]" office:value-type="string" office:string-value="v220" calcext:value-type="string">
            <text:p>v220</text:p>
          </table:table-cell>
          <table:table-cell table:number-columns-repeated="2" office:value-type="string" calcext:value-type="string">
            <text:p>BC_PAT</text:p>
          </table:table-cell>
          <table:table-cell/>
        </table:table-row>
        <table:table-row table:style-name="ro2">
          <table:table-cell table:formula="of:=&quot;Sheet_1&quot;" office:value-type="string" office:string-value="Sheet_1" calcext:value-type="string">
            <text:p>Sheet_1</text:p>
          </table:table-cell>
          <table:table-cell table:formula="of:=[.B213] + 8" office:value-type="float" office:value="103" calcext:value-type="float">
            <text:p>103</text:p>
          </table:table-cell>
          <table:table-cell table:formula="of:=[.C222]+1" office:value-type="float" office:value="221" calcext:value-type="float">
            <text:p>221</text:p>
          </table:table-cell>
          <table:table-cell office:value-type="string" calcext:value-type="string">
            <text:p>How old was your baby when you started using this form of birth control?</text:p>
          </table:table-cell>
          <table:table-cell table:formula="of:=&quot;v&quot; &amp; [.C223]" office:value-type="string" office:string-value="v221" calcext:value-type="string">
            <text:p>v221</text:p>
          </table:table-cell>
          <table:table-cell table:number-columns-repeated="2" office:value-type="string" calcext:value-type="string">
            <text:p>BC_PAT_AGE</text:p>
          </table:table-cell>
          <table:table-cell/>
        </table:table-row>
        <table:table-row table:style-name="ro2">
          <table:table-cell table:formula="of:=&quot;Sheet_1&quot;" office:value-type="string" office:string-value="Sheet_1" calcext:value-type="string">
            <text:p>Sheet_1</text:p>
          </table:table-cell>
          <table:table-cell table:formula="of:=[.B214] + 8" office:value-type="float" office:value="104" calcext:value-type="float">
            <text:p>104</text:p>
          </table:table-cell>
          <table:table-cell table:formula="of:=[.C223]+1" office:value-type="float" office:value="222" calcext:value-type="float">
            <text:p>222</text:p>
          </table:table-cell>
          <table:table-cell office:value-type="string" calcext:value-type="string">
            <text:p>Are you still using this form of birth control?</text:p>
          </table:table-cell>
          <table:table-cell table:formula="of:=&quot;v&quot; &amp; [.C224]" office:value-type="string" office:string-value="v222" calcext:value-type="string">
            <text:p>v222</text:p>
          </table:table-cell>
          <table:table-cell table:number-columns-repeated="2" office:value-type="string" calcext:value-type="string">
            <text:p>BC_PAT_STILLUSE</text:p>
          </table:table-cell>
          <table:table-cell/>
        </table:table-row>
        <table:table-row table:style-name="ro2">
          <table:table-cell table:formula="of:=&quot;Sheet_1&quot;" office:value-type="string" office:string-value="Sheet_1" calcext:value-type="string">
            <text:p>Sheet_1</text:p>
          </table:table-cell>
          <table:table-cell table:formula="of:=[.B215] + 8" office:value-type="float" office:value="104" calcext:value-type="float">
            <text:p>104</text:p>
          </table:table-cell>
          <table:table-cell table:formula="of:=[.C224]+1" office:value-type="float" office:value="223" calcext:value-type="float">
            <text:p>223</text:p>
          </table:table-cell>
          <table:table-cell office:value-type="string" calcext:value-type="string">
            <text:p>Are you still using this form of birth control? - No. When and why did you stop?</text:p>
          </table:table-cell>
          <table:table-cell table:formula="of:=&quot;v&quot; &amp; [.C225]" office:value-type="string" office:string-value="v223" calcext:value-type="string">
            <text:p>v223</text:p>
          </table:table-cell>
          <table:table-cell table:number-columns-repeated="2" office:value-type="string" calcext:value-type="string">
            <text:p>BC_PAT_COMMENT1</text:p>
          </table:table-cell>
          <table:table-cell/>
        </table:table-row>
        <table:table-row table:style-name="ro2">
          <table:table-cell table:formula="of:=&quot;Sheet_1&quot;" office:value-type="string" office:string-value="Sheet_1" calcext:value-type="string">
            <text:p>Sheet_1</text:p>
          </table:table-cell>
          <table:table-cell table:formula="of:=[.B216] + 8" office:value-type="float" office:value="105" calcext:value-type="float">
            <text:p>105</text:p>
          </table:table-cell>
          <table:table-cell table:formula="of:=[.C225]+1" office:value-type="float" office:value="224" calcext:value-type="float">
            <text:p>224</text:p>
          </table:table-cell>
          <table:table-cell office:value-type="string" calcext:value-type="string">
            <text:p>Did you notice any changes in your baby's behavior after beginning this form of birth control?</text:p>
          </table:table-cell>
          <table:table-cell table:formula="of:=&quot;v&quot; &amp; [.C226]" office:value-type="string" office:string-value="v224" calcext:value-type="string">
            <text:p>v224</text:p>
          </table:table-cell>
          <table:table-cell table:number-columns-repeated="2" office:value-type="string" calcext:value-type="string">
            <text:p>BC_PAT_BEHAVIOR</text:p>
          </table:table-cell>
          <table:table-cell/>
        </table:table-row>
        <table:table-row table:style-name="ro3">
          <table:table-cell table:formula="of:=&quot;Sheet_1&quot;" office:value-type="string" office:string-value="Sheet_1" calcext:value-type="string">
            <text:p>Sheet_1</text:p>
          </table:table-cell>
          <table:table-cell table:formula="of:=[.B217] + 8" office:value-type="float" office:value="105" calcext:value-type="float">
            <text:p>105</text:p>
          </table:table-cell>
          <table:table-cell table:formula="of:=[.C226]+1" office:value-type="float" office:value="225" calcext:value-type="float">
            <text:p>225</text:p>
          </table:table-cell>
          <table:table-cell office:value-type="string" calcext:value-type="string">
            <text:p>Did you notice any changes in your baby's behavior after beginning this form of birth control? - Other (please specify)</text:p>
          </table:table-cell>
          <table:table-cell table:formula="of:=&quot;v&quot; &amp; [.C227]" office:value-type="string" office:string-value="v225" calcext:value-type="string">
            <text:p>v225</text:p>
          </table:table-cell>
          <table:table-cell table:number-columns-repeated="2" office:value-type="string" calcext:value-type="string">
            <text:p>BC_PAT_COMMENT2</text:p>
          </table:table-cell>
          <table:table-cell/>
        </table:table-row>
        <table:table-row table:style-name="ro2">
          <table:table-cell table:formula="of:=&quot;Sheet_1&quot;" office:value-type="string" office:string-value="Sheet_1" calcext:value-type="string">
            <text:p>Sheet_1</text:p>
          </table:table-cell>
          <table:table-cell table:formula="of:=[.B218] + 8" office:value-type="float" office:value="106" calcext:value-type="float">
            <text:p>106</text:p>
          </table:table-cell>
          <table:table-cell table:formula="of:=[.C227]+1" office:value-type="float" office:value="226" calcext:value-type="float">
            <text:p>226</text:p>
          </table:table-cell>
          <table:table-cell office:value-type="string" calcext:value-type="string">
            <text:p>Since beginning this form of birth control, has your baby's weight:</text:p>
          </table:table-cell>
          <table:table-cell table:formula="of:=&quot;v&quot; &amp; [.C228]" office:value-type="string" office:string-value="v226" calcext:value-type="string">
            <text:p>v226</text:p>
          </table:table-cell>
          <table:table-cell table:number-columns-repeated="2" office:value-type="string" calcext:value-type="string">
            <text:p>BC_PAT_WEIGHT</text:p>
          </table:table-cell>
          <table:table-cell/>
        </table:table-row>
        <table:table-row table:style-name="ro2">
          <table:table-cell table:formula="of:=&quot;Sheet_1&quot;" office:value-type="string" office:string-value="Sheet_1" calcext:value-type="string">
            <text:p>Sheet_1</text:p>
          </table:table-cell>
          <table:table-cell table:formula="of:=[.B219] + 8" office:value-type="float" office:value="107" calcext:value-type="float">
            <text:p>107</text:p>
          </table:table-cell>
          <table:table-cell table:formula="of:=[.C228]+1" office:value-type="float" office:value="227" calcext:value-type="float">
            <text:p>227</text:p>
          </table:table-cell>
          <table:table-cell office:value-type="string" calcext:value-type="string">
            <text:p>Within the first month of beginning this form of birth control, did your milk supply:</text:p>
          </table:table-cell>
          <table:table-cell table:formula="of:=&quot;v&quot; &amp; [.C229]" office:value-type="string" office:string-value="v227" calcext:value-type="string">
            <text:p>v227</text:p>
          </table:table-cell>
          <table:table-cell table:number-columns-repeated="2" office:value-type="string" calcext:value-type="string">
            <text:p>BC_PAT_SUPPLY_MONTH1</text:p>
          </table:table-cell>
          <table:table-cell/>
        </table:table-row>
        <table:table-row table:style-name="ro2">
          <table:table-cell table:formula="of:=&quot;Sheet_1&quot;" office:value-type="string" office:string-value="Sheet_1" calcext:value-type="string">
            <text:p>Sheet_1</text:p>
          </table:table-cell>
          <table:table-cell table:formula="of:=[.B220] + 8" office:value-type="float" office:value="108" calcext:value-type="float">
            <text:p>108</text:p>
          </table:table-cell>
          <table:table-cell table:formula="of:=[.C229]+1" office:value-type="float" office:value="228" calcext:value-type="float">
            <text:p>228</text:p>
          </table:table-cell>
          <table:table-cell office:value-type="string" calcext:value-type="string">
            <text:p>After the first month of using this form of birth control, was your milk supply:</text:p>
          </table:table-cell>
          <table:table-cell table:formula="of:=&quot;v&quot; &amp; [.C230]" office:value-type="string" office:string-value="v228" calcext:value-type="string">
            <text:p>v228</text:p>
          </table:table-cell>
          <table:table-cell table:number-columns-repeated="2" office:value-type="string" calcext:value-type="string">
            <text:p>BC_PAT_SUPPLY_MONTH2</text:p>
          </table:table-cell>
          <table:table-cell/>
        </table:table-row>
        <table:table-row table:style-name="ro2">
          <table:table-cell table:formula="of:=&quot;Sheet_1&quot;" office:value-type="string" office:string-value="Sheet_1" calcext:value-type="string">
            <text:p>Sheet_1</text:p>
          </table:table-cell>
          <table:table-cell table:formula="of:=[.B221] + 8" office:value-type="float" office:value="109" calcext:value-type="float">
            <text:p>109</text:p>
          </table:table-cell>
          <table:table-cell table:formula="of:=[.C230]+1" office:value-type="float" office:value="229" calcext:value-type="float">
            <text:p>229</text:p>
          </table:table-cell>
          <table:table-cell office:value-type="string" calcext:value-type="string">
            <text:p>Do you feel that using this form of birth control influenced your milk supply?</text:p>
          </table:table-cell>
          <table:table-cell table:formula="of:=&quot;v&quot; &amp; [.C231]" office:value-type="string" office:string-value="v229" calcext:value-type="string">
            <text:p>v229</text:p>
          </table:table-cell>
          <table:table-cell table:number-columns-repeated="2" office:value-type="string" calcext:value-type="string">
            <text:p>BC_PAT_SUPPLY_OVERALL</text:p>
          </table:table-cell>
          <table:table-cell/>
        </table:table-row>
        <table:table-row table:style-name="ro2">
          <table:table-cell table:formula="of:=&quot;Sheet_1&quot;" office:value-type="string" office:string-value="Sheet_1" calcext:value-type="string">
            <text:p>Sheet_1</text:p>
          </table:table-cell>
          <table:table-cell table:formula="of:=[.B222] + 8" office:value-type="float" office:value="110" calcext:value-type="float">
            <text:p>110</text:p>
          </table:table-cell>
          <table:table-cell table:formula="of:=[.C231]+1" office:value-type="float" office:value="230" calcext:value-type="float">
            <text:p>230</text:p>
          </table:table-cell>
          <table:table-cell office:value-type="string" calcext:value-type="string">
            <text:p>Have you used a Birth Control Implant since the birth of your youngest child?</text:p>
          </table:table-cell>
          <table:table-cell table:formula="of:=&quot;v&quot; &amp; [.C232]" office:value-type="string" office:string-value="v230" calcext:value-type="string">
            <text:p>v230</text:p>
          </table:table-cell>
          <table:table-cell table:number-columns-repeated="2" office:value-type="string" calcext:value-type="string">
            <text:p>BC_IMP</text:p>
          </table:table-cell>
          <table:table-cell/>
        </table:table-row>
        <table:table-row table:style-name="ro2">
          <table:table-cell table:formula="of:=&quot;Sheet_1&quot;" office:value-type="string" office:string-value="Sheet_1" calcext:value-type="string">
            <text:p>Sheet_1</text:p>
          </table:table-cell>
          <table:table-cell table:formula="of:=[.B223] + 8" office:value-type="float" office:value="111" calcext:value-type="float">
            <text:p>111</text:p>
          </table:table-cell>
          <table:table-cell table:formula="of:=[.C232]+1" office:value-type="float" office:value="231" calcext:value-type="float">
            <text:p>231</text:p>
          </table:table-cell>
          <table:table-cell office:value-type="string" calcext:value-type="string">
            <text:p>How old was your baby when you started using this form of birth control?</text:p>
          </table:table-cell>
          <table:table-cell table:formula="of:=&quot;v&quot; &amp; [.C233]" office:value-type="string" office:string-value="v231" calcext:value-type="string">
            <text:p>v231</text:p>
          </table:table-cell>
          <table:table-cell table:number-columns-repeated="2" office:value-type="string" calcext:value-type="string">
            <text:p>BC_IMP_AGE</text:p>
          </table:table-cell>
          <table:table-cell/>
        </table:table-row>
        <table:table-row table:style-name="ro2">
          <table:table-cell table:formula="of:=&quot;Sheet_1&quot;" office:value-type="string" office:string-value="Sheet_1" calcext:value-type="string">
            <text:p>Sheet_1</text:p>
          </table:table-cell>
          <table:table-cell table:formula="of:=[.B224] + 8" office:value-type="float" office:value="112" calcext:value-type="float">
            <text:p>112</text:p>
          </table:table-cell>
          <table:table-cell table:formula="of:=[.C233]+1" office:value-type="float" office:value="232" calcext:value-type="float">
            <text:p>232</text:p>
          </table:table-cell>
          <table:table-cell office:value-type="string" calcext:value-type="string">
            <text:p>Are you still using this form of birth control?</text:p>
          </table:table-cell>
          <table:table-cell table:formula="of:=&quot;v&quot; &amp; [.C234]" office:value-type="string" office:string-value="v232" calcext:value-type="string">
            <text:p>v232</text:p>
          </table:table-cell>
          <table:table-cell table:number-columns-repeated="2" office:value-type="string" calcext:value-type="string">
            <text:p>BC_IMP_STILLUSE</text:p>
          </table:table-cell>
          <table:table-cell/>
        </table:table-row>
        <table:table-row table:style-name="ro2">
          <table:table-cell table:formula="of:=&quot;Sheet_1&quot;" office:value-type="string" office:string-value="Sheet_1" calcext:value-type="string">
            <text:p>Sheet_1</text:p>
          </table:table-cell>
          <table:table-cell table:formula="of:=[.B225] + 8" office:value-type="float" office:value="112" calcext:value-type="float">
            <text:p>112</text:p>
          </table:table-cell>
          <table:table-cell table:formula="of:=[.C234]+1" office:value-type="float" office:value="233" calcext:value-type="float">
            <text:p>233</text:p>
          </table:table-cell>
          <table:table-cell office:value-type="string" calcext:value-type="string">
            <text:p>Are you still using this form of birth control? - No. When and why did you stop?</text:p>
          </table:table-cell>
          <table:table-cell table:formula="of:=&quot;v&quot; &amp; [.C235]" office:value-type="string" office:string-value="v233" calcext:value-type="string">
            <text:p>v233</text:p>
          </table:table-cell>
          <table:table-cell table:number-columns-repeated="2" office:value-type="string" calcext:value-type="string">
            <text:p>BC_IMP_COMMENT1</text:p>
          </table:table-cell>
          <table:table-cell/>
        </table:table-row>
        <table:table-row table:style-name="ro2">
          <table:table-cell table:formula="of:=&quot;Sheet_1&quot;" office:value-type="string" office:string-value="Sheet_1" calcext:value-type="string">
            <text:p>Sheet_1</text:p>
          </table:table-cell>
          <table:table-cell table:formula="of:=[.B226] + 8" office:value-type="float" office:value="113" calcext:value-type="float">
            <text:p>113</text:p>
          </table:table-cell>
          <table:table-cell table:formula="of:=[.C235]+1" office:value-type="float" office:value="234" calcext:value-type="float">
            <text:p>234</text:p>
          </table:table-cell>
          <table:table-cell office:value-type="string" calcext:value-type="string">
            <text:p>Did you notice any changes in your baby's behavior after beginning this form of birth control?</text:p>
          </table:table-cell>
          <table:table-cell table:formula="of:=&quot;v&quot; &amp; [.C236]" office:value-type="string" office:string-value="v234" calcext:value-type="string">
            <text:p>v234</text:p>
          </table:table-cell>
          <table:table-cell table:number-columns-repeated="2" office:value-type="string" calcext:value-type="string">
            <text:p>BC_IMP_BEHAVIOR</text:p>
          </table:table-cell>
          <table:table-cell/>
        </table:table-row>
        <table:table-row table:style-name="ro3">
          <table:table-cell table:formula="of:=&quot;Sheet_1&quot;" office:value-type="string" office:string-value="Sheet_1" calcext:value-type="string">
            <text:p>Sheet_1</text:p>
          </table:table-cell>
          <table:table-cell table:formula="of:=[.B227] + 8" office:value-type="float" office:value="113" calcext:value-type="float">
            <text:p>113</text:p>
          </table:table-cell>
          <table:table-cell table:formula="of:=[.C236]+1" office:value-type="float" office:value="235" calcext:value-type="float">
            <text:p>235</text:p>
          </table:table-cell>
          <table:table-cell office:value-type="string" calcext:value-type="string">
            <text:p>Did you notice any changes in your baby's behavior after beginning this form of birth control? - Other (please specify)</text:p>
          </table:table-cell>
          <table:table-cell table:formula="of:=&quot;v&quot; &amp; [.C237]" office:value-type="string" office:string-value="v235" calcext:value-type="string">
            <text:p>v235</text:p>
          </table:table-cell>
          <table:table-cell table:number-columns-repeated="2" office:value-type="string" calcext:value-type="string">
            <text:p>BC_IMP_COMMENT2</text:p>
          </table:table-cell>
          <table:table-cell/>
        </table:table-row>
        <table:table-row table:style-name="ro2">
          <table:table-cell table:formula="of:=&quot;Sheet_1&quot;" office:value-type="string" office:string-value="Sheet_1" calcext:value-type="string">
            <text:p>Sheet_1</text:p>
          </table:table-cell>
          <table:table-cell table:formula="of:=[.B228] + 8" office:value-type="float" office:value="114" calcext:value-type="float">
            <text:p>114</text:p>
          </table:table-cell>
          <table:table-cell table:formula="of:=[.C237]+1" office:value-type="float" office:value="236" calcext:value-type="float">
            <text:p>236</text:p>
          </table:table-cell>
          <table:table-cell office:value-type="string" calcext:value-type="string">
            <text:p>Since beginning this form of birth control, has your baby's weight:</text:p>
          </table:table-cell>
          <table:table-cell table:formula="of:=&quot;v&quot; &amp; [.C238]" office:value-type="string" office:string-value="v236" calcext:value-type="string">
            <text:p>v236</text:p>
          </table:table-cell>
          <table:table-cell table:number-columns-repeated="2" office:value-type="string" calcext:value-type="string">
            <text:p>BC_IMP_WEIGHT</text:p>
          </table:table-cell>
          <table:table-cell/>
        </table:table-row>
        <table:table-row table:style-name="ro2">
          <table:table-cell table:formula="of:=&quot;Sheet_1&quot;" office:value-type="string" office:string-value="Sheet_1" calcext:value-type="string">
            <text:p>Sheet_1</text:p>
          </table:table-cell>
          <table:table-cell table:formula="of:=[.B229] + 8" office:value-type="float" office:value="115" calcext:value-type="float">
            <text:p>115</text:p>
          </table:table-cell>
          <table:table-cell table:formula="of:=[.C238]+1" office:value-type="float" office:value="237" calcext:value-type="float">
            <text:p>237</text:p>
          </table:table-cell>
          <table:table-cell office:value-type="string" calcext:value-type="string">
            <text:p>Within the first month of beginning this form of birth control, did your milk supply:</text:p>
          </table:table-cell>
          <table:table-cell table:formula="of:=&quot;v&quot; &amp; [.C239]" office:value-type="string" office:string-value="v237" calcext:value-type="string">
            <text:p>v237</text:p>
          </table:table-cell>
          <table:table-cell table:number-columns-repeated="2" office:value-type="string" calcext:value-type="string">
            <text:p>BC_IMP_SUPPLY_MONTH1</text:p>
          </table:table-cell>
          <table:table-cell/>
        </table:table-row>
        <table:table-row table:style-name="ro2">
          <table:table-cell table:formula="of:=&quot;Sheet_1&quot;" office:value-type="string" office:string-value="Sheet_1" calcext:value-type="string">
            <text:p>Sheet_1</text:p>
          </table:table-cell>
          <table:table-cell table:formula="of:=[.B230] + 8" office:value-type="float" office:value="116" calcext:value-type="float">
            <text:p>116</text:p>
          </table:table-cell>
          <table:table-cell table:formula="of:=[.C239]+1" office:value-type="float" office:value="238" calcext:value-type="float">
            <text:p>238</text:p>
          </table:table-cell>
          <table:table-cell office:value-type="string" calcext:value-type="string">
            <text:p>After the first month of using this form of birth control, was your milk supply:</text:p>
          </table:table-cell>
          <table:table-cell table:formula="of:=&quot;v&quot; &amp; [.C240]" office:value-type="string" office:string-value="v238" calcext:value-type="string">
            <text:p>v238</text:p>
          </table:table-cell>
          <table:table-cell table:number-columns-repeated="2" office:value-type="string" calcext:value-type="string">
            <text:p>BC_IMP_SUPPLY_MONTH2</text:p>
          </table:table-cell>
          <table:table-cell/>
        </table:table-row>
        <table:table-row table:style-name="ro2">
          <table:table-cell table:formula="of:=&quot;Sheet_1&quot;" office:value-type="string" office:string-value="Sheet_1" calcext:value-type="string">
            <text:p>Sheet_1</text:p>
          </table:table-cell>
          <table:table-cell table:formula="of:=[.B231] + 8" office:value-type="float" office:value="117" calcext:value-type="float">
            <text:p>117</text:p>
          </table:table-cell>
          <table:table-cell table:formula="of:=[.C240]+1" office:value-type="float" office:value="239" calcext:value-type="float">
            <text:p>239</text:p>
          </table:table-cell>
          <table:table-cell office:value-type="string" calcext:value-type="string">
            <text:p>Do you feel that using this form of birth control influenced your milk supply?</text:p>
          </table:table-cell>
          <table:table-cell table:formula="of:=&quot;v&quot; &amp; [.C241]" office:value-type="string" office:string-value="v239" calcext:value-type="string">
            <text:p>v239</text:p>
          </table:table-cell>
          <table:table-cell table:number-columns-repeated="2" office:value-type="string" calcext:value-type="string">
            <text:p>BC_IMP_SUPPLY_OVERALL</text:p>
          </table:table-cell>
          <table:table-cell/>
        </table:table-row>
        <table:table-row table:style-name="ro2">
          <table:table-cell table:formula="of:=&quot;Sheet_1&quot;" office:value-type="string" office:string-value="Sheet_1" calcext:value-type="string">
            <text:p>Sheet_1</text:p>
          </table:table-cell>
          <table:table-cell table:formula="of:=[.B232] + 8" office:value-type="float" office:value="118" calcext:value-type="float">
            <text:p>118</text:p>
          </table:table-cell>
          <table:table-cell table:formula="of:=[.C241]+1" office:value-type="float" office:value="240" calcext:value-type="float">
            <text:p>240</text:p>
          </table:table-cell>
          <table:table-cell office:value-type="string" calcext:value-type="string">
            <text:p>Have you used a Birth Control Shot since the birth of your youngest child?</text:p>
          </table:table-cell>
          <table:table-cell table:formula="of:=&quot;v&quot; &amp; [.C242]" office:value-type="string" office:string-value="v240" calcext:value-type="string">
            <text:p>v240</text:p>
          </table:table-cell>
          <table:table-cell table:number-columns-repeated="2" office:value-type="string" calcext:value-type="string">
            <text:p>BC_SHOT</text:p>
          </table:table-cell>
          <table:table-cell/>
        </table:table-row>
        <table:table-row table:style-name="ro2">
          <table:table-cell table:formula="of:=&quot;Sheet_1&quot;" office:value-type="string" office:string-value="Sheet_1" calcext:value-type="string">
            <text:p>Sheet_1</text:p>
          </table:table-cell>
          <table:table-cell table:formula="of:=[.B233] + 8" office:value-type="float" office:value="119" calcext:value-type="float">
            <text:p>119</text:p>
          </table:table-cell>
          <table:table-cell table:formula="of:=[.C242]+1" office:value-type="float" office:value="241" calcext:value-type="float">
            <text:p>241</text:p>
          </table:table-cell>
          <table:table-cell office:value-type="string" calcext:value-type="string">
            <text:p>How old was your baby when you started using this form of birth control?</text:p>
          </table:table-cell>
          <table:table-cell table:formula="of:=&quot;v&quot; &amp; [.C243]" office:value-type="string" office:string-value="v241" calcext:value-type="string">
            <text:p>v241</text:p>
          </table:table-cell>
          <table:table-cell table:number-columns-repeated="2" office:value-type="string" calcext:value-type="string">
            <text:p>BC_SHOT_AGE</text:p>
          </table:table-cell>
          <table:table-cell/>
        </table:table-row>
        <table:table-row table:style-name="ro2">
          <table:table-cell table:formula="of:=&quot;Sheet_1&quot;" office:value-type="string" office:string-value="Sheet_1" calcext:value-type="string">
            <text:p>Sheet_1</text:p>
          </table:table-cell>
          <table:table-cell table:formula="of:=[.B234] + 8" office:value-type="float" office:value="120" calcext:value-type="float">
            <text:p>120</text:p>
          </table:table-cell>
          <table:table-cell table:formula="of:=[.C243]+1" office:value-type="float" office:value="242" calcext:value-type="float">
            <text:p>242</text:p>
          </table:table-cell>
          <table:table-cell office:value-type="string" calcext:value-type="string">
            <text:p>Are you still using this form of birth control?</text:p>
          </table:table-cell>
          <table:table-cell table:formula="of:=&quot;v&quot; &amp; [.C244]" office:value-type="string" office:string-value="v242" calcext:value-type="string">
            <text:p>v242</text:p>
          </table:table-cell>
          <table:table-cell table:number-columns-repeated="2" office:value-type="string" calcext:value-type="string">
            <text:p>BC_SHOT_STILLUSE</text:p>
          </table:table-cell>
          <table:table-cell/>
        </table:table-row>
        <table:table-row table:style-name="ro2">
          <table:table-cell table:formula="of:=&quot;Sheet_1&quot;" office:value-type="string" office:string-value="Sheet_1" calcext:value-type="string">
            <text:p>Sheet_1</text:p>
          </table:table-cell>
          <table:table-cell table:formula="of:=[.B235] + 8" office:value-type="float" office:value="120" calcext:value-type="float">
            <text:p>120</text:p>
          </table:table-cell>
          <table:table-cell table:formula="of:=[.C244]+1" office:value-type="float" office:value="243" calcext:value-type="float">
            <text:p>243</text:p>
          </table:table-cell>
          <table:table-cell office:value-type="string" calcext:value-type="string">
            <text:p>Are you still using this form of birth control? - No. When and why did you stop?</text:p>
          </table:table-cell>
          <table:table-cell table:formula="of:=&quot;v&quot; &amp; [.C245]" office:value-type="string" office:string-value="v243" calcext:value-type="string">
            <text:p>v243</text:p>
          </table:table-cell>
          <table:table-cell table:number-columns-repeated="2" office:value-type="string" calcext:value-type="string">
            <text:p>BC_SHOT_COMMENT1</text:p>
          </table:table-cell>
          <table:table-cell/>
        </table:table-row>
        <table:table-row table:style-name="ro2">
          <table:table-cell table:formula="of:=&quot;Sheet_1&quot;" office:value-type="string" office:string-value="Sheet_1" calcext:value-type="string">
            <text:p>Sheet_1</text:p>
          </table:table-cell>
          <table:table-cell table:formula="of:=[.B236] + 8" office:value-type="float" office:value="121" calcext:value-type="float">
            <text:p>121</text:p>
          </table:table-cell>
          <table:table-cell table:formula="of:=[.C245]+1" office:value-type="float" office:value="244" calcext:value-type="float">
            <text:p>244</text:p>
          </table:table-cell>
          <table:table-cell office:value-type="string" calcext:value-type="string">
            <text:p>Did you notice any changes in your baby's behavior after beginning this form of birth control?</text:p>
          </table:table-cell>
          <table:table-cell table:formula="of:=&quot;v&quot; &amp; [.C246]" office:value-type="string" office:string-value="v244" calcext:value-type="string">
            <text:p>v244</text:p>
          </table:table-cell>
          <table:table-cell table:number-columns-repeated="2" office:value-type="string" calcext:value-type="string">
            <text:p>BC_SHOT_BEHAVIOR</text:p>
          </table:table-cell>
          <table:table-cell/>
        </table:table-row>
        <table:table-row table:style-name="ro3">
          <table:table-cell table:formula="of:=&quot;Sheet_1&quot;" office:value-type="string" office:string-value="Sheet_1" calcext:value-type="string">
            <text:p>Sheet_1</text:p>
          </table:table-cell>
          <table:table-cell table:formula="of:=[.B237] + 8" office:value-type="float" office:value="121" calcext:value-type="float">
            <text:p>121</text:p>
          </table:table-cell>
          <table:table-cell table:formula="of:=[.C246]+1" office:value-type="float" office:value="245" calcext:value-type="float">
            <text:p>245</text:p>
          </table:table-cell>
          <table:table-cell office:value-type="string" calcext:value-type="string">
            <text:p>Did you notice any changes in your baby's behavior after beginning this form of birth control? - Other (please specify)</text:p>
          </table:table-cell>
          <table:table-cell table:formula="of:=&quot;v&quot; &amp; [.C247]" office:value-type="string" office:string-value="v245" calcext:value-type="string">
            <text:p>v245</text:p>
          </table:table-cell>
          <table:table-cell table:number-columns-repeated="2" office:value-type="string" calcext:value-type="string">
            <text:p>BC_SHOT_COMMENT2</text:p>
          </table:table-cell>
          <table:table-cell/>
        </table:table-row>
        <table:table-row table:style-name="ro2">
          <table:table-cell table:formula="of:=&quot;Sheet_1&quot;" office:value-type="string" office:string-value="Sheet_1" calcext:value-type="string">
            <text:p>Sheet_1</text:p>
          </table:table-cell>
          <table:table-cell table:formula="of:=[.B238] + 8" office:value-type="float" office:value="122" calcext:value-type="float">
            <text:p>122</text:p>
          </table:table-cell>
          <table:table-cell table:formula="of:=[.C247]+1" office:value-type="float" office:value="246" calcext:value-type="float">
            <text:p>246</text:p>
          </table:table-cell>
          <table:table-cell office:value-type="string" calcext:value-type="string">
            <text:p>Since beginning this form of birth control, has your baby's weight:</text:p>
          </table:table-cell>
          <table:table-cell table:formula="of:=&quot;v&quot; &amp; [.C248]" office:value-type="string" office:string-value="v246" calcext:value-type="string">
            <text:p>v246</text:p>
          </table:table-cell>
          <table:table-cell table:number-columns-repeated="2" office:value-type="string" calcext:value-type="string">
            <text:p>BC_SHOT_WEIGHT</text:p>
          </table:table-cell>
          <table:table-cell/>
        </table:table-row>
        <table:table-row table:style-name="ro2">
          <table:table-cell table:formula="of:=&quot;Sheet_1&quot;" office:value-type="string" office:string-value="Sheet_1" calcext:value-type="string">
            <text:p>Sheet_1</text:p>
          </table:table-cell>
          <table:table-cell table:formula="of:=[.B239] + 8" office:value-type="float" office:value="123" calcext:value-type="float">
            <text:p>123</text:p>
          </table:table-cell>
          <table:table-cell table:formula="of:=[.C248]+1" office:value-type="float" office:value="247" calcext:value-type="float">
            <text:p>247</text:p>
          </table:table-cell>
          <table:table-cell office:value-type="string" calcext:value-type="string">
            <text:p>Within the first month of beginning this form of birth control, did your milk supply:</text:p>
          </table:table-cell>
          <table:table-cell table:formula="of:=&quot;v&quot; &amp; [.C249]" office:value-type="string" office:string-value="v247" calcext:value-type="string">
            <text:p>v247</text:p>
          </table:table-cell>
          <table:table-cell table:number-columns-repeated="2" office:value-type="string" calcext:value-type="string">
            <text:p>BC_SHOT_SUPPLY_MONTH1</text:p>
          </table:table-cell>
          <table:table-cell/>
        </table:table-row>
        <table:table-row table:style-name="ro2">
          <table:table-cell table:formula="of:=&quot;Sheet_1&quot;" office:value-type="string" office:string-value="Sheet_1" calcext:value-type="string">
            <text:p>Sheet_1</text:p>
          </table:table-cell>
          <table:table-cell table:formula="of:=[.B240] + 8" office:value-type="float" office:value="124" calcext:value-type="float">
            <text:p>124</text:p>
          </table:table-cell>
          <table:table-cell table:formula="of:=[.C249]+1" office:value-type="float" office:value="248" calcext:value-type="float">
            <text:p>248</text:p>
          </table:table-cell>
          <table:table-cell office:value-type="string" calcext:value-type="string">
            <text:p>After the first month of using this form of birth control, was your milk supply:</text:p>
          </table:table-cell>
          <table:table-cell table:formula="of:=&quot;v&quot; &amp; [.C250]" office:value-type="string" office:string-value="v248" calcext:value-type="string">
            <text:p>v248</text:p>
          </table:table-cell>
          <table:table-cell table:number-columns-repeated="2" office:value-type="string" calcext:value-type="string">
            <text:p>BC_SHOT_SUPPLY_MONTH2</text:p>
          </table:table-cell>
          <table:table-cell/>
        </table:table-row>
        <table:table-row table:style-name="ro2">
          <table:table-cell table:formula="of:=&quot;Sheet_1&quot;" office:value-type="string" office:string-value="Sheet_1" calcext:value-type="string">
            <text:p>Sheet_1</text:p>
          </table:table-cell>
          <table:table-cell table:formula="of:=[.B241] + 8" office:value-type="float" office:value="125" calcext:value-type="float">
            <text:p>125</text:p>
          </table:table-cell>
          <table:table-cell table:formula="of:=[.C250]+1" office:value-type="float" office:value="249" calcext:value-type="float">
            <text:p>249</text:p>
          </table:table-cell>
          <table:table-cell office:value-type="string" calcext:value-type="string">
            <text:p>Do you feel that using this form of birth control influenced your milk supply?</text:p>
          </table:table-cell>
          <table:table-cell table:formula="of:=&quot;v&quot; &amp; [.C251]" office:value-type="string" office:string-value="v249" calcext:value-type="string">
            <text:p>v249</text:p>
          </table:table-cell>
          <table:table-cell table:number-columns-repeated="2" office:value-type="string" calcext:value-type="string">
            <text:p>BC_SHOT_SUPPLY_OVERALL</text:p>
          </table:table-cell>
          <table:table-cell/>
        </table:table-row>
        <table:table-row table:style-name="ro2">
          <table:table-cell table:formula="of:=&quot;Sheet_1&quot;" office:value-type="string" office:string-value="Sheet_1" calcext:value-type="string">
            <text:p>Sheet_1</text:p>
          </table:table-cell>
          <table:table-cell table:formula="of:=[.B242] + 8" office:value-type="float" office:value="126" calcext:value-type="float">
            <text:p>126</text:p>
          </table:table-cell>
          <table:table-cell table:formula="of:=[.C251]+1" office:value-type="float" office:value="250" calcext:value-type="float">
            <text:p>250</text:p>
          </table:table-cell>
          <table:table-cell office:value-type="string" calcext:value-type="string">
            <text:p>Have you used a Birth Control Vaginal Ring since the birth of your youngest child?</text:p>
          </table:table-cell>
          <table:table-cell table:formula="of:=&quot;v&quot; &amp; [.C252]" office:value-type="string" office:string-value="v250" calcext:value-type="string">
            <text:p>v250</text:p>
          </table:table-cell>
          <table:table-cell table:number-columns-repeated="2" office:value-type="string" calcext:value-type="string">
            <text:p>BC_VR</text:p>
          </table:table-cell>
          <table:table-cell/>
        </table:table-row>
        <table:table-row table:style-name="ro2">
          <table:table-cell table:formula="of:=&quot;Sheet_1&quot;" office:value-type="string" office:string-value="Sheet_1" calcext:value-type="string">
            <text:p>Sheet_1</text:p>
          </table:table-cell>
          <table:table-cell table:formula="of:=[.B243] + 8" office:value-type="float" office:value="127" calcext:value-type="float">
            <text:p>127</text:p>
          </table:table-cell>
          <table:table-cell table:formula="of:=[.C252]+1" office:value-type="float" office:value="251" calcext:value-type="float">
            <text:p>251</text:p>
          </table:table-cell>
          <table:table-cell office:value-type="string" calcext:value-type="string">
            <text:p>How old was your baby when you started using this form of birth control?</text:p>
          </table:table-cell>
          <table:table-cell table:formula="of:=&quot;v&quot; &amp; [.C253]" office:value-type="string" office:string-value="v251" calcext:value-type="string">
            <text:p>v251</text:p>
          </table:table-cell>
          <table:table-cell table:number-columns-repeated="2" office:value-type="string" calcext:value-type="string">
            <text:p>BC_VR_AGE</text:p>
          </table:table-cell>
          <table:table-cell/>
        </table:table-row>
        <table:table-row table:style-name="ro2">
          <table:table-cell table:formula="of:=&quot;Sheet_1&quot;" office:value-type="string" office:string-value="Sheet_1" calcext:value-type="string">
            <text:p>Sheet_1</text:p>
          </table:table-cell>
          <table:table-cell table:formula="of:=[.B244] + 8" office:value-type="float" office:value="128" calcext:value-type="float">
            <text:p>128</text:p>
          </table:table-cell>
          <table:table-cell table:formula="of:=[.C253]+1" office:value-type="float" office:value="252" calcext:value-type="float">
            <text:p>252</text:p>
          </table:table-cell>
          <table:table-cell office:value-type="string" calcext:value-type="string">
            <text:p>Are you still using this form of birth control?</text:p>
          </table:table-cell>
          <table:table-cell table:formula="of:=&quot;v&quot; &amp; [.C254]" office:value-type="string" office:string-value="v252" calcext:value-type="string">
            <text:p>v252</text:p>
          </table:table-cell>
          <table:table-cell table:number-columns-repeated="2" office:value-type="string" calcext:value-type="string">
            <text:p>BC_VR_STILLUSE</text:p>
          </table:table-cell>
          <table:table-cell/>
        </table:table-row>
        <table:table-row table:style-name="ro2">
          <table:table-cell table:formula="of:=&quot;Sheet_1&quot;" office:value-type="string" office:string-value="Sheet_1" calcext:value-type="string">
            <text:p>Sheet_1</text:p>
          </table:table-cell>
          <table:table-cell table:formula="of:=[.B245] + 8" office:value-type="float" office:value="128" calcext:value-type="float">
            <text:p>128</text:p>
          </table:table-cell>
          <table:table-cell table:formula="of:=[.C254]+1" office:value-type="float" office:value="253" calcext:value-type="float">
            <text:p>253</text:p>
          </table:table-cell>
          <table:table-cell office:value-type="string" calcext:value-type="string">
            <text:p>Are you still using this form of birth control? - No. When and why did you stop?</text:p>
          </table:table-cell>
          <table:table-cell table:formula="of:=&quot;v&quot; &amp; [.C255]" office:value-type="string" office:string-value="v253" calcext:value-type="string">
            <text:p>v253</text:p>
          </table:table-cell>
          <table:table-cell table:number-columns-repeated="2" office:value-type="string" calcext:value-type="string">
            <text:p>BC_VR_COMMENT1</text:p>
          </table:table-cell>
          <table:table-cell/>
        </table:table-row>
        <table:table-row table:style-name="ro2">
          <table:table-cell table:formula="of:=&quot;Sheet_1&quot;" office:value-type="string" office:string-value="Sheet_1" calcext:value-type="string">
            <text:p>Sheet_1</text:p>
          </table:table-cell>
          <table:table-cell table:formula="of:=[.B246] + 8" office:value-type="float" office:value="129" calcext:value-type="float">
            <text:p>129</text:p>
          </table:table-cell>
          <table:table-cell table:formula="of:=[.C255]+1" office:value-type="float" office:value="254" calcext:value-type="float">
            <text:p>254</text:p>
          </table:table-cell>
          <table:table-cell office:value-type="string" calcext:value-type="string">
            <text:p>Did you notice any changes in your baby's behavior after beginning this form of birth control?</text:p>
          </table:table-cell>
          <table:table-cell table:formula="of:=&quot;v&quot; &amp; [.C256]" office:value-type="string" office:string-value="v254" calcext:value-type="string">
            <text:p>v254</text:p>
          </table:table-cell>
          <table:table-cell table:number-columns-repeated="2" office:value-type="string" calcext:value-type="string">
            <text:p>BC_VR_BEHAVIOR</text:p>
          </table:table-cell>
          <table:table-cell/>
        </table:table-row>
        <table:table-row table:style-name="ro3">
          <table:table-cell table:formula="of:=&quot;Sheet_1&quot;" office:value-type="string" office:string-value="Sheet_1" calcext:value-type="string">
            <text:p>Sheet_1</text:p>
          </table:table-cell>
          <table:table-cell table:formula="of:=[.B247] + 8" office:value-type="float" office:value="129" calcext:value-type="float">
            <text:p>129</text:p>
          </table:table-cell>
          <table:table-cell table:formula="of:=[.C256]+1" office:value-type="float" office:value="255" calcext:value-type="float">
            <text:p>255</text:p>
          </table:table-cell>
          <table:table-cell office:value-type="string" calcext:value-type="string">
            <text:p>Did you notice any changes in your baby's behavior after beginning this form of birth control? - Other (please specify)</text:p>
          </table:table-cell>
          <table:table-cell table:formula="of:=&quot;v&quot; &amp; [.C257]" office:value-type="string" office:string-value="v255" calcext:value-type="string">
            <text:p>v255</text:p>
          </table:table-cell>
          <table:table-cell table:number-columns-repeated="2" office:value-type="string" calcext:value-type="string">
            <text:p>BC_VR_COMMENT2</text:p>
          </table:table-cell>
          <table:table-cell/>
        </table:table-row>
        <table:table-row table:style-name="ro2">
          <table:table-cell table:formula="of:=&quot;Sheet_2&quot;" office:value-type="string" office:string-value="Sheet_2" calcext:value-type="string">
            <text:p>Sheet_2</text:p>
          </table:table-cell>
          <table:table-cell/>
          <table:table-cell office:value-type="float" office:value="0" calcext:value-type="float">
            <text:p>0</text:p>
          </table:table-cell>
          <table:table-cell office:value-type="string" calcext:value-type="string">
            <text:p>RespondentID</text:p>
          </table:table-cell>
          <table:table-cell table:formula="of:=&quot;v&quot; &amp; [.C258]" office:value-type="string" office:string-value="v0" calcext:value-type="string">
            <text:p>v0</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office:value-type="float" office:value="256" calcext:value-type="float">
            <text:p>256</text:p>
          </table:table-cell>
          <table:table-cell office:value-type="string" calcext:value-type="string">
            <text:p>CollectorID</text:p>
          </table:table-cell>
          <table:table-cell table:formula="of:=&quot;v&quot; &amp; [.C259]" office:value-type="string" office:string-value="v256" calcext:value-type="string">
            <text:p>v256</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59]+1" office:value-type="float" office:value="257" calcext:value-type="float">
            <text:p>257</text:p>
          </table:table-cell>
          <table:table-cell office:value-type="string" calcext:value-type="string">
            <text:p>StartDate</text:p>
          </table:table-cell>
          <table:table-cell table:formula="of:=&quot;v&quot; &amp; [.C260]" office:value-type="string" office:string-value="v257" calcext:value-type="string">
            <text:p>v257</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0]+1" office:value-type="float" office:value="258" calcext:value-type="float">
            <text:p>258</text:p>
          </table:table-cell>
          <table:table-cell office:value-type="string" calcext:value-type="string">
            <text:p>EndDate</text:p>
          </table:table-cell>
          <table:table-cell table:formula="of:=&quot;v&quot; &amp; [.C261]" office:value-type="string" office:string-value="v258" calcext:value-type="string">
            <text:p>v258</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1]+1" office:value-type="float" office:value="259" calcext:value-type="float">
            <text:p>259</text:p>
          </table:table-cell>
          <table:table-cell office:value-type="string" calcext:value-type="string">
            <text:p>IP Address</text:p>
          </table:table-cell>
          <table:table-cell table:formula="of:=&quot;v&quot; &amp; [.C262]" office:value-type="string" office:string-value="v259" calcext:value-type="string">
            <text:p>v259</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2]+1" office:value-type="float" office:value="260" calcext:value-type="float">
            <text:p>260</text:p>
          </table:table-cell>
          <table:table-cell office:value-type="string" calcext:value-type="string">
            <text:p>Email Address</text:p>
          </table:table-cell>
          <table:table-cell table:formula="of:=&quot;v&quot; &amp; [.C263]" office:value-type="string" office:string-value="v260" calcext:value-type="string">
            <text:p>v260</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3]+1" office:value-type="float" office:value="261" calcext:value-type="float">
            <text:p>261</text:p>
          </table:table-cell>
          <table:table-cell office:value-type="string" calcext:value-type="string">
            <text:p>First Name</text:p>
          </table:table-cell>
          <table:table-cell table:formula="of:=&quot;v&quot; &amp; [.C264]" office:value-type="string" office:string-value="v261" calcext:value-type="string">
            <text:p>v261</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4]+1" office:value-type="float" office:value="262" calcext:value-type="float">
            <text:p>262</text:p>
          </table:table-cell>
          <table:table-cell office:value-type="string" calcext:value-type="string">
            <text:p>LastName</text:p>
          </table:table-cell>
          <table:table-cell table:formula="of:=&quot;v&quot; &amp; [.C265]" office:value-type="string" office:string-value="v262" calcext:value-type="string">
            <text:p>v262</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5]+1" office:value-type="float" office:value="263" calcext:value-type="float">
            <text:p>263</text:p>
          </table:table-cell>
          <table:table-cell office:value-type="string" calcext:value-type="string">
            <text:p>Custom Data</text:p>
          </table:table-cell>
          <table:table-cell table:formula="of:=&quot;v&quot; &amp; [.C266]" office:value-type="string" office:string-value="v263" calcext:value-type="string">
            <text:p>v263</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130" office:value-type="float" office:value="130" calcext:value-type="float">
            <text:p>130</text:p>
          </table:table-cell>
          <table:table-cell table:formula="of:=[.C266]+1" office:value-type="float" office:value="264" calcext:value-type="float">
            <text:p>264</text:p>
          </table:table-cell>
          <table:table-cell office:value-type="string" calcext:value-type="string">
            <text:p>Since beginning this form of birth control, has your baby's weight:</text:p>
          </table:table-cell>
          <table:table-cell table:formula="of:=&quot;v&quot; &amp; [.C267]" office:value-type="string" office:string-value="v264" calcext:value-type="string">
            <text:p>v264</text:p>
          </table:table-cell>
          <table:table-cell table:number-columns-repeated="2" office:value-type="string" calcext:value-type="string">
            <text:p>BC_VR_WEIGHT</text:p>
          </table:table-cell>
          <table:table-cell/>
        </table:table-row>
        <table:table-row table:style-name="ro2">
          <table:table-cell table:formula="of:=&quot;Sheet_2&quot;" office:value-type="string" office:string-value="Sheet_2" calcext:value-type="string">
            <text:p>Sheet_2</text:p>
          </table:table-cell>
          <table:table-cell office:value-type="float" office:value="131" calcext:value-type="float">
            <text:p>131</text:p>
          </table:table-cell>
          <table:table-cell table:formula="of:=[.C267]+1" office:value-type="float" office:value="265" calcext:value-type="float">
            <text:p>265</text:p>
          </table:table-cell>
          <table:table-cell office:value-type="string" calcext:value-type="string">
            <text:p>Within the first month of beginning this form of birth control, did your milk supply:</text:p>
          </table:table-cell>
          <table:table-cell table:formula="of:=&quot;v&quot; &amp; [.C268]" office:value-type="string" office:string-value="v265" calcext:value-type="string">
            <text:p>v265</text:p>
          </table:table-cell>
          <table:table-cell table:number-columns-repeated="2" office:value-type="string" calcext:value-type="string">
            <text:p>BC1_VR_SUPPLY_MONTH1</text:p>
          </table:table-cell>
          <table:table-cell/>
        </table:table-row>
        <table:table-row table:style-name="ro2">
          <table:table-cell table:formula="of:=&quot;Sheet_2&quot;" office:value-type="string" office:string-value="Sheet_2" calcext:value-type="string">
            <text:p>Sheet_2</text:p>
          </table:table-cell>
          <table:table-cell office:value-type="float" office:value="132" calcext:value-type="float">
            <text:p>132</text:p>
          </table:table-cell>
          <table:table-cell table:formula="of:=[.C268]+1" office:value-type="float" office:value="266" calcext:value-type="float">
            <text:p>266</text:p>
          </table:table-cell>
          <table:table-cell office:value-type="string" calcext:value-type="string">
            <text:p>After the first month of using this form of birth control, was your milk supply:</text:p>
          </table:table-cell>
          <table:table-cell table:formula="of:=&quot;v&quot; &amp; [.C269]" office:value-type="string" office:string-value="v266" calcext:value-type="string">
            <text:p>v266</text:p>
          </table:table-cell>
          <table:table-cell table:number-columns-repeated="2" office:value-type="string" calcext:value-type="string">
            <text:p>BC1_VR_SUPPLY_MONTH2</text:p>
          </table:table-cell>
          <table:table-cell/>
        </table:table-row>
        <table:table-row table:style-name="ro2">
          <table:table-cell table:formula="of:=&quot;Sheet_2&quot;" office:value-type="string" office:string-value="Sheet_2" calcext:value-type="string">
            <text:p>Sheet_2</text:p>
          </table:table-cell>
          <table:table-cell office:value-type="float" office:value="133" calcext:value-type="float">
            <text:p>133</text:p>
          </table:table-cell>
          <table:table-cell table:formula="of:=[.C269]+1" office:value-type="float" office:value="267" calcext:value-type="float">
            <text:p>267</text:p>
          </table:table-cell>
          <table:table-cell office:value-type="string" calcext:value-type="string">
            <text:p>Do you feel that using this form of birth control influenced your milk supply?</text:p>
          </table:table-cell>
          <table:table-cell table:formula="of:=&quot;v&quot; &amp; [.C270]" office:value-type="string" office:string-value="v267" calcext:value-type="string">
            <text:p>v267</text:p>
          </table:table-cell>
          <table:table-cell table:number-columns-repeated="2" office:value-type="string" calcext:value-type="string">
            <text:p>BC1_VR_SUPPLY_OVERA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34" calcext:value-type="float">
            <text:p>134</text:p>
          </table:table-cell>
          <table:table-cell table:formula="of:=[.C270]+1" office:value-type="float" office:value="268" calcext:value-type="float">
            <text:p>268</text:p>
          </table:table-cell>
          <table:table-cell office:value-type="string" calcext:value-type="string">
            <text:p>Have you used another form of birth control since the birth of your youngest child?</text:p>
          </table:table-cell>
          <table:table-cell table:formula="of:=&quot;v&quot; &amp; [.C271]" office:value-type="string" office:string-value="v268" calcext:value-type="string">
            <text:p>v268</text:p>
          </table:table-cell>
          <table:table-cell table:number-columns-repeated="2" office:value-type="string" calcext:value-type="string">
            <text:p>BC1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34" calcext:value-type="float">
            <text:p>134</text:p>
          </table:table-cell>
          <table:table-cell table:formula="of:=[.C271]+1" office:value-type="float" office:value="269" calcext:value-type="float">
            <text:p>269</text:p>
          </table:table-cell>
          <table:table-cell office:value-type="string" calcext:value-type="string">
            <text:p>Have you used another form of birth control since the birth of your youngest child? - Yes (please specify)</text:p>
          </table:table-cell>
          <table:table-cell table:formula="of:=&quot;v&quot; &amp; [.C272]" office:value-type="string" office:string-value="v269" calcext:value-type="string">
            <text:p>v269</text:p>
          </table:table-cell>
          <table:table-cell table:number-columns-repeated="2" office:value-type="string" calcext:value-type="string">
            <text:p>BC1_OTHER_KIND</text:p>
          </table:table-cell>
          <table:table-cell/>
        </table:table-row>
        <table:table-row table:style-name="ro2">
          <table:table-cell table:formula="of:=&quot;Sheet_2&quot;" office:value-type="string" office:string-value="Sheet_2" calcext:value-type="string">
            <text:p>Sheet_2</text:p>
          </table:table-cell>
          <table:table-cell office:value-type="float" office:value="135" calcext:value-type="float">
            <text:p>135</text:p>
          </table:table-cell>
          <table:table-cell table:formula="of:=[.C272]+1" office:value-type="float" office:value="270" calcext:value-type="float">
            <text:p>270</text:p>
          </table:table-cell>
          <table:table-cell office:value-type="string" calcext:value-type="string">
            <text:p>How old was your baby when you started using this form of birth control?</text:p>
          </table:table-cell>
          <table:table-cell table:formula="of:=&quot;v&quot; &amp; [.C273]" office:value-type="string" office:string-value="v270" calcext:value-type="string">
            <text:p>v270</text:p>
          </table:table-cell>
          <table:table-cell table:number-columns-repeated="2" office:value-type="string" calcext:value-type="string">
            <text:p>BC1_OTHER_AGE</text:p>
          </table:table-cell>
          <table:table-cell/>
        </table:table-row>
        <table:table-row table:style-name="ro2">
          <table:table-cell table:formula="of:=&quot;Sheet_2&quot;" office:value-type="string" office:string-value="Sheet_2" calcext:value-type="string">
            <text:p>Sheet_2</text:p>
          </table:table-cell>
          <table:table-cell office:value-type="float" office:value="136" calcext:value-type="float">
            <text:p>136</text:p>
          </table:table-cell>
          <table:table-cell table:formula="of:=[.C273]+1" office:value-type="float" office:value="271" calcext:value-type="float">
            <text:p>271</text:p>
          </table:table-cell>
          <table:table-cell office:value-type="string" calcext:value-type="string">
            <text:p>Are you still using this form of birth control?</text:p>
          </table:table-cell>
          <table:table-cell table:formula="of:=&quot;v&quot; &amp; [.C274]" office:value-type="string" office:string-value="v271" calcext:value-type="string">
            <text:p>v271</text:p>
          </table:table-cell>
          <table:table-cell table:number-columns-repeated="2" office:value-type="string" calcext:value-type="string">
            <text:p>BC1_OTHER_STILLUSE</text:p>
          </table:table-cell>
          <table:table-cell/>
        </table:table-row>
        <table:table-row table:style-name="ro2">
          <table:table-cell table:formula="of:=&quot;Sheet_2&quot;" office:value-type="string" office:string-value="Sheet_2" calcext:value-type="string">
            <text:p>Sheet_2</text:p>
          </table:table-cell>
          <table:table-cell office:value-type="float" office:value="136" calcext:value-type="float">
            <text:p>136</text:p>
          </table:table-cell>
          <table:table-cell table:formula="of:=[.C274]+1" office:value-type="float" office:value="272" calcext:value-type="float">
            <text:p>272</text:p>
          </table:table-cell>
          <table:table-cell office:value-type="string" calcext:value-type="string">
            <text:p>Are you still using this form of birth control? - No. When and why did you stop?</text:p>
          </table:table-cell>
          <table:table-cell table:formula="of:=&quot;v&quot; &amp; [.C275]" office:value-type="string" office:string-value="v272" calcext:value-type="string">
            <text:p>v272</text:p>
          </table:table-cell>
          <table:table-cell table:number-columns-repeated="2" office:value-type="string" calcext:value-type="string">
            <text:p>BC1_OTHER_COMMENT1</text:p>
          </table:table-cell>
          <table:table-cell/>
        </table:table-row>
        <table:table-row table:style-name="ro2">
          <table:table-cell table:formula="of:=&quot;Sheet_2&quot;" office:value-type="string" office:string-value="Sheet_2" calcext:value-type="string">
            <text:p>Sheet_2</text:p>
          </table:table-cell>
          <table:table-cell office:value-type="float" office:value="137" calcext:value-type="float">
            <text:p>137</text:p>
          </table:table-cell>
          <table:table-cell table:formula="of:=[.C275]+1" office:value-type="float" office:value="273" calcext:value-type="float">
            <text:p>273</text:p>
          </table:table-cell>
          <table:table-cell office:value-type="string" calcext:value-type="string">
            <text:p>Did you notice any changes in your baby's behavior after beginning this form of birth control?</text:p>
          </table:table-cell>
          <table:table-cell table:formula="of:=&quot;v&quot; &amp; [.C276]" office:value-type="string" office:string-value="v273" calcext:value-type="string">
            <text:p>v273</text:p>
          </table:table-cell>
          <table:table-cell table:number-columns-repeated="2" office:value-type="string" calcext:value-type="string">
            <text:p>BC1_OTHER_BEHAVIOR</text:p>
          </table:table-cell>
          <table:table-cell/>
        </table:table-row>
        <table:table-row table:style-name="ro3">
          <table:table-cell table:formula="of:=&quot;Sheet_2&quot;" office:value-type="string" office:string-value="Sheet_2" calcext:value-type="string">
            <text:p>Sheet_2</text:p>
          </table:table-cell>
          <table:table-cell office:value-type="float" office:value="137" calcext:value-type="float">
            <text:p>137</text:p>
          </table:table-cell>
          <table:table-cell table:formula="of:=[.C276]+1" office:value-type="float" office:value="274" calcext:value-type="float">
            <text:p>274</text:p>
          </table:table-cell>
          <table:table-cell office:value-type="string" calcext:value-type="string">
            <text:p>Did you notice any changes in your baby's behavior after beginning this form of birth control? - Other (please specify)</text:p>
          </table:table-cell>
          <table:table-cell table:formula="of:=&quot;v&quot; &amp; [.C277]" office:value-type="string" office:string-value="v274" calcext:value-type="string">
            <text:p>v274</text:p>
          </table:table-cell>
          <table:table-cell table:number-columns-repeated="2" office:value-type="string" calcext:value-type="string">
            <text:p>BC1_OTHER_COMMENT2</text:p>
          </table:table-cell>
          <table:table-cell/>
        </table:table-row>
        <table:table-row table:style-name="ro2">
          <table:table-cell table:formula="of:=&quot;Sheet_2&quot;" office:value-type="string" office:string-value="Sheet_2" calcext:value-type="string">
            <text:p>Sheet_2</text:p>
          </table:table-cell>
          <table:table-cell office:value-type="float" office:value="138" calcext:value-type="float">
            <text:p>138</text:p>
          </table:table-cell>
          <table:table-cell table:formula="of:=[.C277]+1" office:value-type="float" office:value="275" calcext:value-type="float">
            <text:p>275</text:p>
          </table:table-cell>
          <table:table-cell office:value-type="string" calcext:value-type="string">
            <text:p>Since beginning this form of birth control, has your baby's weight:</text:p>
          </table:table-cell>
          <table:table-cell table:formula="of:=&quot;v&quot; &amp; [.C278]" office:value-type="string" office:string-value="v275" calcext:value-type="string">
            <text:p>v275</text:p>
          </table:table-cell>
          <table:table-cell table:number-columns-repeated="2" office:value-type="string" calcext:value-type="string">
            <text:p>BC1_OTHER_WEIGHT</text:p>
          </table:table-cell>
          <table:table-cell/>
        </table:table-row>
        <table:table-row table:style-name="ro2">
          <table:table-cell table:formula="of:=&quot;Sheet_2&quot;" office:value-type="string" office:string-value="Sheet_2" calcext:value-type="string">
            <text:p>Sheet_2</text:p>
          </table:table-cell>
          <table:table-cell office:value-type="float" office:value="139" calcext:value-type="float">
            <text:p>139</text:p>
          </table:table-cell>
          <table:table-cell table:formula="of:=[.C278]+1" office:value-type="float" office:value="276" calcext:value-type="float">
            <text:p>276</text:p>
          </table:table-cell>
          <table:table-cell office:value-type="string" calcext:value-type="string">
            <text:p>Within the first month of beginning this form of birth control, did your milk supply:</text:p>
          </table:table-cell>
          <table:table-cell table:formula="of:=&quot;v&quot; &amp; [.C279]" office:value-type="string" office:string-value="v276" calcext:value-type="string">
            <text:p>v276</text:p>
          </table:table-cell>
          <table:table-cell table:number-columns-repeated="2" office:value-type="string" calcext:value-type="string">
            <text:p>BC1_OTHER_SUPPLY_MONTH1</text:p>
          </table:table-cell>
          <table:table-cell/>
        </table:table-row>
        <table:table-row table:style-name="ro2">
          <table:table-cell table:formula="of:=&quot;Sheet_2&quot;" office:value-type="string" office:string-value="Sheet_2" calcext:value-type="string">
            <text:p>Sheet_2</text:p>
          </table:table-cell>
          <table:table-cell office:value-type="float" office:value="140" calcext:value-type="float">
            <text:p>140</text:p>
          </table:table-cell>
          <table:table-cell table:formula="of:=[.C279]+1" office:value-type="float" office:value="277" calcext:value-type="float">
            <text:p>277</text:p>
          </table:table-cell>
          <table:table-cell office:value-type="string" calcext:value-type="string">
            <text:p>After the first month of using this form of birth control, was your milk supply:</text:p>
          </table:table-cell>
          <table:table-cell table:formula="of:=&quot;v&quot; &amp; [.C280]" office:value-type="string" office:string-value="v277" calcext:value-type="string">
            <text:p>v277</text:p>
          </table:table-cell>
          <table:table-cell table:number-columns-repeated="2" office:value-type="string" calcext:value-type="string">
            <text:p>BC1_OTHER_SUPPLY_MONTH2</text:p>
          </table:table-cell>
          <table:table-cell/>
        </table:table-row>
        <table:table-row table:style-name="ro2">
          <table:table-cell table:formula="of:=&quot;Sheet_2&quot;" office:value-type="string" office:string-value="Sheet_2" calcext:value-type="string">
            <text:p>Sheet_2</text:p>
          </table:table-cell>
          <table:table-cell office:value-type="float" office:value="141" calcext:value-type="float">
            <text:p>141</text:p>
          </table:table-cell>
          <table:table-cell table:formula="of:=[.C280]+1" office:value-type="float" office:value="278" calcext:value-type="float">
            <text:p>278</text:p>
          </table:table-cell>
          <table:table-cell office:value-type="string" calcext:value-type="string">
            <text:p>Do you feel that using this form of birth control influenced your milk supply?</text:p>
          </table:table-cell>
          <table:table-cell table:formula="of:=&quot;v&quot; &amp; [.C281]" office:value-type="string" office:string-value="v278" calcext:value-type="string">
            <text:p>v278</text:p>
          </table:table-cell>
          <table:table-cell table:number-columns-repeated="2" office:value-type="string" calcext:value-type="string">
            <text:p>BC1_OTHER_SUPPLY_OVERA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1]+1" office:value-type="float" office:value="279" calcext:value-type="float">
            <text:p>279</text:p>
          </table:table-cell>
          <table:table-cell office:value-type="string" calcext:value-type="string">
            <text:p>Have you contacted a breastfeeding support person since your baby was born? - Lactation consultant</text:p>
          </table:table-cell>
          <table:table-cell table:formula="of:=&quot;v&quot; &amp; [.C282]" office:value-type="string" office:string-value="v279" calcext:value-type="string">
            <text:p>v279</text:p>
          </table:table-cell>
          <table:table-cell table:number-columns-repeated="2" office:value-type="string" calcext:value-type="string">
            <text:p>CONTACT_SUPPORT_LC</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2]+1" office:value-type="float" office:value="280" calcext:value-type="float">
            <text:p>280</text:p>
          </table:table-cell>
          <table:table-cell office:value-type="string" calcext:value-type="string">
            <text:p>Have you contacted a breastfeeding support person since your baby was born? - La Leche League Leader</text:p>
          </table:table-cell>
          <table:table-cell table:formula="of:=&quot;v&quot; &amp; [.C283]" office:value-type="string" office:string-value="v280" calcext:value-type="string">
            <text:p>v280</text:p>
          </table:table-cell>
          <table:table-cell table:number-columns-repeated="2" office:value-type="string" calcext:value-type="string">
            <text:p>CONTACT_SUPPORT_L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3]+1" office:value-type="float" office:value="281" calcext:value-type="float">
            <text:p>281</text:p>
          </table:table-cell>
          <table:table-cell office:value-type="string" calcext:value-type="string">
            <text:p>Have you contacted a breastfeeding support person since your baby was born? - Other (please specify)</text:p>
          </table:table-cell>
          <table:table-cell table:formula="of:=&quot;v&quot; &amp; [.C284]" office:value-type="string" office:string-value="v281" calcext:value-type="string">
            <text:p>v281</text:p>
          </table:table-cell>
          <table:table-cell office:value-type="string" calcext:value-type="string">
            <text:p>CONTAC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4]+1" office:value-type="float" office:value="282" calcext:value-type="float">
            <text:p>282</text:p>
          </table:table-cell>
          <table:table-cell office:value-type="string" calcext:value-type="string">
            <text:p>Have you contacted a breastfeeding support person since your baby was born? - Other (please specify)</text:p>
          </table:table-cell>
          <table:table-cell table:formula="of:=&quot;v&quot; &amp; [.C285]" office:value-type="string" office:string-value="v282" calcext:value-type="string">
            <text:p>v282</text:p>
          </table:table-cell>
          <table:table-cell office:value-type="string" calcext:value-type="string">
            <text:p>CONTACT_SUPPORT_OTHER2</text:p>
          </table:table-cell>
          <table:table-cell office:value-type="string" calcext:value-type="string">
            <text:p>CONTACT_SUPPORT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5]+1" office:value-type="float" office:value="283" calcext:value-type="float">
            <text:p>283</text:p>
          </table:table-cell>
          <table:table-cell office:value-type="string" calcext:value-type="string">
            <text:p>Have you had a visit with a breastfeeding support person since your baby was born? - Lactation consultant</text:p>
          </table:table-cell>
          <table:table-cell table:formula="of:=&quot;v&quot; &amp; [.C286]" office:value-type="string" office:string-value="v283" calcext:value-type="string">
            <text:p>v283</text:p>
          </table:table-cell>
          <table:table-cell table:number-columns-repeated="2" office:value-type="string" calcext:value-type="string">
            <text:p>VISIT_SUPPORT_LC</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6]+1" office:value-type="float" office:value="284" calcext:value-type="float">
            <text:p>284</text:p>
          </table:table-cell>
          <table:table-cell office:value-type="string" calcext:value-type="string">
            <text:p>Have you had a visit with a breastfeeding support person since your baby was born? - La Leche League Leader</text:p>
          </table:table-cell>
          <table:table-cell table:formula="of:=&quot;v&quot; &amp; [.C287]" office:value-type="string" office:string-value="v284" calcext:value-type="string">
            <text:p>v284</text:p>
          </table:table-cell>
          <table:table-cell table:number-columns-repeated="2" office:value-type="string" calcext:value-type="string">
            <text:p>VISIT_SUPPORT_L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7]+1" office:value-type="float" office:value="285" calcext:value-type="float">
            <text:p>285</text:p>
          </table:table-cell>
          <table:table-cell office:value-type="string" calcext:value-type="string">
            <text:p>Have you had a visit with a breastfeeding support person since your baby was born? - Other (please specify)</text:p>
          </table:table-cell>
          <table:table-cell table:formula="of:=&quot;v&quot; &amp; [.C288]" office:value-type="string" office:string-value="v285" calcext:value-type="string">
            <text:p>v285</text:p>
          </table:table-cell>
          <table:table-cell office:value-type="string" calcext:value-type="string">
            <text:p>VISI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8]+1" office:value-type="float" office:value="286" calcext:value-type="float">
            <text:p>286</text:p>
          </table:table-cell>
          <table:table-cell office:value-type="string" calcext:value-type="string">
            <text:p>Have you had a visit with a breastfeeding support person since your baby was born? - Other (please specify)</text:p>
          </table:table-cell>
          <table:table-cell table:formula="of:=&quot;v&quot; &amp; [.C289]" office:value-type="string" office:string-value="v286" calcext:value-type="string">
            <text:p>v286</text:p>
          </table:table-cell>
          <table:table-cell office:value-type="string" calcext:value-type="string">
            <text:p>VISIT_SUPPORT_OTHER2</text:p>
          </table:table-cell>
          <table:table-cell office:value-type="string" calcext:value-type="string">
            <text:p>VISIT_SUPPORT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89]+1" office:value-type="float" office:value="287" calcext:value-type="float">
            <text:p>287</text:p>
          </table:table-cell>
          <table:table-cell office:value-type="string" calcext:value-type="string">
            <text:p>If you have been in contact with a breastfeeding support person, which best describes the issue? - sore nipples</text:p>
          </table:table-cell>
          <table:table-cell table:formula="of:=&quot;v&quot; &amp; [.C290]" office:value-type="string" office:string-value="v287" calcext:value-type="string">
            <text:p>v287</text:p>
          </table:table-cell>
          <table:table-cell table:number-columns-repeated="2" office:value-type="string" calcext:value-type="string">
            <text:p>CONTACT_SUPPORT_SORE</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0]+1" office:value-type="float" office:value="288" calcext:value-type="float">
            <text:p>288</text:p>
          </table:table-cell>
          <table:table-cell office:value-type="string" calcext:value-type="string">
            <text:p>If you have been in contact with a breastfeeding support person, which best describes the issue? - over supply</text:p>
          </table:table-cell>
          <table:table-cell table:formula="of:=&quot;v&quot; &amp; [.C291]" office:value-type="string" office:string-value="v288" calcext:value-type="string">
            <text:p>v288</text:p>
          </table:table-cell>
          <table:table-cell table:number-columns-repeated="2" office:value-type="string" calcext:value-type="string">
            <text:p>CONTACT_SUPPORT_OSUPPLY</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1]+1" office:value-type="float" office:value="289" calcext:value-type="float">
            <text:p>289</text:p>
          </table:table-cell>
          <table:table-cell office:value-type="string" calcext:value-type="string">
            <text:p>If you have been in contact with a breastfeeding support person, which best describes the issue? - low supply</text:p>
          </table:table-cell>
          <table:table-cell table:formula="of:=&quot;v&quot; &amp; [.C292]" office:value-type="string" office:string-value="v289" calcext:value-type="string">
            <text:p>v289</text:p>
          </table:table-cell>
          <table:table-cell table:number-columns-repeated="2" office:value-type="string" calcext:value-type="string">
            <text:p>CONTACT_SUPPORT_LSUPPLY</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2]+1" office:value-type="float" office:value="290" calcext:value-type="float">
            <text:p>290</text:p>
          </table:table-cell>
          <table:table-cell office:value-type="string" calcext:value-type="string">
            <text:p>If you have been in contact with a breastfeeding support person, which best describes the issue? - fussy baby</text:p>
          </table:table-cell>
          <table:table-cell table:formula="of:=&quot;v&quot; &amp; [.C293]" office:value-type="string" office:string-value="v290" calcext:value-type="string">
            <text:p>v290</text:p>
          </table:table-cell>
          <table:table-cell table:number-columns-repeated="2" office:value-type="string" calcext:value-type="string">
            <text:p>CONTACT_SUPPORT_FUSSY</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3]+1" office:value-type="float" office:value="291" calcext:value-type="float">
            <text:p>291</text:p>
          </table:table-cell>
          <table:table-cell office:value-type="string" calcext:value-type="string">
            <text:p>If you have been in contact with a breastfeeding support person, which best describes the issue? - flat or inverted nipples</text:p>
          </table:table-cell>
          <table:table-cell table:formula="of:=&quot;v&quot; &amp; [.C294]" office:value-type="string" office:string-value="v291" calcext:value-type="string">
            <text:p>v291</text:p>
          </table:table-cell>
          <table:table-cell table:number-columns-repeated="2" office:value-type="string" calcext:value-type="string">
            <text:p>CONTACT_SUPPORT_FLAT</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4]+1" office:value-type="float" office:value="292" calcext:value-type="float">
            <text:p>292</text:p>
          </table:table-cell>
          <table:table-cell office:value-type="string" calcext:value-type="string">
            <text:p>If you have been in contact with a breastfeeding support person, which best describes the issue? - baby not gaining enough weight</text:p>
          </table:table-cell>
          <table:table-cell table:formula="of:=&quot;v&quot; &amp; [.C295]" office:value-type="string" office:string-value="v292" calcext:value-type="string">
            <text:p>v292</text:p>
          </table:table-cell>
          <table:table-cell table:number-columns-repeated="2" office:value-type="string" calcext:value-type="string">
            <text:p>CONTACT_SUPPORT_NOTGAIN</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5]+1" office:value-type="float" office:value="293" calcext:value-type="float">
            <text:p>293</text:p>
          </table:table-cell>
          <table:table-cell office:value-type="string" calcext:value-type="string">
            <text:p>If you have been in contact with a breastfeeding support person, which best describes the issue? - Other (please specify)</text:p>
          </table:table-cell>
          <table:table-cell table:formula="of:=&quot;v&quot; &amp; [.C296]" office:value-type="string" office:string-value="v293" calcext:value-type="string">
            <text:p>v293</text:p>
          </table:table-cell>
          <table:table-cell office:value-type="string" calcext:value-type="string">
            <text:p>CONTACT_SUPPORT_OTHER_ISSUE</text:p>
          </table:table-cell>
          <table:table-cell office:value-type="string" calcext:value-type="string">
            <text:p>VISIT_SUPPORT_OTHER_COMMENT</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6]+1" office:value-type="float" office:value="294" calcext:value-type="float">
            <text:p>294</text:p>
          </table:table-cell>
          <table:table-cell office:value-type="string" calcext:value-type="string">
            <text:p>If you have been in contact with a breastfeeding support person, which best describes the issue? - Other (please specify)</text:p>
          </table:table-cell>
          <table:table-cell table:formula="of:=&quot;v&quot; &amp; [.C297]" office:value-type="string" office:string-value="v294" calcext:value-type="string">
            <text:p>v294</text:p>
          </table:table-cell>
          <table:table-cell table:number-columns-repeated="3"/>
        </table:table-row>
        <table:table-row table:style-name="ro2">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7]+1" office:value-type="float" office:value="295" calcext:value-type="float">
            <text:p>295</text:p>
          </table:table-cell>
          <table:table-cell office:value-type="string" calcext:value-type="string">
            <text:p>Have you ever taken measures to increase your milk supply? - Pumping during or after feedings</text:p>
          </table:table-cell>
          <table:table-cell table:formula="of:=&quot;v&quot; &amp; [.C298]" office:value-type="string" office:string-value="v295" calcext:value-type="string">
            <text:p>v295</text:p>
          </table:table-cell>
          <table:table-cell table:number-columns-repeated="2" office:value-type="string" calcext:value-type="string">
            <text:p>MEASURES_INCREASE_PUMP</text:p>
          </table:table-cell>
          <table:table-cell/>
        </table:table-row>
        <table:table-row table:style-name="ro2">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8]+1" office:value-type="float" office:value="296" calcext:value-type="float">
            <text:p>296</text:p>
          </table:table-cell>
          <table:table-cell office:value-type="string" calcext:value-type="string">
            <text:p>Have you ever taken measures to increase your milk supply? - Taking medications or herbs to increase milk supply</text:p>
          </table:table-cell>
          <table:table-cell table:formula="of:=&quot;v&quot; &amp; [.C299]" office:value-type="string" office:string-value="v296" calcext:value-type="string">
            <text:p>v296</text:p>
          </table:table-cell>
          <table:table-cell table:number-columns-repeated="2" office:value-type="string" calcext:value-type="string">
            <text:p>MEASURES_INCREASE_MEDS</text:p>
          </table:table-cell>
          <table:table-cell/>
        </table:table-row>
        <table:table-row table:style-name="ro3">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9]+1" office:value-type="float" office:value="297" calcext:value-type="float">
            <text:p>297</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C300]" office:value-type="string" office:string-value="v297" calcext:value-type="string">
            <text:p>v297</text:p>
          </table:table-cell>
          <table:table-cell office:value-type="string" calcext:value-type="string">
            <text:p>MEASURES_INCREASE_HERBS</text:p>
          </table:table-cell>
          <table:table-cell table:number-columns-repeated="2"/>
        </table:table-row>
        <table:table-row table:style-name="ro3">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300]+1" office:value-type="float" office:value="298" calcext:value-type="float">
            <text:p>298</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C301]" office:value-type="string" office:string-value="v298" calcext:value-type="string">
            <text:p>v298</text:p>
          </table:table-cell>
          <table:table-cell office:value-type="string" calcext:value-type="string">
            <text:p>MEASURES_INCREASE_HERBS_COMMENT</text:p>
          </table:table-cell>
          <table:table-cell office:value-type="string" calcext:value-type="string">
            <text:p>MEASURES_INCREASE_HERBS</text:p>
          </table:table-cell>
          <table:table-cell/>
        </table:table-row>
        <table:table-row table:style-name="ro2">
          <table:table-cell table:formula="of:=&quot;Sheet_2&quot;" office:value-type="string" office:string-value="Sheet_2" calcext:value-type="string">
            <text:p>Sheet_2</text:p>
          </table:table-cell>
          <table:table-cell office:value-type="float" office:value="146" calcext:value-type="float">
            <text:p>146</text:p>
          </table:table-cell>
          <table:table-cell table:formula="of:=[.C301]+1" office:value-type="float" office:value="299" calcext:value-type="float">
            <text:p>299</text:p>
          </table:table-cell>
          <table:table-cell office:value-type="string" calcext:value-type="string">
            <text:p>Did you take a breastfeeding class or attend a breastfeeding support group before the birth of your baby?</text:p>
          </table:table-cell>
          <table:table-cell table:formula="of:=&quot;v&quot; &amp; [.C302]" office:value-type="string" office:string-value="v299" calcext:value-type="string">
            <text:p>v299</text:p>
          </table:table-cell>
          <table:table-cell table:number-columns-repeated="2" office:value-type="string" calcext:value-type="string">
            <text:p>BF_CLASS_GROUP</text:p>
          </table:table-cell>
          <table:table-cell/>
        </table:table-row>
        <table:table-row table:style-name="ro3">
          <table:table-cell table:formula="of:=&quot;Sheet_2&quot;" office:value-type="string" office:string-value="Sheet_2" calcext:value-type="string">
            <text:p>Sheet_2</text:p>
          </table:table-cell>
          <table:table-cell office:value-type="float" office:value="146" calcext:value-type="float">
            <text:p>146</text:p>
          </table:table-cell>
          <table:table-cell table:formula="of:=[.C302]+1" office:value-type="float" office:value="300" calcext:value-type="float">
            <text:p>300</text:p>
          </table:table-cell>
          <table:table-cell office:value-type="string" calcext:value-type="string">
            <text:p>Did you take a breastfeeding class or attend a breastfeeding support group before the birth of your baby? - Other (please specify)</text:p>
          </table:table-cell>
          <table:table-cell table:formula="of:=&quot;v&quot; &amp; [.C303]" office:value-type="string" office:string-value="v300" calcext:value-type="string">
            <text:p>v300</text:p>
          </table:table-cell>
          <table:table-cell table:number-columns-repeated="2" office:value-type="string" calcext:value-type="string">
            <text:p>BF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7" calcext:value-type="float">
            <text:p>147</text:p>
          </table:table-cell>
          <table:table-cell table:formula="of:=[.C303]+1" office:value-type="float" office:value="301" calcext:value-type="float">
            <text:p>301</text:p>
          </table:table-cell>
          <table:table-cell office:value-type="string" calcext:value-type="string">
            <text:p>Did you breastfeed one or more babies before this baby?</text:p>
          </table:table-cell>
          <table:table-cell table:formula="of:=&quot;v&quot; &amp; [.C304]" office:value-type="string" office:string-value="v301" calcext:value-type="string">
            <text:p>v301</text:p>
          </table:table-cell>
          <table:table-cell table:number-columns-repeated="2" office:value-type="string" calcext:value-type="string">
            <text:p>PRIOR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48" calcext:value-type="float">
            <text:p>148</text:p>
          </table:table-cell>
          <table:table-cell table:formula="of:=[.C304]+1" office:value-type="float" office:value="302" calcext:value-type="float">
            <text:p>302</text:p>
          </table:table-cell>
          <table:table-cell office:value-type="string" calcext:value-type="string">
            <text:p>Did you breastfeed an older child while breastfeeding this baby?</text:p>
          </table:table-cell>
          <table:table-cell table:formula="of:=&quot;v&quot; &amp; [.C305]" office:value-type="string" office:string-value="v302" calcext:value-type="string">
            <text:p>v302</text:p>
          </table:table-cell>
          <table:table-cell table:number-columns-repeated="2" office:value-type="string" calcext:value-type="string">
            <text:p>TANDEM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49" calcext:value-type="float">
            <text:p>149</text:p>
          </table:table-cell>
          <table:table-cell table:formula="of:=[.C305]+1" office:value-type="float" office:value="303" calcext:value-type="float">
            <text:p>303</text:p>
          </table:table-cell>
          <table:table-cell office:value-type="string" calcext:value-type="string">
            <text:p>While breastfeeding, did you ever take Sudafed (not Sudafed PE)?</text:p>
          </table:table-cell>
          <table:table-cell table:formula="of:=&quot;v&quot; &amp; [.C306]" office:value-type="string" office:string-value="v303" calcext:value-type="string">
            <text:p>v303</text:p>
          </table:table-cell>
          <table:table-cell table:number-columns-repeated="2" office:value-type="string" calcext:value-type="string">
            <text:p>SUDAFED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50" calcext:value-type="float">
            <text:p>150</text:p>
          </table:table-cell>
          <table:table-cell table:formula="of:=[.C306]+1" office:value-type="float" office:value="304" calcext:value-type="float">
            <text:p>304</text:p>
          </table:table-cell>
          <table:table-cell office:value-type="string" calcext:value-type="string">
            <text:p>How often do you/did you drink alcohol while breastfeeding?</text:p>
          </table:table-cell>
          <table:table-cell table:formula="of:=&quot;v&quot; &amp; [.C307]" office:value-type="string" office:string-value="v304" calcext:value-type="string">
            <text:p>v304</text:p>
          </table:table-cell>
          <table:table-cell table:number-columns-repeated="2" office:value-type="string" calcext:value-type="string">
            <text:p>ALCOHOL</text:p>
          </table:table-cell>
          <table:table-cell/>
        </table:table-row>
        <table:table-row table:style-name="ro2">
          <table:table-cell table:formula="of:=&quot;Sheet_2&quot;" office:value-type="string" office:string-value="Sheet_2" calcext:value-type="string">
            <text:p>Sheet_2</text:p>
          </table:table-cell>
          <table:table-cell office:value-type="float" office:value="151" calcext:value-type="float">
            <text:p>151</text:p>
          </table:table-cell>
          <table:table-cell table:formula="of:=[.C307]+1" office:value-type="float" office:value="305" calcext:value-type="float">
            <text:p>305</text:p>
          </table:table-cell>
          <table:table-cell office:value-type="string" calcext:value-type="string">
            <text:p>While you were breastfeeding, do you/did you smoke?</text:p>
          </table:table-cell>
          <table:table-cell table:formula="of:=&quot;v&quot; &amp; [.C308]" office:value-type="string" office:string-value="v305" calcext:value-type="string">
            <text:p>v305</text:p>
          </table:table-cell>
          <table:table-cell table:number-columns-repeated="2" office:value-type="string" calcext:value-type="string">
            <text:p>SMOKE</text:p>
          </table:table-cell>
          <table:table-cell/>
        </table:table-row>
        <table:table-row table:style-name="ro3">
          <table:table-cell table:formula="of:=&quot;Sheet_2&quot;" office:value-type="string" office:string-value="Sheet_2" calcext:value-type="string">
            <text:p>Sheet_2</text:p>
          </table:table-cell>
          <table:table-cell office:value-type="float" office:value="152" calcext:value-type="float">
            <text:p>152</text:p>
          </table:table-cell>
          <table:table-cell table:formula="of:=[.C308]+1" office:value-type="float" office:value="306" calcext:value-type="float">
            <text:p>306</text:p>
          </table:table-cell>
          <table:table-cell office:value-type="string" calcext:value-type="string">
            <text:p>Did any major stressful events occur while you were breastfeeding this baby (e.g., natural disaster, death in family, etc.)?</text:p>
          </table:table-cell>
          <table:table-cell table:formula="of:=&quot;v&quot; &amp; [.C309]" office:value-type="string" office:string-value="v306" calcext:value-type="string">
            <text:p>v306</text:p>
          </table:table-cell>
          <table:table-cell table:number-columns-repeated="2" office:value-type="string" calcext:value-type="string">
            <text:p>STRESS</text:p>
          </table:table-cell>
          <table:table-cell/>
        </table:table-row>
        <table:table-row table:style-name="ro2">
          <table:table-cell table:formula="of:=&quot;Sheet_2&quot;" office:value-type="string" office:string-value="Sheet_2" calcext:value-type="string">
            <text:p>Sheet_2</text:p>
          </table:table-cell>
          <table:table-cell office:value-type="float" office:value="153" calcext:value-type="float">
            <text:p>153</text:p>
          </table:table-cell>
          <table:table-cell table:formula="of:=[.C309]+1" office:value-type="float" office:value="307" calcext:value-type="float">
            <text:p>307</text:p>
          </table:table-cell>
          <table:table-cell office:value-type="string" calcext:value-type="string">
            <text:p>In what year were you born? (enter 4-digit birth year; for example, 1976) - Open-Ended Response</text:p>
          </table:table-cell>
          <table:table-cell table:formula="of:=&quot;v&quot; &amp; [.C310]" office:value-type="string" office:string-value="v307" calcext:value-type="string">
            <text:p>v307</text:p>
          </table:table-cell>
          <table:table-cell table:number-columns-repeated="2" office:value-type="string" calcext:value-type="string">
            <text:p>BIRTH_YEAR</text:p>
          </table:table-cell>
          <table:table-cell/>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0]+1" office:value-type="float" office:value="308" calcext:value-type="float">
            <text:p>308</text:p>
          </table:table-cell>
          <table:table-cell office:value-type="string" calcext:value-type="string">
            <text:p>Where do you live? - USA</text:p>
          </table:table-cell>
          <table:table-cell table:formula="of:=&quot;v&quot; &amp; [.C311]" office:value-type="string" office:string-value="v308" calcext:value-type="string">
            <text:p>v308</text:p>
          </table:table-cell>
          <table:table-cell office:value-type="string" calcext:value-type="string">
            <text:p>LIVE_USA</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1]+1" office:value-type="float" office:value="309" calcext:value-type="float">
            <text:p>309</text:p>
          </table:table-cell>
          <table:table-cell office:value-type="string" calcext:value-type="string">
            <text:p>Where do you live? - Canada</text:p>
          </table:table-cell>
          <table:table-cell table:formula="of:=&quot;v&quot; &amp; [.C312]" office:value-type="string" office:string-value="v309" calcext:value-type="string">
            <text:p>v309</text:p>
          </table:table-cell>
          <table:table-cell office:value-type="string" calcext:value-type="string">
            <text:p>LIVE_CANADA</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2]+1" office:value-type="float" office:value="310" calcext:value-type="float">
            <text:p>310</text:p>
          </table:table-cell>
          <table:table-cell office:value-type="string" calcext:value-type="string">
            <text:p>Where do you live? - Europe</text:p>
          </table:table-cell>
          <table:table-cell table:formula="of:=&quot;v&quot; &amp; [.C313]" office:value-type="string" office:string-value="v310" calcext:value-type="string">
            <text:p>v310</text:p>
          </table:table-cell>
          <table:table-cell office:value-type="string" calcext:value-type="string">
            <text:p>LIVE_EU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3]+1" office:value-type="float" office:value="311" calcext:value-type="float">
            <text:p>311</text:p>
          </table:table-cell>
          <table:table-cell office:value-type="string" calcext:value-type="string">
            <text:p>Where do you live? - Australia</text:p>
          </table:table-cell>
          <table:table-cell table:formula="of:=&quot;v&quot; &amp; [.C314]" office:value-type="string" office:string-value="v311" calcext:value-type="string">
            <text:p>v311</text:p>
          </table:table-cell>
          <table:table-cell office:value-type="string" calcext:value-type="string">
            <text:p>LIVE_AUS</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4]+1" office:value-type="float" office:value="312" calcext:value-type="float">
            <text:p>312</text:p>
          </table:table-cell>
          <table:table-cell office:value-type="string" calcext:value-type="string">
            <text:p>Where do you live? - New Zealand</text:p>
          </table:table-cell>
          <table:table-cell table:formula="of:=&quot;v&quot; &amp; [.C315]" office:value-type="string" office:string-value="v312" calcext:value-type="string">
            <text:p>v312</text:p>
          </table:table-cell>
          <table:table-cell office:value-type="string" calcext:value-type="string">
            <text:p>LIVE_NZ</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5]+1" office:value-type="float" office:value="313" calcext:value-type="float">
            <text:p>313</text:p>
          </table:table-cell>
          <table:table-cell office:value-type="string" calcext:value-type="string">
            <text:p>Where do you live? - Other (please specify)</text:p>
          </table:table-cell>
          <table:table-cell table:formula="of:=&quot;v&quot; &amp; [.C316]" office:value-type="string" office:string-value="v313" calcext:value-type="string">
            <text:p>v313</text:p>
          </table:table-cell>
          <table:table-cell office:value-type="string" calcext:value-type="string">
            <text:p>LIVE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6]+1" office:value-type="float" office:value="314" calcext:value-type="float">
            <text:p>314</text:p>
          </table:table-cell>
          <table:table-cell office:value-type="string" calcext:value-type="string">
            <text:p>What is your marital status? - Married</text:p>
          </table:table-cell>
          <table:table-cell table:formula="of:=&quot;v&quot; &amp; [.C317]" office:value-type="string" office:string-value="v314" calcext:value-type="string">
            <text:p>v314</text:p>
          </table:table-cell>
          <table:table-cell table:number-columns-repeated="2" office:value-type="string" calcext:value-type="string">
            <text:p>MARRI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7]+1" office:value-type="float" office:value="315" calcext:value-type="float">
            <text:p>315</text:p>
          </table:table-cell>
          <table:table-cell office:value-type="string" calcext:value-type="string">
            <text:p>What is your marital status? - Widowed</text:p>
          </table:table-cell>
          <table:table-cell table:formula="of:=&quot;v&quot; &amp; [.C318]" office:value-type="string" office:string-value="v315" calcext:value-type="string">
            <text:p>v315</text:p>
          </table:table-cell>
          <table:table-cell table:number-columns-repeated="2" office:value-type="string" calcext:value-type="string">
            <text:p>WIDOW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8]+1" office:value-type="float" office:value="316" calcext:value-type="float">
            <text:p>316</text:p>
          </table:table-cell>
          <table:table-cell office:value-type="string" calcext:value-type="string">
            <text:p>What is your marital status? - Divorced</text:p>
          </table:table-cell>
          <table:table-cell table:formula="of:=&quot;v&quot; &amp; [.C319]" office:value-type="string" office:string-value="v316" calcext:value-type="string">
            <text:p>v316</text:p>
          </table:table-cell>
          <table:table-cell table:number-columns-repeated="2" office:value-type="string" calcext:value-type="string">
            <text:p>DIVORC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9]+1" office:value-type="float" office:value="317" calcext:value-type="float">
            <text:p>317</text:p>
          </table:table-cell>
          <table:table-cell office:value-type="string" calcext:value-type="string">
            <text:p>What is your marital status? - Separated</text:p>
          </table:table-cell>
          <table:table-cell table:formula="of:=&quot;v&quot; &amp; [.C320]" office:value-type="string" office:string-value="v317" calcext:value-type="string">
            <text:p>v317</text:p>
          </table:table-cell>
          <table:table-cell table:number-columns-repeated="2" office:value-type="string" calcext:value-type="string">
            <text:p>SEPARAT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20]+1" office:value-type="float" office:value="318" calcext:value-type="float">
            <text:p>318</text:p>
          </table:table-cell>
          <table:table-cell office:value-type="string" calcext:value-type="string">
            <text:p>What is your marital status? - Never married</text:p>
          </table:table-cell>
          <table:table-cell table:formula="of:=&quot;v&quot; &amp; [.C321]" office:value-type="string" office:string-value="v318" calcext:value-type="string">
            <text:p>v318</text:p>
          </table:table-cell>
          <table:table-cell table:number-columns-repeated="2" office:value-type="string" calcext:value-type="string">
            <text:p>NEV_MARRI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6" calcext:value-type="float">
            <text:p>156</text:p>
          </table:table-cell>
          <table:table-cell table:formula="of:=[.C321]+1" office:value-type="float" office:value="319" calcext:value-type="float">
            <text:p>319</text:p>
          </table:table-cell>
          <table:table-cell office:value-type="string" calcext:value-type="string">
            <text:p>What is the highest level of school you have completed or the highest degree you have received?</text:p>
          </table:table-cell>
          <table:table-cell table:formula="of:=&quot;v&quot; &amp; [.C322]" office:value-type="string" office:string-value="v319" calcext:value-type="string">
            <text:p>v319</text:p>
          </table:table-cell>
          <table:table-cell table:number-columns-repeated="2" office:value-type="string" calcext:value-type="string">
            <text:p>EDUCATION</text:p>
          </table:table-cell>
          <table:table-cell/>
        </table:table-row>
        <table:table-row table:style-name="ro2">
          <table:table-cell table:formula="of:=&quot;Sheet_2&quot;" office:value-type="string" office:string-value="Sheet_2" calcext:value-type="string">
            <text:p>Sheet_2</text:p>
          </table:table-cell>
          <table:table-cell office:value-type="float" office:value="157" calcext:value-type="float">
            <text:p>157</text:p>
          </table:table-cell>
          <table:table-cell table:formula="of:=[.C322]+1" office:value-type="float" office:value="320" calcext:value-type="float">
            <text:p>320</text:p>
          </table:table-cell>
          <table:table-cell office:value-type="string" calcext:value-type="string">
            <text:p>Which of the following categories best describes your employment status?</text:p>
          </table:table-cell>
          <table:table-cell table:formula="of:=&quot;v&quot; &amp; [.C323]" office:value-type="string" office:string-value="v320" calcext:value-type="string">
            <text:p>v320</text:p>
          </table:table-cell>
          <table:table-cell table:number-columns-repeated="2" office:value-type="string" calcext:value-type="string">
            <text:p>EMPLOYMENT</text:p>
          </table:table-cell>
          <table:table-cell/>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3]+1" office:value-type="float" office:value="321" calcext:value-type="float">
            <text:p>321</text:p>
          </table:table-cell>
          <table:table-cell office:value-type="string" calcext:value-type="string">
            <text:p>What is your total annual household income? - Less than $10,000</text:p>
          </table:table-cell>
          <table:table-cell table:formula="of:=&quot;v&quot; &amp; [.C324]" office:value-type="string" office:string-value="v321" calcext:value-type="string">
            <text:p>v321</text:p>
          </table:table-cell>
          <table:table-cell office:value-type="string" calcext:value-type="string">
            <text:p>INCOME_L10</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4]+1" office:value-type="float" office:value="322" calcext:value-type="float">
            <text:p>322</text:p>
          </table:table-cell>
          <table:table-cell office:value-type="string" calcext:value-type="string">
            <text:p>What is your total annual household income? - $10,000 to $19,999</text:p>
          </table:table-cell>
          <table:table-cell table:formula="of:=&quot;v&quot; &amp; [.C325]" office:value-type="string" office:string-value="v322" calcext:value-type="string">
            <text:p>v322</text:p>
          </table:table-cell>
          <table:table-cell office:value-type="string" calcext:value-type="string">
            <text:p>INCOME_10_1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5]+1" office:value-type="float" office:value="323" calcext:value-type="float">
            <text:p>323</text:p>
          </table:table-cell>
          <table:table-cell office:value-type="string" calcext:value-type="string">
            <text:p>What is your total annual household income? - $20,000 to $29,000</text:p>
          </table:table-cell>
          <table:table-cell table:formula="of:=&quot;v&quot; &amp; [.C326]" office:value-type="string" office:string-value="v323" calcext:value-type="string">
            <text:p>v323</text:p>
          </table:table-cell>
          <table:table-cell office:value-type="string" calcext:value-type="string">
            <text:p>INCOME_20_2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6]+1" office:value-type="float" office:value="324" calcext:value-type="float">
            <text:p>324</text:p>
          </table:table-cell>
          <table:table-cell office:value-type="string" calcext:value-type="string">
            <text:p>What is your total annual household income? - $30,000 to $39,000</text:p>
          </table:table-cell>
          <table:table-cell table:formula="of:=&quot;v&quot; &amp; [.C327]" office:value-type="string" office:string-value="v324" calcext:value-type="string">
            <text:p>v324</text:p>
          </table:table-cell>
          <table:table-cell office:value-type="string" calcext:value-type="string">
            <text:p>INCOME_30_3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7]+1" office:value-type="float" office:value="325" calcext:value-type="float">
            <text:p>325</text:p>
          </table:table-cell>
          <table:table-cell office:value-type="string" calcext:value-type="string">
            <text:p>What is your total annual household income? - $40,000 to $49,000</text:p>
          </table:table-cell>
          <table:table-cell table:formula="of:=&quot;v&quot; &amp; [.C328]" office:value-type="string" office:string-value="v325" calcext:value-type="string">
            <text:p>v325</text:p>
          </table:table-cell>
          <table:table-cell office:value-type="string" calcext:value-type="string">
            <text:p>INCOME_40_4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8]+1" office:value-type="float" office:value="326" calcext:value-type="float">
            <text:p>326</text:p>
          </table:table-cell>
          <table:table-cell office:value-type="string" calcext:value-type="string">
            <text:p>What is your total annual household income? - $50,000 to $59,000</text:p>
          </table:table-cell>
          <table:table-cell table:formula="of:=&quot;v&quot; &amp; [.C329]" office:value-type="string" office:string-value="v326" calcext:value-type="string">
            <text:p>v326</text:p>
          </table:table-cell>
          <table:table-cell office:value-type="string" calcext:value-type="string">
            <text:p>INCOME_50_5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9]+1" office:value-type="float" office:value="327" calcext:value-type="float">
            <text:p>327</text:p>
          </table:table-cell>
          <table:table-cell office:value-type="string" calcext:value-type="string">
            <text:p>What is your total annual household income? - $60,000 to $69,000</text:p>
          </table:table-cell>
          <table:table-cell table:formula="of:=&quot;v&quot; &amp; [.C330]" office:value-type="string" office:string-value="v327" calcext:value-type="string">
            <text:p>v327</text:p>
          </table:table-cell>
          <table:table-cell office:value-type="string" calcext:value-type="string">
            <text:p>INCOME_60_6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0]+1" office:value-type="float" office:value="328" calcext:value-type="float">
            <text:p>328</text:p>
          </table:table-cell>
          <table:table-cell office:value-type="string" calcext:value-type="string">
            <text:p>What is your total annual household income? - $70,000 to $79,000</text:p>
          </table:table-cell>
          <table:table-cell table:formula="of:=&quot;v&quot; &amp; [.C331]" office:value-type="string" office:string-value="v328" calcext:value-type="string">
            <text:p>v328</text:p>
          </table:table-cell>
          <table:table-cell office:value-type="string" calcext:value-type="string">
            <text:p>INCOME_70_7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1]+1" office:value-type="float" office:value="329" calcext:value-type="float">
            <text:p>329</text:p>
          </table:table-cell>
          <table:table-cell office:value-type="string" calcext:value-type="string">
            <text:p>What is your total annual household income? - $80,000 to $89,000</text:p>
          </table:table-cell>
          <table:table-cell table:formula="of:=&quot;v&quot; &amp; [.C332]" office:value-type="string" office:string-value="v329" calcext:value-type="string">
            <text:p>v329</text:p>
          </table:table-cell>
          <table:table-cell office:value-type="string" calcext:value-type="string">
            <text:p>INCOME_80_8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2]+1" office:value-type="float" office:value="330" calcext:value-type="float">
            <text:p>330</text:p>
          </table:table-cell>
          <table:table-cell office:value-type="string" calcext:value-type="string">
            <text:p>What is your total annual household income? - $90,000 to $99,000</text:p>
          </table:table-cell>
          <table:table-cell table:formula="of:=&quot;v&quot; &amp; [.C333]" office:value-type="string" office:string-value="v330" calcext:value-type="string">
            <text:p>v330</text:p>
          </table:table-cell>
          <table:table-cell office:value-type="string" calcext:value-type="string">
            <text:p>INCOME_90_9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3]+1" office:value-type="float" office:value="331" calcext:value-type="float">
            <text:p>331</text:p>
          </table:table-cell>
          <table:table-cell office:value-type="string" calcext:value-type="string">
            <text:p>What is your total annual household income? - $100,000 to $149,000</text:p>
          </table:table-cell>
          <table:table-cell table:formula="of:=&quot;v&quot; &amp; [.C334]" office:value-type="string" office:string-value="v331" calcext:value-type="string">
            <text:p>v331</text:p>
          </table:table-cell>
          <table:table-cell office:value-type="string" calcext:value-type="string">
            <text:p>INCOME_100_14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4]+1" office:value-type="float" office:value="332" calcext:value-type="float">
            <text:p>332</text:p>
          </table:table-cell>
          <table:table-cell office:value-type="string" calcext:value-type="string">
            <text:p>What is your total annual household income? - $150,000 or more</text:p>
          </table:table-cell>
          <table:table-cell table:formula="of:=&quot;v&quot; &amp; [.C335]" office:value-type="string" office:string-value="v332" calcext:value-type="string">
            <text:p>v332</text:p>
          </table:table-cell>
          <table:table-cell office:value-type="string" calcext:value-type="string">
            <text:p>INCOME_G150</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9" calcext:value-type="float">
            <text:p>159</text:p>
          </table:table-cell>
          <table:table-cell table:formula="of:=[.C335]+1" office:value-type="float" office:value="333" calcext:value-type="float">
            <text:p>333</text:p>
          </table:table-cell>
          <table:table-cell office:value-type="string" calcext:value-type="string">
            <text:p>What is your ethnicity? - Hispanic or Latino</text:p>
          </table:table-cell>
          <table:table-cell table:formula="of:=&quot;v&quot; &amp; [.C336]" office:value-type="string" office:string-value="v333" calcext:value-type="string">
            <text:p>v333</text:p>
          </table:table-cell>
          <table:table-cell office:value-type="string" calcext:value-type="string">
            <text:p>HISPANIC</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9" calcext:value-type="float">
            <text:p>159</text:p>
          </table:table-cell>
          <table:table-cell table:formula="of:=[.C336]+1" office:value-type="float" office:value="334" calcext:value-type="float">
            <text:p>334</text:p>
          </table:table-cell>
          <table:table-cell office:value-type="string" calcext:value-type="string">
            <text:p>What is your ethnicity? - Not Hispanic or Latino</text:p>
          </table:table-cell>
          <table:table-cell table:formula="of:=&quot;v&quot; &amp; [.C337]" office:value-type="string" office:string-value="v334" calcext:value-type="string">
            <text:p>v334</text:p>
          </table:table-cell>
          <table:table-cell office:value-type="string" calcext:value-type="string">
            <text:p>NHISPANIC</text:p>
          </table:table-cell>
          <table:table-cell table:number-columns-repeated="2"/>
        </table:table-row>
        <table:table-row table:style-name="ro3">
          <table:table-cell table:formula="of:=&quot;Sheet_2&quot;" office:value-type="string" office:string-value="Sheet_2" calcext:value-type="string">
            <text:p>Sheet_2</text:p>
          </table:table-cell>
          <table:table-cell office:value-type="float" office:value="160" calcext:value-type="float">
            <text:p>160</text:p>
          </table:table-cell>
          <table:table-cell table:formula="of:=[.C337]+1"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C338]" office:value-type="string" office:string-value="v335" calcext:value-type="string">
            <text:p>v335</text:p>
          </table:table-cell>
          <table:table-cell office:value-type="string" calcext:value-type="string">
            <text:p>RACE</text:p>
          </table:table-cell>
          <table:table-cell table:number-columns-repeated="2"/>
        </table:table-row>
        <table:table-row table:style-name="ro1">
          <table:table-cell table:number-columns-repeated="3"/>
          <table:table-cell table:style-name="Default"/>
          <table:table-cell table:number-columns-repeated="2"/>
          <table:table-cell office:value-type="string" calcext:value-type="string">
            <text:p>BABY1_Gestation</text:p>
          </table:table-cell>
          <table:table-cell office:value-type="string" calcext:value-type="string">
            <text:p>Combination of BABY1_WEEK columns above when a unique option was selected</text:p>
          </table:table-cell>
        </table:table-row>
        <table:table-row table:style-name="ro1">
          <table:table-cell table:number-columns-repeated="3"/>
          <table:table-cell table:style-name="Default"/>
          <table:table-cell table:number-columns-repeated="2"/>
          <table:table-cell office:value-type="string" calcext:value-type="string">
            <text:p>BABY2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3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4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1_WEIGHT</text:p>
          </table:table-cell>
          <table:table-cell office:value-type="string" calcext:value-type="string">
            <text:p>Combination of BABY1_WEIGHT columns above when a unique option was selected</text:p>
          </table:table-cell>
        </table:table-row>
        <table:table-row table:style-name="ro1">
          <table:table-cell table:number-columns-repeated="3"/>
          <table:table-cell table:style-name="Default"/>
          <table:table-cell table:number-columns-repeated="2"/>
          <table:table-cell office:value-type="string" calcext:value-type="string">
            <text:p>BABY2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3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4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LIVE</text:p>
          </table:table-cell>
          <table:table-cell office:value-type="string" calcext:value-type="string">
            <text:p>Maximum coded value of LIVE_ variables, with UK coded specially from the “Other” text</text:p>
          </table:table-cell>
        </table:table-row>
        <table:table-row table:style-name="ro1">
          <table:table-cell table:number-columns-repeated="3"/>
          <table:table-cell table:style-name="Default"/>
          <table:table-cell table:number-columns-repeated="2"/>
          <table:table-cell office:value-type="string" calcext:value-type="string">
            <text:p>INCOME</text:p>
          </table:table-cell>
          <table:table-cell office:value-type="string" calcext:value-type="string">
            <text:p>Maximum coded value of INCOME_ variables</text:p>
          </table:table-cell>
        </table:table-row>
        <table:table-row table:style-name="ro1">
          <table:table-cell table:number-columns-repeated="3"/>
          <table:table-cell table:style-name="Default"/>
          <table:table-cell table:number-columns-repeated="2"/>
          <table:table-cell office:value-type="string" calcext:value-type="string">
            <text:p>ETHNIC</text:p>
          </table:table-cell>
          <table:table-cell office:value-type="string" calcext:value-type="string">
            <text:p>Maximum coded value of HISPANIC variables</text:p>
          </table:table-cell>
        </table:table-row>
        <table:table-row table:style-name="ro3">
          <table:table-cell table:formula="of:=&quot;Sheet_2&quot;" office:value-type="string" office:string-value="Sheet_2" calcext:value-type="string">
            <text:p>Sheet_2</text:p>
          </table:table-cell>
          <table:table-cell/>
          <table:table-cell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C350]" office:value-type="string" office:string-value="v335" calcext:value-type="string">
            <text:p>v335</text:p>
          </table:table-cell>
          <table:table-cell/>
          <table:table-cell office:value-type="string" calcext:value-type="string">
            <text:p>RACE_STRING</text:p>
          </table:table-cell>
          <table:table-cell/>
        </table:table-row>
        <table:table-row table:style-name="ro2">
          <table:table-cell table:formula="of:=&quot;Sheet_1&quot;" office:value-type="string" office:string-value="Sheet_1" calcext:value-type="string">
            <text:p>Sheet_1</text:p>
          </table:table-cell>
          <table:table-cell/>
          <table:table-cell office:value-type="float" office:value="9" calcext:value-type="float">
            <text:p>9</text:p>
          </table:table-cell>
          <table:table-cell office:value-type="string" calcext:value-type="string">
            <text:p>Are you male or female?</text:p>
          </table:table-cell>
          <table:table-cell table:formula="of:=&quot;v&quot; &amp; [.C351]" office:value-type="string" office:string-value="v9" calcext:value-type="string">
            <text:p>v9</text:p>
          </table:table-cell>
          <table:table-cell office:value-type="string" calcext:value-type="string">
            <text:p>SEX</text:p>
          </table:table-cell>
          <table:table-cell office:value-type="string" calcext:value-type="string">
            <text:p>sex_string</text:p>
          </table:table-cell>
          <table:table-cell/>
        </table:table-row>
        <table:table-row table:style-name="ro2">
          <table:table-cell table:formula="of:=&quot;Sheet_1&quot;" office:value-type="string" office:string-value="Sheet_1" calcext:value-type="string">
            <text:p>Sheet_1</text:p>
          </table:table-cell>
          <table:table-cell/>
          <table:table-cell table:formula="of:=[.C351]+1" office:value-type="float" office:value="10" calcext:value-type="float">
            <text:p>10</text:p>
          </table:table-cell>
          <table:table-cell office:value-type="string" calcext:value-type="string">
            <text:p>How old is your youngest child?</text:p>
          </table:table-cell>
          <table:table-cell table:formula="of:=&quot;v&quot; &amp; [.C352]" office:value-type="string" office:string-value="v10" calcext:value-type="string">
            <text:p>v10</text:p>
          </table:table-cell>
          <table:table-cell office:value-type="string" calcext:value-type="string">
            <text:p>AGE_YC</text:p>
          </table:table-cell>
          <table:table-cell office:value-type="string" calcext:value-type="string">
            <text:p>AGE_YC_STRING</text:p>
          </table:table-cell>
          <table:table-cell/>
        </table:table-row>
        <table:table-row table:style-name="ro2">
          <table:table-cell table:formula="of:=&quot;Sheet_1&quot;" office:value-type="string" office:string-value="Sheet_1" calcext:value-type="string">
            <text:p>Sheet_1</text:p>
          </table:table-cell>
          <table:table-cell/>
          <table:table-cell table:formula="of:=[.C352]+1" office:value-type="float" office:value="11" calcext:value-type="float">
            <text:p>11</text:p>
          </table:table-cell>
          <table:table-cell office:value-type="string" calcext:value-type="string">
            <text:p>Which of the following best describes you?</text:p>
          </table:table-cell>
          <table:table-cell table:formula="of:=&quot;v&quot; &amp; [.C353]" office:value-type="string" office:string-value="v11" calcext:value-type="string">
            <text:p>v11</text:p>
          </table:table-cell>
          <table:table-cell office:value-type="string" calcext:value-type="string">
            <text:p>BF_STATUS</text:p>
          </table:table-cell>
          <table:table-cell office:value-type="string" calcext:value-type="string">
            <text:p>BF_STATUS_STRING</text:p>
          </table:table-cell>
          <table:table-cell/>
        </table:table-row>
      </table:table>
      <table:table table:name="Cod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olumnId</text:p>
          </table:table-cell>
          <table:table-cell office:value-type="string" calcext:value-type="string">
            <text:p>ColumnName</text:p>
          </table:table-cell>
          <table:table-cell office:value-type="string" calcext:value-type="string">
            <text:p>Code</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1" calcext:value-type="float">
            <text:p>1</text:p>
          </table:table-cell>
          <table:table-cell office:value-type="string" calcext:value-type="string">
            <text:p>Male</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2" calcext:value-type="float">
            <text:p>2</text:p>
          </table:table-cell>
          <table:table-cell office:value-type="string" calcext:value-type="string">
            <text:p>Female</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1" calcext:value-type="float">
            <text:p>1</text:p>
          </table:table-cell>
          <table:table-cell office:value-type="string" calcext:value-type="string">
            <text:p>18-months-old or younger</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2" calcext:value-type="float">
            <text:p>2</text:p>
          </table:table-cell>
          <table:table-cell office:value-type="string" calcext:value-type="string">
            <text:p>Older than 18-months-o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1" calcext:value-type="float">
            <text:p>1</text:p>
          </table:table-cell>
          <table:table-cell office:value-type="string" calcext:value-type="string">
            <text:p>Currently breastfeeding my youngest chi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2" calcext:value-type="float">
            <text:p>2</text:p>
          </table:table-cell>
          <table:table-cell office:value-type="string" calcext:value-type="string">
            <text:p>Weaned my youngest child within the last 18 months</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3" calcext:value-type="float">
            <text:p>3</text:p>
          </table:table-cell>
          <table:table-cell office:value-type="string" calcext:value-type="string">
            <text:p>Weaned my youngest child more than 18 months ago</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4" calcext:value-type="float">
            <text:p>4</text:p>
          </table:table-cell>
          <table:table-cell office:value-type="string" calcext:value-type="string">
            <text:p>Never breastfed my youngest child</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 calcext:value-type="float">
            <text:p>1</text:p>
          </table:table-cell>
          <table:table-cell office:value-type="string" calcext:value-type="string">
            <text:p>under 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2" calcext:value-type="float">
            <text:p>2</text:p>
          </table:table-cell>
          <table:table-cell office:value-type="string" calcext:value-type="string">
            <text:p>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3" calcext:value-type="float">
            <text:p>3</text:p>
          </table:table-cell>
          <table:table-cell office:value-type="string" calcext:value-type="string">
            <text:p>5'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4" calcext:value-type="float">
            <text:p>4</text:p>
          </table:table-cell>
          <table:table-cell office:value-type="string" calcext:value-type="string">
            <text:p>5'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5" calcext:value-type="float">
            <text:p>5</text:p>
          </table:table-cell>
          <table:table-cell office:value-type="string" calcext:value-type="string">
            <text:p>5'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6" calcext:value-type="float">
            <text:p>6</text:p>
          </table:table-cell>
          <table:table-cell office:value-type="string" calcext:value-type="string">
            <text:p>5'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7" calcext:value-type="float">
            <text:p>7</text:p>
          </table:table-cell>
          <table:table-cell office:value-type="string" calcext:value-type="string">
            <text:p>5'4"</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8" calcext:value-type="float">
            <text:p>8</text:p>
          </table:table-cell>
          <table:table-cell office:value-type="string" calcext:value-type="string">
            <text:p>5'5"</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9" calcext:value-type="float">
            <text:p>9</text:p>
          </table:table-cell>
          <table:table-cell office:value-type="string" calcext:value-type="string">
            <text:p>5'6"</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0" calcext:value-type="float">
            <text:p>10</text:p>
          </table:table-cell>
          <table:table-cell office:value-type="string" calcext:value-type="string">
            <text:p>5'7"</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1" calcext:value-type="float">
            <text:p>11</text:p>
          </table:table-cell>
          <table:table-cell office:value-type="string" calcext:value-type="string">
            <text:p>5'8"</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2" calcext:value-type="float">
            <text:p>12</text:p>
          </table:table-cell>
          <table:table-cell office:value-type="string" calcext:value-type="string">
            <text:p>5'9"</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3" calcext:value-type="float">
            <text:p>13</text:p>
          </table:table-cell>
          <table:table-cell office:value-type="string" calcext:value-type="string">
            <text:p>5'1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4" calcext:value-type="float">
            <text:p>14</text:p>
          </table:table-cell>
          <table:table-cell office:value-type="string" calcext:value-type="string">
            <text:p>5'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5" calcext:value-type="float">
            <text:p>15</text:p>
          </table:table-cell>
          <table:table-cell office:value-type="string" calcext:value-type="string">
            <text:p>6'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6" calcext:value-type="float">
            <text:p>16</text:p>
          </table:table-cell>
          <table:table-cell office:value-type="string" calcext:value-type="string">
            <text:p>6'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7" calcext:value-type="float">
            <text:p>17</text:p>
          </table:table-cell>
          <table:table-cell office:value-type="string" calcext:value-type="string">
            <text:p>6'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8" calcext:value-type="float">
            <text:p>18</text:p>
          </table:table-cell>
          <table:table-cell office:value-type="string" calcext:value-type="string">
            <text:p>6'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9" calcext:value-type="float">
            <text:p>19</text:p>
          </table:table-cell>
          <table:table-cell office:value-type="string" calcext:value-type="string">
            <text:p>over 6'3"</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0" calcext:value-type="float">
            <text:p>0</text:p>
          </table:table-cell>
          <table:table-cell office:value-type="string" calcext:value-type="string">
            <text:p>Yes (please list)</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0" calcext:value-type="float">
            <text:p>0</text:p>
          </table:table-cell>
          <table:table-cell office:value-type="string" calcext:value-type="string">
            <text:p>Yes (How old were you when you first began taking birth control pills?)</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8" calcext:value-type="float">
            <text:p>8</text:p>
          </table:table-cell>
          <table:table-cell office:value-type="string" calcext:value-type="string">
            <text:p>HEART_SURGERY</text:p>
          </table:table-cell>
          <table:table-cell office:value-type="float" office:value="1" calcext:value-type="float">
            <text:p>1</text:p>
          </table:table-cell>
          <table:table-cell office:value-type="string" calcext:value-type="string">
            <text:p>Heart surgery</text:p>
          </table:table-cell>
        </table:table-row>
        <table:table-row table:style-name="ro1">
          <table:table-cell office:value-type="float" office:value="9" calcext:value-type="float">
            <text:p>9</text:p>
          </table:table-cell>
          <table:table-cell office:value-type="string" calcext:value-type="string">
            <text:p>CHEST_INJURY</text:p>
          </table:table-cell>
          <table:table-cell office:value-type="float" office:value="2" calcext:value-type="float">
            <text:p>2</text:p>
          </table:table-cell>
          <table:table-cell office:value-type="string" calcext:value-type="string">
            <text:p>Chest injury</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 calcext:value-type="float">
            <text:p>11</text:p>
          </table:table-cell>
          <table:table-cell office:value-type="string" calcext:value-type="string">
            <text:p>TYPE1_DIABETES</text:p>
          </table:table-cell>
          <table:table-cell office:value-type="float" office:value="1" calcext:value-type="float">
            <text:p>1</text:p>
          </table:table-cell>
          <table:table-cell office:value-type="string" calcext:value-type="string">
            <text:p>Type 1 Diabetes</text:p>
          </table:table-cell>
        </table:table-row>
        <table:table-row table:style-name="ro1">
          <table:table-cell office:value-type="float" office:value="12" calcext:value-type="float">
            <text:p>12</text:p>
          </table:table-cell>
          <table:table-cell office:value-type="string" calcext:value-type="string">
            <text:p>TYPE2_DIABETES</text:p>
          </table:table-cell>
          <table:table-cell office:value-type="float" office:value="2" calcext:value-type="float">
            <text:p>2</text:p>
          </table:table-cell>
          <table:table-cell office:value-type="string" calcext:value-type="string">
            <text:p>Type 2 Diabetes</text:p>
          </table:table-cell>
        </table:table-row>
        <table:table-row table:style-name="ro1">
          <table:table-cell office:value-type="float" office:value="13" calcext:value-type="float">
            <text:p>13</text:p>
          </table:table-cell>
          <table:table-cell office:value-type="string" calcext:value-type="string">
            <text:p>GEST_DIABETES</text:p>
          </table:table-cell>
          <table:table-cell office:value-type="float" office:value="3" calcext:value-type="float">
            <text:p>3</text:p>
          </table:table-cell>
          <table:table-cell office:value-type="string" calcext:value-type="string">
            <text:p>Gestational Diabetes</text:p>
          </table:table-cell>
        </table:table-row>
        <table:table-row table:style-name="ro1">
          <table:table-cell office:value-type="float" office:value="14" calcext:value-type="float">
            <text:p>14</text:p>
          </table:table-cell>
          <table:table-cell office:value-type="string" calcext:value-type="string">
            <text:p>POS</text:p>
          </table:table-cell>
          <table:table-cell office:value-type="float" office:value="4" calcext:value-type="float">
            <text:p>4</text:p>
          </table:table-cell>
          <table:table-cell office:value-type="string" calcext:value-type="string">
            <text:p>Polycystic Ovarian Syndrom</text:p>
          </table:table-cell>
        </table:table-row>
        <table:table-row table:style-name="ro1">
          <table:table-cell office:value-type="float" office:value="15" calcext:value-type="float">
            <text:p>15</text:p>
          </table:table-cell>
          <table:table-cell office:value-type="string" calcext:value-type="string">
            <text:p>TYROID</text:p>
          </table:table-cell>
          <table:table-cell office:value-type="float" office:value="5" calcext:value-type="float">
            <text:p>5</text:p>
          </table:table-cell>
          <table:table-cell office:value-type="string" calcext:value-type="string">
            <text:p>Thyroid Disorder</text:p>
          </table:table-cell>
        </table:table-row>
        <table:table-row table:style-name="ro1">
          <table:table-cell office:value-type="float" office:value="16" calcext:value-type="float">
            <text:p>16</text:p>
          </table:table-cell>
          <table:table-cell office:value-type="string" calcext:value-type="string">
            <text:p>DEPRESSION</text:p>
          </table:table-cell>
          <table:table-cell office:value-type="float" office:value="6" calcext:value-type="float">
            <text:p>6</text:p>
          </table:table-cell>
          <table:table-cell office:value-type="string" calcext:value-type="string">
            <text:p>Depression</text:p>
          </table:table-cell>
        </table:table-row>
        <table:table-row table:style-name="ro1">
          <table:table-cell office:value-type="float" office:value="17" calcext:value-type="float">
            <text:p>17</text:p>
          </table:table-cell>
          <table:table-cell office:value-type="string" calcext:value-type="string">
            <text:p>NO_DIABETES_THYROID_DEP</text:p>
          </table:table-cell>
          <table:table-cell office:value-type="float" office:value="7" calcext:value-type="float">
            <text:p>7</text:p>
          </table:table-cell>
          <table:table-cell office:value-type="string" calcext:value-type="string">
            <text:p>None of the above</text:p>
          </table:table-cell>
        </table:table-row>
        <table:table-row table:style-name="ro1">
          <table:table-cell office:value-type="float" office:value="18" calcext:value-type="float">
            <text:p>18</text:p>
          </table:table-cell>
          <table:table-cell office:value-type="string" calcext:value-type="string">
            <text:p>BREAST_BIOPSY_ONE</text:p>
          </table:table-cell>
          <table:table-cell office:value-type="float" office:value="1" calcext:value-type="float">
            <text:p>1</text:p>
          </table:table-cell>
          <table:table-cell office:value-type="string" calcext:value-type="string">
            <text:p>Breast biopsy, one side</text:p>
          </table:table-cell>
        </table:table-row>
        <table:table-row table:style-name="ro1">
          <table:table-cell office:value-type="float" office:value="19" calcext:value-type="float">
            <text:p>19</text:p>
          </table:table-cell>
          <table:table-cell office:value-type="string" calcext:value-type="string">
            <text:p>BREAST_BIOPSY_BOTH</text:p>
          </table:table-cell>
          <table:table-cell office:value-type="float" office:value="2" calcext:value-type="float">
            <text:p>2</text:p>
          </table:table-cell>
          <table:table-cell office:value-type="string" calcext:value-type="string">
            <text:p>Breast biopsy, both sides</text:p>
          </table:table-cell>
        </table:table-row>
        <table:table-row table:style-name="ro1">
          <table:table-cell office:value-type="float" office:value="20" calcext:value-type="float">
            <text:p>20</text:p>
          </table:table-cell>
          <table:table-cell office:value-type="string" calcext:value-type="string">
            <text:p>LUMPECTOMY_ONE</text:p>
          </table:table-cell>
          <table:table-cell office:value-type="float" office:value="3" calcext:value-type="float">
            <text:p>3</text:p>
          </table:table-cell>
          <table:table-cell office:value-type="string" calcext:value-type="string">
            <text:p>Lumpectomy, one side</text:p>
          </table:table-cell>
        </table:table-row>
        <table:table-row table:style-name="ro1">
          <table:table-cell office:value-type="float" office:value="21" calcext:value-type="float">
            <text:p>21</text:p>
          </table:table-cell>
          <table:table-cell office:value-type="string" calcext:value-type="string">
            <text:p>LUMPECTOMY_BOTH</text:p>
          </table:table-cell>
          <table:table-cell office:value-type="float" office:value="4" calcext:value-type="float">
            <text:p>4</text:p>
          </table:table-cell>
          <table:table-cell office:value-type="string" calcext:value-type="string">
            <text:p>Lumpectomy, both sides</text:p>
          </table:table-cell>
        </table:table-row>
        <table:table-row table:style-name="ro1">
          <table:table-cell office:value-type="float" office:value="22" calcext:value-type="float">
            <text:p>22</text:p>
          </table:table-cell>
          <table:table-cell office:value-type="string" calcext:value-type="string">
            <text:p>BREAST_REDUC</text:p>
          </table:table-cell>
          <table:table-cell office:value-type="float" office:value="5" calcext:value-type="float">
            <text:p>5</text:p>
          </table:table-cell>
          <table:table-cell office:value-type="string" calcext:value-type="string">
            <text:p>Breast reduction surgery</text:p>
          </table:table-cell>
        </table:table-row>
        <table:table-row table:style-name="ro1">
          <table:table-cell office:value-type="float" office:value="23" calcext:value-type="float">
            <text:p>23</text:p>
          </table:table-cell>
          <table:table-cell office:value-type="string" calcext:value-type="string">
            <text:p>BREAST_IMPLANT</text:p>
          </table:table-cell>
          <table:table-cell office:value-type="float" office:value="6" calcext:value-type="float">
            <text:p>6</text:p>
          </table:table-cell>
          <table:table-cell office:value-type="string" calcext:value-type="string">
            <text:p>Breast implant surgery</text:p>
          </table:table-cell>
        </table:table-row>
        <table:table-row table:style-name="ro1">
          <table:table-cell office:value-type="float" office:value="24" calcext:value-type="float">
            <text:p>24</text:p>
          </table:table-cell>
          <table:table-cell office:value-type="string" calcext:value-type="string">
            <text:p>MAST_ONE</text:p>
          </table:table-cell>
          <table:table-cell office:value-type="float" office:value="7" calcext:value-type="float">
            <text:p>7</text:p>
          </table:table-cell>
          <table:table-cell office:value-type="string" calcext:value-type="string">
            <text:p>Mastectomy, one side</text:p>
          </table:table-cell>
        </table:table-row>
        <table:table-row table:style-name="ro1">
          <table:table-cell office:value-type="float" office:value="25" calcext:value-type="float">
            <text:p>25</text:p>
          </table:table-cell>
          <table:table-cell office:value-type="string" calcext:value-type="string">
            <text:p>MAST_BOTH</text:p>
          </table:table-cell>
          <table:table-cell office:value-type="float" office:value="8" calcext:value-type="float">
            <text:p>8</text:p>
          </table:table-cell>
          <table:table-cell office:value-type="string" calcext:value-type="string">
            <text:p>Mastectomy, both sides</text:p>
          </table:table-cell>
        </table:table-row>
        <table:table-row table:style-name="ro1">
          <table:table-cell office:value-type="float" office:value="26" calcext:value-type="float">
            <text:p>26</text:p>
          </table:table-cell>
          <table:table-cell office:value-type="string" calcext:value-type="string">
            <text:p>RADIATION_ONE</text:p>
          </table:table-cell>
          <table:table-cell office:value-type="float" office:value="9" calcext:value-type="float">
            <text:p>9</text:p>
          </table:table-cell>
          <table:table-cell office:value-type="string" calcext:value-type="string">
            <text:p>Radiation, one side</text:p>
          </table:table-cell>
        </table:table-row>
        <table:table-row table:style-name="ro1">
          <table:table-cell office:value-type="float" office:value="27" calcext:value-type="float">
            <text:p>27</text:p>
          </table:table-cell>
          <table:table-cell office:value-type="string" calcext:value-type="string">
            <text:p>RADIATION_BOTH</text:p>
          </table:table-cell>
          <table:table-cell office:value-type="float" office:value="10" calcext:value-type="float">
            <text:p>10</text:p>
          </table:table-cell>
          <table:table-cell office:value-type="string" calcext:value-type="string">
            <text:p>Radiation, both sides</text:p>
          </table:table-cell>
        </table:table-row>
        <table:table-row table:style-name="ro1">
          <table:table-cell office:value-type="float" office:value="28" calcext:value-type="float">
            <text:p>28</text:p>
          </table:table-cell>
          <table:table-cell office:value-type="string" calcext:value-type="string">
            <text:p>OTHER_BREAST_SURGERY</text:p>
          </table:table-cell>
          <table:table-cell office:value-type="float" office:value="11" calcext:value-type="float">
            <text:p>11</text:p>
          </table:table-cell>
          <table:table-cell office:value-type="string" calcext:value-type="string">
            <text:p>Other breast surgery</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1" calcext:value-type="float">
            <text:p>1</text:p>
          </table:table-cell>
          <table:table-cell office:value-type="string" calcext:value-type="string">
            <text:p>Skip</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2" calcext:value-type="float">
            <text:p>2</text:p>
          </table:table-cell>
          <table:table-cell office:value-type="string" calcext:value-type="string">
            <text:p>Continue</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0" calcext:value-type="float">
            <text:p>0</text:p>
          </table:table-cell>
          <table:table-cell office:value-type="string" calcext:value-type="string">
            <text:p>If your breasts don't look like any of the pictures, please describe them. (eg. Like type 2 but smaller, or like type 4 but bigger.)</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1" calcext:value-type="float">
            <text:p>1</text:p>
          </table:table-cell>
          <table:table-cell office:value-type="string" calcext:value-type="string">
            <text:p>Type 1</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2" calcext:value-type="float">
            <text:p>2</text:p>
          </table:table-cell>
          <table:table-cell office:value-type="string" calcext:value-type="string">
            <text:p>Type 2</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3" calcext:value-type="float">
            <text:p>3</text:p>
          </table:table-cell>
          <table:table-cell office:value-type="string" calcext:value-type="string">
            <text:p>Type 3</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4" calcext:value-type="float">
            <text:p>4</text:p>
          </table:table-cell>
          <table:table-cell office:value-type="string" calcext:value-type="string">
            <text:p>Type 4</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1" calcext:value-type="float">
            <text:p>1</text:p>
          </table:table-cell>
          <table:table-cell office:value-type="string" calcext:value-type="string">
            <text:p>Regular</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2" calcext:value-type="float">
            <text:p>2</text:p>
          </table:table-cell>
          <table:table-cell office:value-type="string" calcext:value-type="string">
            <text:p>Irregular</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1" calcext:value-type="float">
            <text:p>1</text:p>
          </table:table-cell>
          <table:table-cell office:value-type="string" calcext:value-type="string">
            <text:p>Less than 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2" calcext:value-type="float">
            <text:p>2</text:p>
          </table:table-cell>
          <table:table-cell office:value-type="string" calcext:value-type="string">
            <text:p>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3" calcext:value-type="float">
            <text:p>3</text:p>
          </table:table-cell>
          <table:table-cell office:value-type="string" calcext:value-type="string">
            <text:p>More than 1 cup size</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0" calcext:value-type="float">
            <text:p>0</text:p>
          </table:table-cell>
          <table:table-cell office:value-type="string" calcext:value-type="string">
            <text:p>By other means (please specify)</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1" calcext:value-type="float">
            <text:p>1</text:p>
          </table:table-cell>
          <table:table-cell office:value-type="string" calcext:value-type="string">
            <text:p>Naturally, and it took 1 year or less</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2" calcext:value-type="float">
            <text:p>2</text:p>
          </table:table-cell>
          <table:table-cell office:value-type="string" calcext:value-type="string">
            <text:p>Naturally, but it took over a year</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3" calcext:value-type="float">
            <text:p>3</text:p>
          </table:table-cell>
          <table:table-cell office:value-type="string" calcext:value-type="string">
            <text:p>Using Clomid</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4" calcext:value-type="float">
            <text:p>4</text:p>
          </table:table-cell>
          <table:table-cell office:value-type="string" calcext:value-type="string">
            <text:p>By intrauterine insemination</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5" calcext:value-type="float">
            <text:p>5</text:p>
          </table:table-cell>
          <table:table-cell office:value-type="string" calcext:value-type="string">
            <text:p>By In Vitro Fertilization (IVF)</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1" calcext:value-type="float">
            <text:p>1</text:p>
          </table:table-cell>
          <table:table-cell office:value-type="string" calcext:value-type="string">
            <text:p>Vaginally - went into labor naturally</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2" calcext:value-type="float">
            <text:p>2</text:p>
          </table:table-cell>
          <table:table-cell office:value-type="string" calcext:value-type="string">
            <text:p>Vaginally - induced</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3" calcext:value-type="float">
            <text:p>3</text:p>
          </table:table-cell>
          <table:table-cell office:value-type="string" calcext:value-type="string">
            <text:p>Cesarean - after labor</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4" calcext:value-type="float">
            <text:p>4</text:p>
          </table:table-cell>
          <table:table-cell office:value-type="string" calcext:value-type="string">
            <text:p>Cesarean - scheduled</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0" calcext:value-type="float">
            <text:p>0</text:p>
          </table:table-cell>
          <table:table-cell office:value-type="string" calcext:value-type="string">
            <text:p>If yes, did you wean during the pregnancy?</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41" calcext:value-type="float">
            <text:p>41</text:p>
          </table:table-cell>
          <table:table-cell office:value-type="string" calcext:value-type="string">
            <text:p>BABY1_WEEKS28</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2" calcext:value-type="float">
            <text:p>42</text:p>
          </table:table-cell>
          <table:table-cell office:value-type="string" calcext:value-type="string">
            <text:p>BABY2_WEEKS28</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3" calcext:value-type="float">
            <text:p>43</text:p>
          </table:table-cell>
          <table:table-cell office:value-type="string" calcext:value-type="string">
            <text:p>BABY3_WEEKS28</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4" calcext:value-type="float">
            <text:p>44</text:p>
          </table:table-cell>
          <table:table-cell office:value-type="string" calcext:value-type="string">
            <text:p>BABY1_WEEKS_3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5" calcext:value-type="float">
            <text:p>45</text:p>
          </table:table-cell>
          <table:table-cell office:value-type="string" calcext:value-type="string">
            <text:p>BABY2_WEEKS3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6" calcext:value-type="float">
            <text:p>46</text:p>
          </table:table-cell>
          <table:table-cell office:value-type="string" calcext:value-type="string">
            <text:p>BABY3_WEEKS3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7" calcext:value-type="float">
            <text:p>47</text:p>
          </table:table-cell>
          <table:table-cell office:value-type="string" calcext:value-type="string">
            <text:p>BABY4_WEEKS3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48" calcext:value-type="float">
            <text:p>48</text:p>
          </table:table-cell>
          <table:table-cell office:value-type="string" calcext:value-type="string">
            <text:p>BABY1_WEEKS36</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9" calcext:value-type="float">
            <text:p>49</text:p>
          </table:table-cell>
          <table:table-cell office:value-type="string" calcext:value-type="string">
            <text:p>BABY2_WEEKS36</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0" calcext:value-type="float">
            <text:p>50</text:p>
          </table:table-cell>
          <table:table-cell office:value-type="string" calcext:value-type="string">
            <text:p>BABY3_WEEKS36</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1" calcext:value-type="float">
            <text:p>51</text:p>
          </table:table-cell>
          <table:table-cell office:value-type="string" calcext:value-type="string">
            <text:p>BABY4_WEEKS36</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2" calcext:value-type="float">
            <text:p>52</text:p>
          </table:table-cell>
          <table:table-cell office:value-type="string" calcext:value-type="string">
            <text:p>BABY1_WEEKS39</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3" calcext:value-type="float">
            <text:p>53</text:p>
          </table:table-cell>
          <table:table-cell office:value-type="string" calcext:value-type="string">
            <text:p>BABY2_WEEKS39</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4" calcext:value-type="float">
            <text:p>54</text:p>
          </table:table-cell>
          <table:table-cell office:value-type="string" calcext:value-type="string">
            <text:p>BABY3_WEEKS39</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5" calcext:value-type="float">
            <text:p>55</text:p>
          </table:table-cell>
          <table:table-cell office:value-type="string" calcext:value-type="string">
            <text:p>BABY4_WEEKS39</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6" calcext:value-type="float">
            <text:p>56</text:p>
          </table:table-cell>
          <table:table-cell office:value-type="string" calcext:value-type="string">
            <text:p>BABY1_WEEKS41</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7" calcext:value-type="float">
            <text:p>57</text:p>
          </table:table-cell>
          <table:table-cell office:value-type="string" calcext:value-type="string">
            <text:p>BABY2_WEEKS41</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8" calcext:value-type="float">
            <text:p>58</text:p>
          </table:table-cell>
          <table:table-cell office:value-type="string" calcext:value-type="string">
            <text:p>BABY3_WEEKS41</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9" calcext:value-type="float">
            <text:p>59</text:p>
          </table:table-cell>
          <table:table-cell office:value-type="string" calcext:value-type="string">
            <text:p>BABY4_WEEKS41</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0" calcext:value-type="float">
            <text:p>60</text:p>
          </table:table-cell>
          <table:table-cell office:value-type="string" calcext:value-type="string">
            <text:p>BABY1_WEEKS4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1" calcext:value-type="float">
            <text:p>61</text:p>
          </table:table-cell>
          <table:table-cell office:value-type="string" calcext:value-type="string">
            <text:p>BABY2_WEEKS4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2" calcext:value-type="float">
            <text:p>62</text:p>
          </table:table-cell>
          <table:table-cell office:value-type="string" calcext:value-type="string">
            <text:p>BABY3_WEEKS4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3" calcext:value-type="float">
            <text:p>63</text:p>
          </table:table-cell>
          <table:table-cell office:value-type="string" calcext:value-type="string">
            <text:p>BABY4_WEEKS4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4" calcext:value-type="float">
            <text:p>64</text:p>
          </table:table-cell>
          <table:table-cell office:value-type="string" calcext:value-type="string">
            <text:p>BABY1_WEEKS43</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5" calcext:value-type="float">
            <text:p>65</text:p>
          </table:table-cell>
          <table:table-cell office:value-type="string" calcext:value-type="string">
            <text:p>BABY2_WEEKS43</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6" calcext:value-type="float">
            <text:p>66</text:p>
          </table:table-cell>
          <table:table-cell office:value-type="string" calcext:value-type="string">
            <text:p>BABY3_WEEKS43</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7" calcext:value-type="float">
            <text:p>67</text:p>
          </table:table-cell>
          <table:table-cell office:value-type="string" calcext:value-type="string">
            <text:p>BABY4_WEEKS43</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8" calcext:value-type="float">
            <text:p>68</text:p>
          </table:table-cell>
          <table:table-cell office:value-type="string" calcext:value-type="string">
            <text:p>BABY1_WEIGHT_2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9" calcext:value-type="float">
            <text:p>69</text:p>
          </table:table-cell>
          <table:table-cell office:value-type="string" calcext:value-type="string">
            <text:p>BABY2_WEIGHT_2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0" calcext:value-type="float">
            <text:p>70</text:p>
          </table:table-cell>
          <table:table-cell office:value-type="string" calcext:value-type="string">
            <text:p>BABY3_WEIGHT_2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1" calcext:value-type="float">
            <text:p>71</text:p>
          </table:table-cell>
          <table:table-cell office:value-type="string" calcext:value-type="string">
            <text:p>BABY1_WEIGHT_5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2" calcext:value-type="float">
            <text:p>72</text:p>
          </table:table-cell>
          <table:table-cell office:value-type="string" calcext:value-type="string">
            <text:p>BABY2_WEIGHT_5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3" calcext:value-type="float">
            <text:p>73</text:p>
          </table:table-cell>
          <table:table-cell office:value-type="string" calcext:value-type="string">
            <text:p>BABY3_WEIGHT_5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4" calcext:value-type="float">
            <text:p>74</text:p>
          </table:table-cell>
          <table:table-cell office:value-type="string" calcext:value-type="string">
            <text:p>BABY4_WEIGHT_5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5" calcext:value-type="float">
            <text:p>75</text:p>
          </table:table-cell>
          <table:table-cell office:value-type="string" calcext:value-type="string">
            <text:p>BABY1_WEIGHT_6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6" calcext:value-type="float">
            <text:p>76</text:p>
          </table:table-cell>
          <table:table-cell office:value-type="string" calcext:value-type="string">
            <text:p>BABY2_WEIGHT_6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7" calcext:value-type="float">
            <text:p>77</text:p>
          </table:table-cell>
          <table:table-cell office:value-type="string" calcext:value-type="string">
            <text:p>BABY3_WEIGHT_6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8" calcext:value-type="float">
            <text:p>78</text:p>
          </table:table-cell>
          <table:table-cell office:value-type="string" calcext:value-type="string">
            <text:p>BABY4_WEIGHT_6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9" calcext:value-type="float">
            <text:p>79</text:p>
          </table:table-cell>
          <table:table-cell office:value-type="string" calcext:value-type="string">
            <text:p>BABY1_WEIGHT_7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0" calcext:value-type="float">
            <text:p>80</text:p>
          </table:table-cell>
          <table:table-cell office:value-type="string" calcext:value-type="string">
            <text:p>BABY2_WEIGHT_7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1" calcext:value-type="float">
            <text:p>81</text:p>
          </table:table-cell>
          <table:table-cell office:value-type="string" calcext:value-type="string">
            <text:p>BABY3_WEIGHT_7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2" calcext:value-type="float">
            <text:p>82</text:p>
          </table:table-cell>
          <table:table-cell office:value-type="string" calcext:value-type="string">
            <text:p>BABY4_WEIGHT_7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3" calcext:value-type="float">
            <text:p>83</text:p>
          </table:table-cell>
          <table:table-cell office:value-type="string" calcext:value-type="string">
            <text:p>BABY1_WEIGHT_8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4" calcext:value-type="float">
            <text:p>84</text:p>
          </table:table-cell>
          <table:table-cell office:value-type="string" calcext:value-type="string">
            <text:p>BABY2_WEIGHT_8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5" calcext:value-type="float">
            <text:p>85</text:p>
          </table:table-cell>
          <table:table-cell office:value-type="string" calcext:value-type="string">
            <text:p>BABY3_WEIGHT_8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6" calcext:value-type="float">
            <text:p>86</text:p>
          </table:table-cell>
          <table:table-cell office:value-type="string" calcext:value-type="string">
            <text:p>BABY4_WEIGHT_8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7" calcext:value-type="float">
            <text:p>87</text:p>
          </table:table-cell>
          <table:table-cell office:value-type="string" calcext:value-type="string">
            <text:p>BABY1_WEIGHT_9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8" calcext:value-type="float">
            <text:p>88</text:p>
          </table:table-cell>
          <table:table-cell office:value-type="string" calcext:value-type="string">
            <text:p>BABY2_WEIGHT_9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9" calcext:value-type="float">
            <text:p>89</text:p>
          </table:table-cell>
          <table:table-cell office:value-type="string" calcext:value-type="string">
            <text:p>BABY3_WEIGHT_9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0" calcext:value-type="float">
            <text:p>90</text:p>
          </table:table-cell>
          <table:table-cell office:value-type="string" calcext:value-type="string">
            <text:p>BABY4_WEIGHT_9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1" calcext:value-type="float">
            <text:p>91</text:p>
          </table:table-cell>
          <table:table-cell office:value-type="string" calcext:value-type="string">
            <text:p>BABY1_WEIGHT_10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2" calcext:value-type="float">
            <text:p>92</text:p>
          </table:table-cell>
          <table:table-cell office:value-type="string" calcext:value-type="string">
            <text:p>BABY2_WEIGHT_10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3" calcext:value-type="float">
            <text:p>93</text:p>
          </table:table-cell>
          <table:table-cell office:value-type="string" calcext:value-type="string">
            <text:p>BABY3_WEIGHT_10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4" calcext:value-type="float">
            <text:p>94</text:p>
          </table:table-cell>
          <table:table-cell office:value-type="string" calcext:value-type="string">
            <text:p>BABY4_WEIGHT_10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5" calcext:value-type="float">
            <text:p>95</text:p>
          </table:table-cell>
          <table:table-cell office:value-type="string" calcext:value-type="string">
            <text:p>BABY1_WEIGHT_MORE</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6" calcext:value-type="float">
            <text:p>96</text:p>
          </table:table-cell>
          <table:table-cell office:value-type="string" calcext:value-type="string">
            <text:p>BABY2_WEIGHT_MORE</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7" calcext:value-type="float">
            <text:p>97</text:p>
          </table:table-cell>
          <table:table-cell office:value-type="string" calcext:value-type="string">
            <text:p>BABY3_WEIGHT_MORE</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2" calcext:value-type="float">
            <text:p>2</text:p>
          </table:table-cell>
          <table:table-cell office:value-type="string" calcext:value-type="string">
            <text:p>Less than 24 hour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3" calcext:value-type="float">
            <text:p>3</text:p>
          </table:table-cell>
          <table:table-cell office:value-type="string" calcext:value-type="string">
            <text:p>1-2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4" calcext:value-type="float">
            <text:p>4</text:p>
          </table:table-cell>
          <table:table-cell office:value-type="string" calcext:value-type="string">
            <text:p>3-5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5" calcext:value-type="float">
            <text:p>5</text:p>
          </table:table-cell>
          <table:table-cell office:value-type="string" calcext:value-type="string">
            <text:p>6 days or longer</text:p>
          </table:table-cell>
        </table:table-row>
        <table:table-row table:style-name="ro1">
          <table:table-cell office:value-type="float" office:value="99" calcext:value-type="float">
            <text:p>99</text:p>
          </table:table-cell>
          <table:table-cell office:value-type="string" calcext:value-type="string">
            <text:p>BABY_HEALTH</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100" calcext:value-type="float">
            <text:p>100</text:p>
          </table:table-cell>
          <table:table-cell office:value-type="string" calcext:value-type="string">
            <text:p>BABY_HEALTH_COMMENT</text:p>
          </table:table-cell>
          <table:table-cell office:value-type="float" office:value="2" calcext:value-type="float">
            <text:p>2</text:p>
          </table:table-cell>
          <table:table-cell office:value-type="string" calcext:value-type="string">
            <text:p>Yes (please check all that apply)</text:p>
          </table:table-cell>
        </table:table-row>
        <table:table-row table:style-name="ro1">
          <table:table-cell office:value-type="float" office:value="101" calcext:value-type="float">
            <text:p>101</text:p>
          </table:table-cell>
          <table:table-cell office:value-type="string" calcext:value-type="string">
            <text:p>BABY_CARDIAC</text:p>
          </table:table-cell>
          <table:table-cell office:value-type="float" office:value="3" calcext:value-type="float">
            <text:p>3</text:p>
          </table:table-cell>
          <table:table-cell office:value-type="string" calcext:value-type="string">
            <text:p>Cardiac issues</text:p>
          </table:table-cell>
        </table:table-row>
        <table:table-row table:style-name="ro1">
          <table:table-cell office:value-type="float" office:value="102" calcext:value-type="float">
            <text:p>102</text:p>
          </table:table-cell>
          <table:table-cell office:value-type="string" calcext:value-type="string">
            <text:p>BABY_WEIGHT_GAIN</text:p>
          </table:table-cell>
          <table:table-cell office:value-type="float" office:value="4" calcext:value-type="float">
            <text:p>4</text:p>
          </table:table-cell>
          <table:table-cell office:value-type="string" calcext:value-type="string">
            <text:p>Weight gain issues</text:p>
          </table:table-cell>
        </table:table-row>
        <table:table-row table:style-name="ro1">
          <table:table-cell office:value-type="float" office:value="103" calcext:value-type="float">
            <text:p>103</text:p>
          </table:table-cell>
          <table:table-cell office:value-type="string" calcext:value-type="string">
            <text:p>BABY_METABOLIC</text:p>
          </table:table-cell>
          <table:table-cell office:value-type="float" office:value="5" calcext:value-type="float">
            <text:p>5</text:p>
          </table:table-cell>
          <table:table-cell office:value-type="string" calcext:value-type="string">
            <text:p>Metabolism problems</text:p>
          </table:table-cell>
        </table:table-row>
        <table:table-row table:style-name="ro1">
          <table:table-cell office:value-type="float" office:value="104" calcext:value-type="float">
            <text:p>104</text:p>
          </table:table-cell>
          <table:table-cell office:value-type="string" calcext:value-type="string">
            <text:p>BABY_GENETIC</text:p>
          </table:table-cell>
          <table:table-cell office:value-type="float" office:value="6" calcext:value-type="float">
            <text:p>6</text:p>
          </table:table-cell>
          <table:table-cell office:value-type="string" calcext:value-type="string">
            <text:p>Genetic diseases</text:p>
          </table:table-cell>
        </table:table-row>
        <table:table-row table:style-name="ro1">
          <table:table-cell office:value-type="float" office:value="105" calcext:value-type="float">
            <text:p>105</text:p>
          </table:table-cell>
          <table:table-cell office:value-type="string" calcext:value-type="string">
            <text:p>BABY_CHROM</text:p>
          </table:table-cell>
          <table:table-cell office:value-type="float" office:value="7" calcext:value-type="float">
            <text:p>7</text:p>
          </table:table-cell>
          <table:table-cell office:value-type="string" calcext:value-type="string">
            <text:p>Chromosomal conditions</text:p>
          </table:table-cell>
        </table:table-row>
        <table:table-row table:style-name="ro1">
          <table:table-cell office:value-type="float" office:value="106" calcext:value-type="float">
            <text:p>106</text:p>
          </table:table-cell>
          <table:table-cell office:value-type="string" calcext:value-type="string">
            <text:p>BABY_THYROID</text:p>
          </table:table-cell>
          <table:table-cell office:value-type="float" office:value="8" calcext:value-type="float">
            <text:p>8</text:p>
          </table:table-cell>
          <table:table-cell office:value-type="string" calcext:value-type="string">
            <text:p>Thyroid issues</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1" calcext:value-type="float">
            <text:p>1</text:p>
          </table:table-cell>
          <table:table-cell office:value-type="string" calcext:value-type="string">
            <text:p>Yes, and it was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2" calcext:value-type="float">
            <text:p>2</text:p>
          </table:table-cell>
          <table:table-cell office:value-type="string" calcext:value-type="string">
            <text:p>Yes, and it was not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3" calcext:value-type="float">
            <text:p>3</text:p>
          </table:table-cell>
          <table:table-cell office:value-type="string" calcext:value-type="string">
            <text:p>No</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1" calcext:value-type="float">
            <text:p>1</text:p>
          </table:table-cell>
          <table:table-cell office:value-type="string" calcext:value-type="string">
            <text:p>3 months or les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2" calcext:value-type="float">
            <text:p>2</text:p>
          </table:table-cell>
          <table:table-cell office:value-type="string" calcext:value-type="string">
            <text:p>3-6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3" calcext:value-type="float">
            <text:p>3</text:p>
          </table:table-cell>
          <table:table-cell office:value-type="string" calcext:value-type="string">
            <text:p>7-9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4" calcext:value-type="float">
            <text:p>4</text:p>
          </table:table-cell>
          <table:table-cell office:value-type="string" calcext:value-type="string">
            <text:p>10-12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5" calcext:value-type="float">
            <text:p>5</text:p>
          </table:table-cell>
          <table:table-cell office:value-type="string" calcext:value-type="string">
            <text:p>13-18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6" calcext:value-type="float">
            <text:p>6</text:p>
          </table:table-cell>
          <table:table-cell office:value-type="string" calcext:value-type="string">
            <text:p>19-24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7" calcext:value-type="float">
            <text:p>7</text:p>
          </table:table-cell>
          <table:table-cell office:value-type="string" calcext:value-type="string">
            <text:p>beyond 24 month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1" calcext:value-type="float">
            <text:p>1</text:p>
          </table:table-cell>
          <table:table-cell office:value-type="string" calcext:value-type="string">
            <text:p>Within one hour</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2" calcext:value-type="float">
            <text:p>2</text:p>
          </table:table-cell>
          <table:table-cell office:value-type="string" calcext:value-type="string">
            <text:p>Within 4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3" calcext:value-type="float">
            <text:p>3</text:p>
          </table:table-cell>
          <table:table-cell office:value-type="string" calcext:value-type="string">
            <text:p>Within 12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4" calcext:value-type="float">
            <text:p>4</text:p>
          </table:table-cell>
          <table:table-cell office:value-type="string" calcext:value-type="string">
            <text:p>Within 24 hour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1" calcext:value-type="float">
            <text:p>1</text:p>
          </table:table-cell>
          <table:table-cell office:value-type="string" calcext:value-type="string">
            <text:p>Short term (a few feeding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2" calcext:value-type="float">
            <text:p>2</text:p>
          </table:table-cell>
          <table:table-cell office:value-type="string" calcext:value-type="string">
            <text:p>Medium term (a few week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3" calcext:value-type="float">
            <text:p>3</text:p>
          </table:table-cell>
          <table:table-cell office:value-type="string" calcext:value-type="string">
            <text:p>Long term (1 month or more)</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4" calcext:value-type="float">
            <text:p>4</text:p>
          </table:table-cell>
          <table:table-cell office:value-type="string" calcext:value-type="string">
            <text:p>Does not apply (baby was not given supplementation)</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1" calcext:value-type="float">
            <text:p>1</text:p>
          </table:table-cell>
          <table:table-cell office:value-type="string" calcext:value-type="string">
            <text:p>One or fewer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2" calcext:value-type="float">
            <text:p>2</text:p>
          </table:table-cell>
          <table:table-cell office:value-type="string" calcext:value-type="string">
            <text:p>2-4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3" calcext:value-type="float">
            <text:p>3</text:p>
          </table:table-cell>
          <table:table-cell office:value-type="string" calcext:value-type="string">
            <text:p>5 or more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4" calcext:value-type="float">
            <text:p>4</text:p>
          </table:table-cell>
          <table:table-cell office:value-type="string" calcext:value-type="string">
            <text:p>Does not apply (baby did not receive supplementation)</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3" calcext:value-type="float">
            <text:p>3</text:p>
          </table:table-cell>
          <table:table-cell office:value-type="string" calcext:value-type="string">
            <text:p>Exclusively breastmilk via pumping and bottle-feeding (little or no at-breast feeding)</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3" calcext:value-type="float">
            <text:p>3</text:p>
          </table:table-cell>
          <table:table-cell office:value-type="string" calcext:value-type="string">
            <text:p>Exclusively breastmilk via pumping and bottle-feeding (little or no at breast 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1" calcext:value-type="float">
            <text:p>1</text:p>
          </table:table-cell>
          <table:table-cell office:value-type="string" calcext:value-type="string">
            <text:p>4 or fewer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2" calcext:value-type="float">
            <text:p>2</text:p>
          </table:table-cell>
          <table:table-cell office:value-type="string" calcext:value-type="string">
            <text:p>5 or 6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3" calcext:value-type="float">
            <text:p>3</text:p>
          </table:table-cell>
          <table:table-cell office:value-type="string" calcext:value-type="string">
            <text:p>7 or 8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4" calcext:value-type="float">
            <text:p>4</text:p>
          </table:table-cell>
          <table:table-cell office:value-type="string" calcext:value-type="string">
            <text:p>9 or 10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5" calcext:value-type="float">
            <text:p>5</text:p>
          </table:table-cell>
          <table:table-cell office:value-type="string" calcext:value-type="string">
            <text:p>11 or 12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6" calcext:value-type="float">
            <text:p>6</text:p>
          </table:table-cell>
          <table:table-cell office:value-type="string" calcext:value-type="string">
            <text:p>more than 1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7" calcext:value-type="float">
            <text:p>7</text:p>
          </table:table-cell>
          <table:table-cell office:value-type="string" calcext:value-type="string">
            <text:p>Does not apply (Baby younger than 6 month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1" calcext:value-type="float">
            <text:p>1</text:p>
          </table:table-cell>
          <table:table-cell office:value-type="string" calcext:value-type="string">
            <text:p>Never</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2" calcext:value-type="float">
            <text:p>2</text:p>
          </table:table-cell>
          <table:table-cell office:value-type="string" calcext:value-type="string">
            <text:p>Seld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3" calcext:value-type="float">
            <text:p>3</text:p>
          </table:table-cell>
          <table:table-cell office:value-type="string" calcext:value-type="string">
            <text:p>Sometimes</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4" calcext:value-type="float">
            <text:p>4</text:p>
          </table:table-cell>
          <table:table-cell office:value-type="string" calcext:value-type="string">
            <text:p>Often</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5" calcext:value-type="float">
            <text:p>5</text:p>
          </table:table-cell>
          <table:table-cell office:value-type="string" calcext:value-type="string">
            <text:p>Most of the tim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1" calcext:value-type="float">
            <text:p>1</text:p>
          </table:table-cell>
          <table:table-cell office:value-type="string" calcext:value-type="string">
            <text:p>Did not swaddl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2" calcext:value-type="float">
            <text:p>2</text:p>
          </table:table-cell>
          <table:table-cell office:value-type="string" calcext:value-type="string">
            <text:p>Swaddled until 1 month</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3" calcext:value-type="float">
            <text:p>3</text:p>
          </table:table-cell>
          <table:table-cell office:value-type="string" calcext:value-type="string">
            <text:p>Swaddled until 2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4" calcext:value-type="float">
            <text:p>4</text:p>
          </table:table-cell>
          <table:table-cell office:value-type="string" calcext:value-type="string">
            <text:p>Swaddled until 3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5" calcext:value-type="float">
            <text:p>5</text:p>
          </table:table-cell>
          <table:table-cell office:value-type="string" calcext:value-type="string">
            <text:p>Swaddled until 4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6" calcext:value-type="float">
            <text:p>6</text:p>
          </table:table-cell>
          <table:table-cell office:value-type="string" calcext:value-type="string">
            <text:p>Swaddled until 5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7" calcext:value-type="float">
            <text:p>7</text:p>
          </table:table-cell>
          <table:table-cell office:value-type="string" calcext:value-type="string">
            <text:p>Swaddled until 6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8" calcext:value-type="float">
            <text:p>8</text:p>
          </table:table-cell>
          <table:table-cell office:value-type="string" calcext:value-type="string">
            <text:p>Swaddled beyond 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1" calcext:value-type="float">
            <text:p>1</text:p>
          </table:table-cell>
          <table:table-cell office:value-type="string" calcext:value-type="string">
            <text:p>3 months or younger</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2" calcext:value-type="float">
            <text:p>2</text:p>
          </table:table-cell>
          <table:table-cell office:value-type="string" calcext:value-type="string">
            <text:p>4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3" calcext:value-type="float">
            <text:p>3</text:p>
          </table:table-cell>
          <table:table-cell office:value-type="string" calcext:value-type="string">
            <text:p>5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4" calcext:value-type="float">
            <text:p>4</text:p>
          </table:table-cell>
          <table:table-cell office:value-type="string" calcext:value-type="string">
            <text:p>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5" calcext:value-type="float">
            <text:p>5</text:p>
          </table:table-cell>
          <table:table-cell office:value-type="string" calcext:value-type="string">
            <text:p>7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6" calcext:value-type="float">
            <text:p>6</text:p>
          </table:table-cell>
          <table:table-cell office:value-type="string" calcext:value-type="string">
            <text:p>8-9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7" calcext:value-type="float">
            <text:p>7</text:p>
          </table:table-cell>
          <table:table-cell office:value-type="string" calcext:value-type="string">
            <text:p>10-12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8" calcext:value-type="float">
            <text:p>8</text:p>
          </table:table-cell>
          <table:table-cell office:value-type="string" calcext:value-type="string">
            <text:p>older than 12 months</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1" calcext:value-type="float">
            <text:p>1</text:p>
          </table:table-cell>
          <table:table-cell office:value-type="string" calcext:value-type="string">
            <text:p>More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2" calcext:value-type="float">
            <text:p>2</text:p>
          </table:table-cell>
          <table:table-cell office:value-type="string" calcext:value-type="string">
            <text:p>Exactly what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3" calcext:value-type="float">
            <text:p>3</text:p>
          </table:table-cell>
          <table:table-cell office:value-type="string" calcext:value-type="string">
            <text:p>Slightly less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4" calcext:value-type="float">
            <text:p>4</text:p>
          </table:table-cell>
          <table:table-cell office:value-type="string" calcext:value-type="string">
            <text:p>A lot less than my baby needed</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0" calcext:value-type="float">
            <text:p>0</text:p>
          </table:table-cell>
          <table:table-cell office:value-type="string" calcext:value-type="string">
            <text:p>Yes (please specify)</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7" calcext:value-type="float">
            <text:p>217</text:p>
          </table:table-cell>
          <table:table-cell office:value-type="string" calcext:value-type="string">
            <text:p>CONTAC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18" calcext:value-type="float">
            <text:p>218</text:p>
          </table:table-cell>
          <table:table-cell office:value-type="string" calcext:value-type="string">
            <text:p>CONTAC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19" calcext:value-type="float">
            <text:p>219</text:p>
          </table:table-cell>
          <table:table-cell office:value-type="string" calcext:value-type="string">
            <text:p>VISI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20" calcext:value-type="float">
            <text:p>220</text:p>
          </table:table-cell>
          <table:table-cell office:value-type="string" calcext:value-type="string">
            <text:p>VISI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21" calcext:value-type="float">
            <text:p>221</text:p>
          </table:table-cell>
          <table:table-cell office:value-type="string" calcext:value-type="string">
            <text:p>CONTACT_SUPPORT_SORE</text:p>
          </table:table-cell>
          <table:table-cell office:value-type="float" office:value="1" calcext:value-type="float">
            <text:p>1</text:p>
          </table:table-cell>
          <table:table-cell office:value-type="string" calcext:value-type="string">
            <text:p>sore nipples</text:p>
          </table:table-cell>
        </table:table-row>
        <table:table-row table:style-name="ro1">
          <table:table-cell office:value-type="float" office:value="222" calcext:value-type="float">
            <text:p>222</text:p>
          </table:table-cell>
          <table:table-cell office:value-type="string" calcext:value-type="string">
            <text:p>CONTACT_SUPPORT_OSUPPLY</text:p>
          </table:table-cell>
          <table:table-cell office:value-type="float" office:value="2" calcext:value-type="float">
            <text:p>2</text:p>
          </table:table-cell>
          <table:table-cell office:value-type="string" calcext:value-type="string">
            <text:p>over supply</text:p>
          </table:table-cell>
        </table:table-row>
        <table:table-row table:style-name="ro1">
          <table:table-cell office:value-type="float" office:value="223" calcext:value-type="float">
            <text:p>223</text:p>
          </table:table-cell>
          <table:table-cell office:value-type="string" calcext:value-type="string">
            <text:p>CONTACT_SUPPORT_LSUPPLY</text:p>
          </table:table-cell>
          <table:table-cell office:value-type="float" office:value="3" calcext:value-type="float">
            <text:p>3</text:p>
          </table:table-cell>
          <table:table-cell office:value-type="string" calcext:value-type="string">
            <text:p>low supply</text:p>
          </table:table-cell>
        </table:table-row>
        <table:table-row table:style-name="ro1">
          <table:table-cell office:value-type="float" office:value="224" calcext:value-type="float">
            <text:p>224</text:p>
          </table:table-cell>
          <table:table-cell office:value-type="string" calcext:value-type="string">
            <text:p>CONTACT_SUPPORT_FUSSY</text:p>
          </table:table-cell>
          <table:table-cell office:value-type="float" office:value="4" calcext:value-type="float">
            <text:p>4</text:p>
          </table:table-cell>
          <table:table-cell office:value-type="string" calcext:value-type="string">
            <text:p>fussy baby</text:p>
          </table:table-cell>
        </table:table-row>
        <table:table-row table:style-name="ro1">
          <table:table-cell office:value-type="float" office:value="225" calcext:value-type="float">
            <text:p>225</text:p>
          </table:table-cell>
          <table:table-cell office:value-type="string" calcext:value-type="string">
            <text:p>CONTACT_SUPPORT_FLAT</text:p>
          </table:table-cell>
          <table:table-cell office:value-type="float" office:value="5" calcext:value-type="float">
            <text:p>5</text:p>
          </table:table-cell>
          <table:table-cell office:value-type="string" calcext:value-type="string">
            <text:p>flat or inverted nipples</text:p>
          </table:table-cell>
        </table:table-row>
        <table:table-row table:style-name="ro1">
          <table:table-cell office:value-type="float" office:value="226" calcext:value-type="float">
            <text:p>226</text:p>
          </table:table-cell>
          <table:table-cell office:value-type="string" calcext:value-type="string">
            <text:p>CONTACT_SUPPORT_NOTGAIN</text:p>
          </table:table-cell>
          <table:table-cell office:value-type="float" office:value="6" calcext:value-type="float">
            <text:p>6</text:p>
          </table:table-cell>
          <table:table-cell office:value-type="string" calcext:value-type="string">
            <text:p>baby not gaining enough weight</text:p>
          </table:table-cell>
        </table:table-row>
        <table:table-row table:style-name="ro1">
          <table:table-cell office:value-type="float" office:value="227" calcext:value-type="float">
            <text:p>227</text:p>
          </table:table-cell>
          <table:table-cell office:value-type="string" calcext:value-type="string">
            <text:p>MEASURES_INCREASE_PUMP</text:p>
          </table:table-cell>
          <table:table-cell office:value-type="float" office:value="1" calcext:value-type="float">
            <text:p>1</text:p>
          </table:table-cell>
          <table:table-cell office:value-type="string" calcext:value-type="string">
            <text:p>Pumping during or after feedings</text:p>
          </table:table-cell>
        </table:table-row>
        <table:table-row table:style-name="ro1">
          <table:table-cell office:value-type="float" office:value="228" calcext:value-type="float">
            <text:p>228</text:p>
          </table:table-cell>
          <table:table-cell office:value-type="string" calcext:value-type="string">
            <text:p>MEASURES_INCREASE_MEDS</text:p>
          </table:table-cell>
          <table:table-cell office:value-type="float" office:value="2" calcext:value-type="float">
            <text:p>2</text:p>
          </table:table-cell>
          <table:table-cell office:value-type="string" calcext:value-type="string">
            <text:p>Taking medications or herbs to increase milk suppl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1" calcext:value-type="float">
            <text:p>1</text:p>
          </table:table-cell>
          <table:table-cell office:value-type="string" calcext:value-type="string">
            <text:p>Class</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2" calcext:value-type="float">
            <text:p>2</text:p>
          </table:table-cell>
          <table:table-cell office:value-type="string" calcext:value-type="string">
            <text:p>Support group</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3" calcext:value-type="float">
            <text:p>3</text:p>
          </table:table-cell>
          <table:table-cell office:value-type="string" calcext:value-type="string">
            <text:p>Not sure</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1" calcext:value-type="float">
            <text:p>1</text:p>
          </table:table-cell>
          <table:table-cell office:value-type="string" calcext:value-type="string">
            <text:p>Dai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2" calcext:value-type="float">
            <text:p>2</text:p>
          </table:table-cell>
          <table:table-cell office:value-type="string" calcext:value-type="string">
            <text:p>Week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3" calcext:value-type="float">
            <text:p>3</text:p>
          </table:table-cell>
          <table:table-cell office:value-type="string" calcext:value-type="string">
            <text:p>Month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4" calcext:value-type="float">
            <text:p>4</text:p>
          </table:table-cell>
          <table:table-cell office:value-type="string" calcext:value-type="string">
            <text:p>Rarely (Special Occasions)</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5" calcext:value-type="float">
            <text:p>5</text:p>
          </table:table-cell>
          <table:table-cell office:value-type="string" calcext:value-type="string">
            <text:p>Never</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1" calcext:value-type="float">
            <text:p>1</text:p>
          </table:table-cell>
          <table:table-cell office:value-type="string" calcext:value-type="string">
            <text:p>One or more times each da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2" calcext:value-type="float">
            <text:p>2</text:p>
          </table:table-cell>
          <table:table-cell office:value-type="string" calcext:value-type="string">
            <text:p>One or more times each week</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3" calcext:value-type="float">
            <text:p>3</text:p>
          </table:table-cell>
          <table:table-cell office:value-type="string" calcext:value-type="string">
            <text:p>Rarel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4" calcext:value-type="float">
            <text:p>4</text:p>
          </table:table-cell>
          <table:table-cell office:value-type="string" calcext:value-type="string">
            <text:p>Never</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236" calcext:value-type="float">
            <text:p>236</text:p>
          </table:table-cell>
          <table:table-cell office:value-type="string" calcext:value-type="string">
            <text:p>LIVE_USA</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37" calcext:value-type="float">
            <text:p>237</text:p>
          </table:table-cell>
          <table:table-cell office:value-type="string" calcext:value-type="string">
            <text:p>LIVE_CANADA</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38" calcext:value-type="float">
            <text:p>238</text:p>
          </table:table-cell>
          <table:table-cell office:value-type="string" calcext:value-type="string">
            <text:p>LIVE_EUR</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39" calcext:value-type="float">
            <text:p>239</text:p>
          </table:table-cell>
          <table:table-cell office:value-type="string" calcext:value-type="string">
            <text:p>LIVE_AUS</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40" calcext:value-type="float">
            <text:p>240</text:p>
          </table:table-cell>
          <table:table-cell office:value-type="string" calcext:value-type="string">
            <text:p>LIVE_NZ</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41" calcext:value-type="float">
            <text:p>241</text:p>
          </table:table-cell>
          <table:table-cell office:value-type="string" calcext:value-type="string">
            <text:p>MARRIED</text:p>
          </table:table-cell>
          <table:table-cell office:value-type="float" office:value="1" calcext:value-type="float">
            <text:p>1</text:p>
          </table:table-cell>
          <table:table-cell office:value-type="string" calcext:value-type="string">
            <text:p>Married</text:p>
          </table:table-cell>
        </table:table-row>
        <table:table-row table:style-name="ro1">
          <table:table-cell office:value-type="float" office:value="242" calcext:value-type="float">
            <text:p>242</text:p>
          </table:table-cell>
          <table:table-cell office:value-type="string" calcext:value-type="string">
            <text:p>WIDOWED</text:p>
          </table:table-cell>
          <table:table-cell office:value-type="float" office:value="2" calcext:value-type="float">
            <text:p>2</text:p>
          </table:table-cell>
          <table:table-cell office:value-type="string" calcext:value-type="string">
            <text:p>Widowed</text:p>
          </table:table-cell>
        </table:table-row>
        <table:table-row table:style-name="ro1">
          <table:table-cell office:value-type="float" office:value="243" calcext:value-type="float">
            <text:p>243</text:p>
          </table:table-cell>
          <table:table-cell office:value-type="string" calcext:value-type="string">
            <text:p>DIVORCED</text:p>
          </table:table-cell>
          <table:table-cell office:value-type="float" office:value="3" calcext:value-type="float">
            <text:p>3</text:p>
          </table:table-cell>
          <table:table-cell office:value-type="string" calcext:value-type="string">
            <text:p>Divorced</text:p>
          </table:table-cell>
        </table:table-row>
        <table:table-row table:style-name="ro1">
          <table:table-cell office:value-type="float" office:value="244" calcext:value-type="float">
            <text:p>244</text:p>
          </table:table-cell>
          <table:table-cell office:value-type="string" calcext:value-type="string">
            <text:p>SEPARATED</text:p>
          </table:table-cell>
          <table:table-cell office:value-type="float" office:value="4" calcext:value-type="float">
            <text:p>4</text:p>
          </table:table-cell>
          <table:table-cell office:value-type="string" calcext:value-type="string">
            <text:p>Separated</text:p>
          </table:table-cell>
        </table:table-row>
        <table:table-row table:style-name="ro1">
          <table:table-cell office:value-type="float" office:value="245" calcext:value-type="float">
            <text:p>245</text:p>
          </table:table-cell>
          <table:table-cell office:value-type="string" calcext:value-type="string">
            <text:p>NEV_MARRIED</text:p>
          </table:table-cell>
          <table:table-cell office:value-type="float" office:value="5" calcext:value-type="float">
            <text:p>5</text:p>
          </table:table-cell>
          <table:table-cell office:value-type="string" calcext:value-type="string">
            <text:p>Never marri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1" calcext:value-type="float">
            <text:p>1</text:p>
          </table:table-cell>
          <table:table-cell office:value-type="string" calcext:value-type="string">
            <text:p>Less than high school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2" calcext:value-type="float">
            <text:p>2</text:p>
          </table:table-cell>
          <table:table-cell office:value-type="string" calcext:value-type="string">
            <text:p>High school degree or equivalent (e.g., G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3" calcext:value-type="float">
            <text:p>3</text:p>
          </table:table-cell>
          <table:table-cell office:value-type="string" calcext:value-type="string">
            <text:p>Some college but no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4" calcext:value-type="float">
            <text:p>4</text:p>
          </table:table-cell>
          <table:table-cell office:value-type="string" calcext:value-type="string">
            <text:p>Associate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5" calcext:value-type="float">
            <text:p>5</text:p>
          </table:table-cell>
          <table:table-cell office:value-type="string" calcext:value-type="string">
            <text:p>Bachelor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6" calcext:value-type="float">
            <text:p>6</text:p>
          </table:table-cell>
          <table:table-cell office:value-type="string" calcext:value-type="string">
            <text:p>Graduate degre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1" calcext:value-type="float">
            <text:p>1</text:p>
          </table:table-cell>
          <table:table-cell office:value-type="string" calcext:value-type="string">
            <text:p>Employed, working 1-39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2" calcext:value-type="float">
            <text:p>2</text:p>
          </table:table-cell>
          <table:table-cell office:value-type="string" calcext:value-type="string">
            <text:p>Employed, working 40 or more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3" calcext:value-type="float">
            <text:p>3</text:p>
          </table:table-cell>
          <table:table-cell office:value-type="string" calcext:value-type="string">
            <text:p>On maternity leav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4" calcext:value-type="float">
            <text:p>4</text:p>
          </table:table-cell>
          <table:table-cell office:value-type="string" calcext:value-type="string">
            <text:p>Not employed,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5" calcext:value-type="float">
            <text:p>5</text:p>
          </table:table-cell>
          <table:table-cell office:value-type="string" calcext:value-type="string">
            <text:p>Not employed, NOT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6" calcext:value-type="float">
            <text:p>6</text:p>
          </table:table-cell>
          <table:table-cell office:value-type="string" calcext:value-type="string">
            <text:p>Homemaker</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7" calcext:value-type="float">
            <text:p>7</text:p>
          </table:table-cell>
          <table:table-cell office:value-type="string" calcext:value-type="string">
            <text:p>Self-employeed</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8" calcext:value-type="float">
            <text:p>8</text:p>
          </table:table-cell>
          <table:table-cell office:value-type="string" calcext:value-type="string">
            <text:p>Student</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9" calcext:value-type="float">
            <text:p>9</text:p>
          </table:table-cell>
          <table:table-cell office:value-type="string" calcext:value-type="string">
            <text:p>Disabled, not able to work</text:p>
          </table:table-cell>
        </table:table-row>
        <table:table-row table:style-name="ro1">
          <table:table-cell office:value-type="float" office:value="248" calcext:value-type="float">
            <text:p>248</text:p>
          </table:table-cell>
          <table:table-cell office:value-type="string" calcext:value-type="string">
            <text:p>INCOME_L10</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49" calcext:value-type="float">
            <text:p>249</text:p>
          </table:table-cell>
          <table:table-cell office:value-type="string" calcext:value-type="string">
            <text:p>INCOME_10_19</text:p>
          </table:table-cell>
          <table:table-cell office:value-type="float" office:value="2" calcext:value-type="float">
            <text:p>2</text:p>
          </table:table-cell>
          <table:table-cell office:value-type="string" calcext:value-type="string">
            <text:p>$10,000 to $19,999</text:p>
          </table:table-cell>
        </table:table-row>
        <table:table-row table:style-name="ro1">
          <table:table-cell office:value-type="float" office:value="250" calcext:value-type="float">
            <text:p>250</text:p>
          </table:table-cell>
          <table:table-cell office:value-type="string" calcext:value-type="string">
            <text:p>INCOME_20_29</text:p>
          </table:table-cell>
          <table:table-cell office:value-type="float" office:value="3" calcext:value-type="float">
            <text:p>3</text:p>
          </table:table-cell>
          <table:table-cell office:value-type="string" calcext:value-type="string">
            <text:p>$20,000 to $29,000</text:p>
          </table:table-cell>
        </table:table-row>
        <table:table-row table:style-name="ro1">
          <table:table-cell office:value-type="float" office:value="251" calcext:value-type="float">
            <text:p>251</text:p>
          </table:table-cell>
          <table:table-cell office:value-type="string" calcext:value-type="string">
            <text:p>INCOME_30_39</text:p>
          </table:table-cell>
          <table:table-cell office:value-type="float" office:value="4" calcext:value-type="float">
            <text:p>4</text:p>
          </table:table-cell>
          <table:table-cell office:value-type="string" calcext:value-type="string">
            <text:p>$30,000 to $39,000</text:p>
          </table:table-cell>
        </table:table-row>
        <table:table-row table:style-name="ro1">
          <table:table-cell office:value-type="float" office:value="252" calcext:value-type="float">
            <text:p>252</text:p>
          </table:table-cell>
          <table:table-cell office:value-type="string" calcext:value-type="string">
            <text:p>INCOME_40_49</text:p>
          </table:table-cell>
          <table:table-cell office:value-type="float" office:value="5" calcext:value-type="float">
            <text:p>5</text:p>
          </table:table-cell>
          <table:table-cell office:value-type="string" calcext:value-type="string">
            <text:p>$40,000 to $49,000</text:p>
          </table:table-cell>
        </table:table-row>
        <table:table-row table:style-name="ro1">
          <table:table-cell office:value-type="float" office:value="253" calcext:value-type="float">
            <text:p>253</text:p>
          </table:table-cell>
          <table:table-cell office:value-type="string" calcext:value-type="string">
            <text:p>INCOME_50_59</text:p>
          </table:table-cell>
          <table:table-cell office:value-type="float" office:value="6" calcext:value-type="float">
            <text:p>6</text:p>
          </table:table-cell>
          <table:table-cell office:value-type="string" calcext:value-type="string">
            <text:p>$50,000 to $59,000</text:p>
          </table:table-cell>
        </table:table-row>
        <table:table-row table:style-name="ro1">
          <table:table-cell office:value-type="float" office:value="254" calcext:value-type="float">
            <text:p>254</text:p>
          </table:table-cell>
          <table:table-cell office:value-type="string" calcext:value-type="string">
            <text:p>INCOME_60_69</text:p>
          </table:table-cell>
          <table:table-cell office:value-type="float" office:value="7" calcext:value-type="float">
            <text:p>7</text:p>
          </table:table-cell>
          <table:table-cell office:value-type="string" calcext:value-type="string">
            <text:p>$60,000 to $69,000</text:p>
          </table:table-cell>
        </table:table-row>
        <table:table-row table:style-name="ro1">
          <table:table-cell office:value-type="float" office:value="255" calcext:value-type="float">
            <text:p>255</text:p>
          </table:table-cell>
          <table:table-cell office:value-type="string" calcext:value-type="string">
            <text:p>INCOME_70_79</text:p>
          </table:table-cell>
          <table:table-cell office:value-type="float" office:value="8" calcext:value-type="float">
            <text:p>8</text:p>
          </table:table-cell>
          <table:table-cell office:value-type="string" calcext:value-type="string">
            <text:p>$70,000 to $79,000</text:p>
          </table:table-cell>
        </table:table-row>
        <table:table-row table:style-name="ro1">
          <table:table-cell office:value-type="float" office:value="256" calcext:value-type="float">
            <text:p>256</text:p>
          </table:table-cell>
          <table:table-cell office:value-type="string" calcext:value-type="string">
            <text:p>INCOME_80_89</text:p>
          </table:table-cell>
          <table:table-cell office:value-type="float" office:value="9" calcext:value-type="float">
            <text:p>9</text:p>
          </table:table-cell>
          <table:table-cell office:value-type="string" calcext:value-type="string">
            <text:p>$80,000 to $89,000</text:p>
          </table:table-cell>
        </table:table-row>
        <table:table-row table:style-name="ro1">
          <table:table-cell office:value-type="float" office:value="257" calcext:value-type="float">
            <text:p>257</text:p>
          </table:table-cell>
          <table:table-cell office:value-type="string" calcext:value-type="string">
            <text:p>INCOME_90_99</text:p>
          </table:table-cell>
          <table:table-cell office:value-type="float" office:value="10" calcext:value-type="float">
            <text:p>10</text:p>
          </table:table-cell>
          <table:table-cell office:value-type="string" calcext:value-type="string">
            <text:p>$90,000 to $99,000</text:p>
          </table:table-cell>
        </table:table-row>
        <table:table-row table:style-name="ro1">
          <table:table-cell office:value-type="float" office:value="258" calcext:value-type="float">
            <text:p>258</text:p>
          </table:table-cell>
          <table:table-cell office:value-type="string" calcext:value-type="string">
            <text:p>INCOME_100_149</text:p>
          </table:table-cell>
          <table:table-cell office:value-type="float" office:value="11" calcext:value-type="float">
            <text:p>11</text:p>
          </table:table-cell>
          <table:table-cell office:value-type="string" calcext:value-type="string">
            <text:p>$100,000 to $149,000</text:p>
          </table:table-cell>
        </table:table-row>
        <table:table-row table:style-name="ro1">
          <table:table-cell office:value-type="float" office:value="259" calcext:value-type="float">
            <text:p>259</text:p>
          </table:table-cell>
          <table:table-cell office:value-type="string" calcext:value-type="string">
            <text:p>INCOME_G150</text:p>
          </table:table-cell>
          <table:table-cell office:value-type="float" office:value="12" calcext:value-type="float">
            <text:p>12</text:p>
          </table:table-cell>
          <table:table-cell office:value-type="string" calcext:value-type="string">
            <text:p>$150,000 or more</text:p>
          </table:table-cell>
        </table:table-row>
        <table:table-row table:style-name="ro1">
          <table:table-cell office:value-type="float" office:value="260" calcext:value-type="float">
            <text:p>260</text:p>
          </table:table-cell>
          <table:table-cell office:value-type="string" calcext:value-type="string">
            <text:p>HISPANIC</text:p>
          </table:table-cell>
          <table:table-cell office:value-type="float" office:value="1" calcext:value-type="float">
            <text:p>1</text:p>
          </table:table-cell>
          <table:table-cell office:value-type="string" calcext:value-type="string">
            <text:p>Hispanic or Latino</text:p>
          </table:table-cell>
        </table:table-row>
        <table:table-row table:style-name="ro1">
          <table:table-cell office:value-type="float" office:value="261" calcext:value-type="float">
            <text:p>261</text:p>
          </table:table-cell>
          <table:table-cell office:value-type="string" calcext:value-type="string">
            <text:p>NHISPANIC</text:p>
          </table:table-cell>
          <table:table-cell office:value-type="float" office:value="2" calcext:value-type="float">
            <text:p>2</text:p>
          </table:table-cell>
          <table:table-cell office:value-type="string" calcext:value-type="string">
            <text:p>Not Hispanic or Latino</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1" calcext:value-type="float">
            <text:p>1</text:p>
          </table:table-cell>
          <table:table-cell office:value-type="string" calcext:value-type="string">
            <text:p>Whit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2" calcext:value-type="float">
            <text:p>2</text:p>
          </table:table-cell>
          <table:table-cell office:value-type="string" calcext:value-type="string">
            <text:p>Black or African-Americ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3" calcext:value-type="float">
            <text:p>3</text:p>
          </table:table-cell>
          <table:table-cell office:value-type="string" calcext:value-type="string">
            <text:p>American Indian or Alaskan Nativ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4" calcext:value-type="float">
            <text:p>4</text:p>
          </table:table-cell>
          <table:table-cell office:value-type="string" calcext:value-type="string">
            <text:p>Asi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5" calcext:value-type="float">
            <text:p>5</text:p>
          </table:table-cell>
          <table:table-cell office:value-type="string" calcext:value-type="string">
            <text:p>Native Hawaiian or other Pacific Islander</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6" calcext:value-type="float">
            <text:p>6</text:p>
          </table:table-cell>
          <table:table-cell office:value-type="string" calcext:value-type="string">
            <text:p>From multiple races</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6" calcext:value-type="float">
            <text:p>6</text:p>
          </table:table-cell>
          <table:table-cell office:value-type="string" calcext:value-type="string">
            <text:p>UK</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90" calcext:value-type="float">
            <text:p>90</text:p>
          </table:table-cell>
          <table:table-cell office:value-type="string" calcext:value-type="string">
            <text:p>OTHER</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2" calcext:value-type="float">
            <text:p>2</text:p>
          </table:table-cell>
          <table:table-cell office:value-type="string" calcext:value-type="string">
            <text:p>$10,000 - $1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3" calcext:value-type="float">
            <text:p>3</text:p>
          </table:table-cell>
          <table:table-cell office:value-type="string" calcext:value-type="string">
            <text:p>$20,000 - $2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4" calcext:value-type="float">
            <text:p>4</text:p>
          </table:table-cell>
          <table:table-cell office:value-type="string" calcext:value-type="string">
            <text:p>$30,000 - $3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5" calcext:value-type="float">
            <text:p>5</text:p>
          </table:table-cell>
          <table:table-cell office:value-type="string" calcext:value-type="string">
            <text:p>$40,000 - $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6" calcext:value-type="float">
            <text:p>6</text:p>
          </table:table-cell>
          <table:table-cell office:value-type="string" calcext:value-type="string">
            <text:p>$50,000 - $5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7" calcext:value-type="float">
            <text:p>7</text:p>
          </table:table-cell>
          <table:table-cell office:value-type="string" calcext:value-type="string">
            <text:p>$60,000 - $6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8" calcext:value-type="float">
            <text:p>8</text:p>
          </table:table-cell>
          <table:table-cell office:value-type="string" calcext:value-type="string">
            <text:p>$70,000 - $7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9" calcext:value-type="float">
            <text:p>9</text:p>
          </table:table-cell>
          <table:table-cell office:value-type="string" calcext:value-type="string">
            <text:p>$80,000 - $8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0" calcext:value-type="float">
            <text:p>10</text:p>
          </table:table-cell>
          <table:table-cell office:value-type="string" calcext:value-type="string">
            <text:p>$90,000 - $9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1" calcext:value-type="float">
            <text:p>11</text:p>
          </table:table-cell>
          <table:table-cell office:value-type="string" calcext:value-type="string">
            <text:p>$100,000 - $1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2" calcext:value-type="float">
            <text:p>12</text:p>
          </table:table-cell>
          <table:table-cell office:value-type="string" calcext:value-type="string">
            <text:p>$150,000 or More</text:p>
          </table:table-cell>
        </table:table-row>
      </table:table>
      <table:named-expressions/>
      <table:database-ranges>
        <table:database-range table:name="__Anonymous_Sheet_DB__1" table:target-range-address="Codes.A1:Codes.D79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0:13:10.9165888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4T19:10:54.835091051</meta:creation-date>
    <meta:generator>LibreOffice/5.1.4.2$Linux_X86_64 LibreOffice_project/10m0$Build-2</meta:generator>
    <dc:date>2016-08-12T10:13:32.633914214</dc:date>
    <meta:editing-duration>PT8H41M14S</meta:editing-duration>
    <meta:editing-cycles>85</meta:editing-cycles>
    <meta:document-statistic meta:table-count="2" meta:cell-count="5451" meta:object-count="0"/>
  </office:meta>
</office:document-meta>
</file>